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2.svm" manifest:media-type=""/>
  <manifest:file-entry manifest:full-path="Pictures/TablePreview14.svm" manifest:media-type=""/>
  <manifest:file-entry manifest:full-path="Pictures/TablePreview15.svm" manifest:media-type=""/>
  <manifest:file-entry manifest:full-path="Pictures/TablePreview4.svm" manifest:media-type=""/>
  <manifest:file-entry manifest:full-path="Pictures/TablePreview1.svm" manifest:media-type=""/>
  <manifest:file-entry manifest:full-path="Pictures/TablePreview13.svm" manifest:media-type=""/>
  <manifest:file-entry manifest:full-path="Pictures/10000201000001DF00000061A23D5C24181C3CD4.png" manifest:media-type="image/png"/>
  <manifest:file-entry manifest:full-path="Pictures/1000020100000B4B000001761462AD15913A1EFF.png" manifest:media-type="image/png"/>
  <manifest:file-entry manifest:full-path="Pictures/TablePreview12.svm" manifest:media-type=""/>
  <manifest:file-entry manifest:full-path="Pictures/1000000000000421000000171794356524E6E3BA.jpg" manifest:media-type="image/jpeg"/>
  <manifest:file-entry manifest:full-path="Pictures/10000201000001DF000000615522353329F35FB3.png" manifest:media-type="image/png"/>
  <manifest:file-entry manifest:full-path="Pictures/TablePreview10.svm" manifest:media-type=""/>
  <manifest:file-entry manifest:full-path="Pictures/TablePreview6.svm" manifest:media-type=""/>
  <manifest:file-entry manifest:full-path="Pictures/100000000000042100000017EDAD4446ECEE16A0.jpg" manifest:media-type="image/jpeg"/>
  <manifest:file-entry manifest:full-path="Pictures/TablePreview3.svm" manifest:media-type=""/>
  <manifest:file-entry manifest:full-path="Pictures/100000000000002000000020B2FF2A327EABC87D.png" manifest:media-type="image/png"/>
  <manifest:file-entry manifest:full-path="Pictures/10000201000001DF000000613A65A5C7979504C4.png" manifest:media-type="image/png"/>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Symbol3" svg:font-family="Symbol"/>
    <style:font-face style:name="Times2" svg:font-family="Times, 'Times New Roman'"/>
    <style:font-face style:name="Wingdings3" svg:font-family="Wingdings"/>
    <style:font-face style:name="Wingdings 22" svg:font-family="'Wingdings 2'"/>
    <style:font-face style:name="Wingdings 32" svg:font-family="'Wingdings 3'"/>
    <style:font-face style:name="Liberation Serif1" svg:font-family="'Liberation Serif', 'Times New Roman'" style:font-family-generic="roman"/>
    <style:font-face style:name="Times New Roman1" svg:font-family="'Times New Roman'" style:font-family-generic="roman"/>
    <style:font-face style:name="Arial2" svg:font-family="Arial" style:font-family-generic="swiss"/>
    <style:font-face style:name="Arial Unicode MS2" svg:font-family="'Arial Unicode MS'" style:font-family-generic="swiss"/>
    <style:font-face style:name="Lucida Sans2" svg:font-family="'Lucida Sans'" style:font-family-generic="swiss"/>
    <style:font-face style:name="Tahoma2" svg:font-family="Tahoma" style:font-family-generic="swiss"/>
    <style:font-face style:name="Trebuchet MS2" svg:font-family="'Trebuchet MS'" style:font-family-generic="swiss"/>
    <style:font-face style:name="Verdana2" svg:font-family="Verdana" style:font-family-generic="swiss"/>
    <style:font-face style:name="Bitstream Vera Sans Mono2" svg:font-family="'Bitstream Vera Sans Mono'" style:font-family-generic="modern" style:font-pitch="fixed"/>
    <style:font-face style:name="Courier New2" svg:font-family="'Courier New'"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StarSymbol1" svg:font-family="StarSymbol, 'Arial Unicode MS'" style:font-pitch="variable"/>
    <style:font-face style:name="Symbol2" svg:font-family="Symbol" style:font-pitch="variable"/>
    <style:font-face style:name="Times1" svg:font-family="Times, 'Times New Roman'" style:font-pitch="variable"/>
    <style:font-face style:name="Wingdings1" svg:font-family="Wingdings" style:font-pitch="variable"/>
    <style:font-face style:name="Wingdings 21" svg:font-family="'Wingdings 2'" style:font-pitch="variable"/>
    <style:font-face style:name="Wingdings 31" svg:font-family="'Wingdings 3'" style:font-pitch="variable"/>
    <style:font-face style:name="Arial3" svg:font-family="Arial" style:font-family-generic="modern" style:font-pitch="variable"/>
    <style:font-face style:name="Bitstream Vera Sans Mono1" svg:font-family="'Bitstream Vera Sans Mono'" style:font-family-generic="modern" style:font-pitch="variable"/>
    <style:font-face style:name="Courier New1" svg:font-family="'Courier New'" style:font-family-generic="modern" style:font-pitch="variable"/>
    <style:font-face style:name="DejaVu Sans2" svg:font-family="'DejaVu Sans'" style:font-family-generic="modern" style:font-pitch="variable"/>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Proxima Nova Rg" svg:font-family="'Proxima Nova Rg'"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Bitstream Vera Sans Mono" svg:font-family="'Bitstream Vera Sans Mono'"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roman" style:font-pitch="variable"/>
    <style:font-face style:name="Proxima Nova Rg1" svg:font-family="'Proxima Nova Rg'"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Verdana5" svg:font-family="Verdana" style:font-adornments="Negreta" style:font-family-generic="roman" style:font-pitch="variable"/>
    <style:font-face style:name="Verdana3" svg:font-family="Verdana" style:font-adornments="Normal"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Wingdings 3" svg:font-family="'Wingdings 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ucida Sans1" svg:font-family="'Lucida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Verdana6" svg:font-family="Verdana" style:font-adornments="Negreta" style:font-family-generic="swiss" style:font-pitch="variable"/>
    <style:font-face style:name="Verdana4" svg:font-family="Verdana" style:font-adornments="Normal" style:font-family-generic="swiss" style:font-pitch="variable"/>
    <style:font-face style:name="Arial Unicode MS3" svg:font-family="'Arial Unicode MS'" style:font-family-generic="system" style:font-pitch="variable"/>
    <style:font-face style:name="Courier New3" svg:font-family="'Courier New'"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Arial"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3" svg:font-family="StarSymbol, 'Arial Unicode MS'" style:font-family-generic="system" style:font-pitch="variable"/>
    <style:font-face style:name="Symbol4" svg:font-family="Symbol" style:font-family-generic="system" style:font-pitch="variable"/>
    <style:font-face style:name="Tahoma3" svg:font-family="Tahoma" style:font-family-generic="system" style:font-pitch="variable"/>
    <style:font-face style:name="Verdana7" svg:font-family="Verdana" style:font-family-generic="system" style:font-pitch="variable"/>
    <style:font-face style:name="Wingdings4" svg:font-family="Wingdings"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6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425cm"/>
    </style:style>
    <style:style style:name="gr4" style:family="graphic" style:parent-style-name="standard">
      <style:graphic-properties draw:stroke="none" svg:stroke-color="#000000" draw:fill="none" draw:fill-color="#ffffff" draw:auto-grow-height="true" draw:auto-grow-width="false" fo:max-height="0cm" fo:min-height="4.849cm"/>
    </style:style>
    <style:style style:name="gr5" style:family="graphic" style:parent-style-name="standard">
      <style:graphic-properties draw:stroke="none" svg:stroke-color="#000000" draw:fill="none" draw:fill-color="#ffffff" draw:auto-grow-height="true" draw:auto-grow-width="false" fo:max-height="0cm" fo:min-height="1.819cm"/>
    </style:style>
    <style:style style:name="gr6" style:family="graphic" style:parent-style-name="standard">
      <style:graphic-properties draw:stroke="none" svg:stroke-color="#000000" draw:fill="none" draw:fill-color="#ffffff" draw:auto-grow-height="true" draw:auto-grow-width="false" fo:max-height="0cm" fo:min-height="1.024cm"/>
    </style:style>
    <style:style style:name="gr7" style:family="graphic" style:parent-style-name="standard">
      <style:graphic-properties svg:stroke-color="#c61e42" draw:fill-color="#c61e42" draw:textarea-horizontal-align="justify" draw:textarea-vertical-align="middle" draw:auto-grow-height="false" fo:min-height="0.834cm" fo:min-width="9.734cm" draw:shadow="hidden"/>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0.624cm"/>
    </style:style>
    <style:style style:name="gr10" style:family="graphic" style:parent-style-name="standard">
      <style:graphic-properties draw:stroke="none" svg:stroke-color="#000000" draw:fill="none" draw:fill-color="#ffffff" draw:auto-grow-height="true" draw:auto-grow-width="false" fo:max-height="0cm" fo:min-height="3.637cm"/>
    </style:style>
    <style:style style:name="gr11" style:family="graphic" style:parent-style-name="standard">
      <style:graphic-properties draw:stroke="none" svg:stroke-color="#000000" draw:fill="none" draw:fill-color="#ffffff" draw:auto-grow-height="true" draw:auto-grow-width="false" fo:max-height="0cm" fo:min-height="1.213cm"/>
    </style:style>
    <style:style style:name="gr12" style:family="graphic" style:parent-style-name="standard">
      <style:graphic-properties draw:stroke="none" svg:stroke-color="#000000" draw:fill="none" draw:fill-color="#ffffff" draw:textarea-horizontal-align="left" draw:auto-grow-height="true" draw:auto-grow-width="true" fo:min-height="2.601cm" fo:min-width="7.905cm"/>
    </style:style>
    <style:style style:name="gr13" style:family="graphic" style:parent-style-name="standard">
      <style:graphic-properties draw:stroke="none" svg:stroke-color="#000000" draw:fill="none" draw:fill-color="#ffffff" draw:textarea-horizontal-align="left" draw:auto-grow-height="true" draw:auto-grow-width="true" fo:min-height="2.641cm" fo:min-width="7.778cm"/>
    </style:style>
    <style:style style:name="pr1" style:family="presentation" style:parent-style-name="Linagora_5f_fr_5f_Presentation-officielle-2014_5f_5_5f_Paris-title">
      <style:graphic-properties fo:min-height="3.65cm"/>
    </style:style>
    <style:style style:name="pr2" style:family="presentation" style:parent-style-name="Linagora_5f_fr_5f_Presentation-officielle-2014_5f_5_5f_Paris1-title">
      <style:graphic-properties fo:min-height="2cm"/>
    </style:style>
    <style:style style:name="pr3" style:family="presentation" style:parent-style-name="Linagora_5f_fr_5f_Presentation-officielle-2014_5f_5_5f_Paris1-outline1">
      <style:graphic-properties fo:min-height="15.75cm"/>
    </style:style>
    <style:style style:name="pr4" style:family="presentation" style:parent-style-name="Linagora_5f_fr_5f_Presentation-officielle-2014_5f_5_5f_Paris1-notes">
      <style:graphic-properties draw:fill-color="#ffffff" draw:auto-grow-height="true" fo:min-height="13.364cm"/>
    </style:style>
    <style:style style:name="pr5" style:family="presentation" style:parent-style-name="Linagora_5f_fr_5f_Presentation-officielle-2014_5f_5_5f_Paris1-notes">
      <style:graphic-properties draw:fill-color="#ffffff" fo:min-height="13.364cm"/>
    </style:style>
    <style:style style:name="pr6" style:family="presentation" style:parent-style-name="Linagora_5f_fr_5f_Presentation-officielle-2014_5f_5_5f_Paris2-title">
      <style:graphic-properties draw:auto-grow-height="true" fo:min-height="3.8cm"/>
    </style:style>
    <style:style style:name="pr7" style:family="presentation" style:parent-style-name="Linagora_5f_fr_5f_Presentation-officielle-2014_5f_5_5f_Paris2-outline1">
      <style:graphic-properties fo:min-height="15.75cm"/>
    </style:style>
    <style:style style:name="pr8" style:family="presentation" style:parent-style-name="Linagora_5f_fr_5f_Presentation-officielle-2014_5f_5_5f_Paris2-notes">
      <style:graphic-properties draw:fill-color="#ffffff" draw:auto-grow-height="true" fo:min-height="13.364cm"/>
    </style:style>
    <style:style style:name="pr9" style:family="presentation" style:parent-style-name="Linagora_5f_fr_5f_Presentation-officielle-2014_5f_5_5f_Paris3-title">
      <style:graphic-properties draw:auto-grow-height="true" fo:min-height="9cm"/>
    </style:style>
    <style:style style:name="co1" style:family="table-column">
      <style:table-column-properties style:column-width="2.006cm" style:use-optimal-column-width="false"/>
    </style:style>
    <style:style style:name="co2" style:family="table-column">
      <style:table-column-properties style:column-width="21.372cm" style:use-optimal-column-width="false"/>
    </style:style>
    <style:style style:name="co3" style:family="table-column">
      <style:table-column-properties style:column-width="3.205cm" style:use-optimal-column-width="false"/>
    </style:style>
    <style:style style:name="co4" style:family="table-column">
      <style:table-column-properties style:column-width="20.173cm" style:use-optimal-column-width="false"/>
    </style:style>
    <style:style style:name="co5" style:family="table-column">
      <style:table-column-properties style:column-width="2.616cm" style:use-optimal-column-width="false"/>
    </style:style>
    <style:style style:name="co6" style:family="table-column">
      <style:table-column-properties style:column-width="21.142cm" style:use-optimal-column-width="false"/>
    </style:style>
    <style:style style:name="co7" style:family="table-column">
      <style:table-column-properties style:column-width="2.273cm" style:use-optimal-column-width="false"/>
    </style:style>
    <style:style style:name="co8" style:family="table-column">
      <style:table-column-properties style:column-width="2.039cm" style:use-optimal-column-width="false"/>
    </style:style>
    <style:style style:name="co9" style:family="table-column">
      <style:table-column-properties style:column-width="1.408cm" style:use-optimal-column-width="false"/>
    </style:style>
    <style:style style:name="co10" style:family="table-column">
      <style:table-column-properties style:column-width="0.97cm" style:use-optimal-column-width="false"/>
    </style:style>
    <style:style style:name="co11" style:family="table-column">
      <style:table-column-properties style:column-width="2.671cm" style:use-optimal-column-width="false"/>
    </style:style>
    <style:style style:name="co12" style:family="table-column">
      <style:table-column-properties style:column-width="5.68cm" style:use-optimal-column-width="false"/>
    </style:style>
    <style:style style:name="co13" style:family="table-column">
      <style:table-column-properties style:column-width="8.336cm" style:use-optimal-column-width="false"/>
    </style:style>
    <style:style style:name="co14" style:family="table-column">
      <style:table-column-properties style:column-width="23.368cm" style:use-optimal-column-width="false"/>
    </style:style>
    <style:style style:name="co15" style:family="table-column">
      <style:table-column-properties style:column-width="14.479cm" style:use-optimal-column-width="false"/>
    </style:style>
    <style:style style:name="co16" style:family="table-column">
      <style:table-column-properties style:column-width="9.263cm" style:use-optimal-column-width="false"/>
    </style:style>
    <style:style style:name="co17" style:family="table-column">
      <style:table-column-properties style:column-width="2.421cm" style:use-optimal-column-width="false"/>
    </style:style>
    <style:style style:name="co18" style:family="table-column">
      <style:table-column-properties style:column-width="11.684cm" style:use-optimal-column-width="false"/>
    </style:style>
    <style:style style:name="co19" style:family="table-column">
      <style:table-column-properties style:column-width="23.403cm" style:use-optimal-column-width="false"/>
    </style:style>
    <style:style style:name="co20" style:family="table-column">
      <style:table-column-properties style:column-width="5.98cm" style:use-optimal-column-width="false"/>
    </style:style>
    <style:style style:name="co21" style:family="table-column">
      <style:table-column-properties style:column-width="16.659cm" style:use-optimal-column-width="false"/>
    </style:style>
    <style:style style:name="co22" style:family="table-column">
      <style:table-column-properties style:column-width="1.112cm" style:use-optimal-column-width="false"/>
    </style:style>
    <style:style style:name="co23" style:family="table-column">
      <style:table-column-properties style:column-width="14.989cm" style:use-optimal-column-width="false"/>
    </style:style>
    <style:style style:name="co24" style:family="table-column">
      <style:table-column-properties style:column-width="24.362cm" style:use-optimal-column-width="false"/>
    </style:style>
    <style:style style:name="co25" style:family="table-column">
      <style:table-column-properties style:column-width="1.612cm" style:use-optimal-column-width="false"/>
    </style:style>
    <style:style style:name="co26" style:family="table-column">
      <style:table-column-properties style:column-width="18.126cm" style:use-optimal-column-width="false"/>
    </style:style>
    <style:style style:name="co27" style:family="table-column">
      <style:table-column-properties style:column-width="7.049cm" style:use-optimal-column-width="false"/>
    </style:style>
    <style:style style:name="co28" style:family="table-column">
      <style:table-column-properties style:column-width="7.05cm" style:use-optimal-column-width="false"/>
    </style:style>
    <style:style style:name="co29" style:family="table-column">
      <style:table-column-properties style:column-width="3.271cm" style:use-optimal-column-width="false"/>
    </style:style>
    <style:style style:name="co30" style:family="table-column">
      <style:table-column-properties style:column-width="9.705cm" style:use-optimal-column-width="false"/>
    </style:style>
    <style:style style:name="co31" style:family="table-column">
      <style:table-column-properties style:column-width="6.199cm" style:use-optimal-column-width="false"/>
    </style:style>
    <style:style style:name="co32" style:family="table-column">
      <style:table-column-properties style:column-width="9.848cm" style:use-optimal-column-width="false"/>
    </style:style>
    <style:style style:name="co33" style:family="table-column">
      <style:table-column-properties style:column-width="3.814cm" style:use-optimal-column-width="false"/>
    </style:style>
    <style:style style:name="co34" style:family="table-column">
      <style:table-column-properties style:column-width="5.05cm" style:use-optimal-column-width="false"/>
    </style:style>
    <style:style style:name="ro1" style:family="table-row">
      <style:table-row-properties style:row-height="3.501cm"/>
    </style:style>
    <style:style style:name="ro2" style:family="table-row">
      <style:table-row-properties style:row-height="3.704cm"/>
    </style:style>
    <style:style style:name="ro3" style:family="table-row">
      <style:table-row-properties style:row-height="3.164cm"/>
    </style:style>
    <style:style style:name="ro4" style:family="table-row">
      <style:table-row-properties style:row-height="3.625cm"/>
    </style:style>
    <style:style style:name="ro5" style:family="table-row">
      <style:table-row-properties style:row-height="4.648cm"/>
    </style:style>
    <style:style style:name="ro6" style:family="table-row">
      <style:table-row-properties style:row-height="4.103cm"/>
    </style:style>
    <style:style style:name="ro7" style:family="table-row">
      <style:table-row-properties style:row-height="0cm"/>
    </style:style>
    <style:style style:name="ro8" style:family="table-row">
      <style:table-row-properties style:row-height="5.115cm"/>
    </style:style>
    <style:style style:name="ro9" style:family="table-row">
      <style:table-row-properties style:row-height="5.081cm"/>
    </style:style>
    <style:style style:name="ro10" style:family="table-row">
      <style:table-row-properties style:row-height="3.176cm"/>
    </style:style>
    <style:style style:name="ro11" style:family="table-row">
      <style:table-row-properties style:row-height="0.831cm"/>
    </style:style>
    <style:style style:name="ro12" style:family="table-row">
      <style:table-row-properties style:row-height="0.6cm"/>
    </style:style>
    <style:style style:name="ro13" style:family="table-row">
      <style:table-row-properties style:row-height="10.39cm"/>
    </style:style>
    <style:style style:name="ro14" style:family="table-row">
      <style:table-row-properties style:row-height="0.746cm"/>
    </style:style>
    <style:style style:name="ro15" style:family="table-row">
      <style:table-row-properties style:row-height="0.753cm"/>
    </style:style>
    <style:style style:name="ro16" style:family="table-row">
      <style:table-row-properties style:row-height="0.754cm"/>
    </style:style>
    <style:style style:name="ce1" style:family="table-cell">
      <loext:graphic-properties draw:fill="none" style:repeat="repeat"/>
      <style:paragraph-properties fo:border="none"/>
      <style:text-properties style:font-name="FreeMono1" fo:font-size="14pt" fo:letter-spacing="-0.053cm" style:font-size-asian="14pt" style:font-size-complex="14pt"/>
    </style:style>
    <style:style style:name="ce2" style:family="table-cell">
      <loext:graphic-properties draw:fill="none" style:repeat="repeat"/>
      <style:paragraph-properties fo:border="none"/>
      <style:text-properties style:font-name="FreeMono1" fo:font-size="15pt" fo:letter-spacing="-0.053cm" fo:font-weight="normal" style:font-size-asian="15pt" style:font-weight-asian="normal" style:font-size-complex="15pt" style:font-weight-complex="normal"/>
    </style:style>
    <style:style style:name="ce3" style:family="table-cell">
      <loext:graphic-properties draw:fill="none" style:repeat="repeat"/>
      <style:paragraph-properties fo:border="none"/>
      <style:text-properties style:font-name="FreeMono1" fo:font-size="14pt" fo:letter-spacing="-0.053cm" fo:font-weight="normal" style:font-size-asian="14pt" style:font-weight-asian="normal" style:font-size-complex="14pt" style:font-weight-complex="normal"/>
    </style:style>
    <style:style style:name="ce4" style:family="table-cell">
      <loext:graphic-properties draw:fill="none" style:repeat="repeat"/>
      <style:paragraph-properties fo:border="none"/>
      <style:text-properties style:font-name="FreeMono1" fo:font-size="15pt" fo:letter-spacing="-0.053cm" style:font-size-asian="15pt" style:font-size-complex="15pt"/>
    </style:style>
    <style:style style:name="ce5" style:family="table-cell">
      <loext:graphic-properties draw:fill="none" draw:fill-color="#cccccc" style:repeat="repeat"/>
      <style:paragraph-properties fo:border="none"/>
      <style:text-properties style:font-name="FreeMono1" fo:font-size="15pt" fo:letter-spacing="-0.053cm" fo:font-weight="normal" style:font-size-asian="15pt" style:font-weight-asian="normal" style:font-size-complex="15pt" style:font-weight-complex="normal"/>
    </style:style>
    <style:style style:name="ce6" style:family="table-cell">
      <loext:graphic-properties style:repeat="repeat"/>
    </style:style>
    <style:style style:name="ce7" style:family="table-cell">
      <loext:graphic-properties draw:fill="none" style:repeat="repeat"/>
      <style:paragraph-properties fo:border="none"/>
      <style:text-properties style:font-name="FreeMono1" fo:font-size="15pt" style:font-size-asian="15pt" style:font-size-complex="15pt"/>
    </style:style>
    <style:style style:name="ce8" style:family="table-cell">
      <loext:graphic-properties draw:fill="none" draw:fill-color="#cccccc" style:repeat="repeat"/>
      <style:paragraph-properties fo:border-left="none" fo:border-right="none" fo:border-top="0.99pt solid #000000" fo:border-bottom="0.99pt solid #000000"/>
      <style:text-properties style:font-name="FreeMono1" fo:font-size="18pt" fo:letter-spacing="-0.053cm" fo:font-weight="normal" style:font-size-asian="18pt" style:font-weight-asian="normal" style:font-size-complex="18pt" style:font-weight-complex="normal"/>
    </style:style>
    <style:style style:name="ce9" style:family="table-cell">
      <loext:graphic-properties draw:fill="none" style:repeat="repeat"/>
      <style:paragraph-properties fo:border-left="none" fo:border-right="none" fo:border-top="0.99pt solid #000000" fo:border-bottom="0.99pt solid #000000"/>
      <style:text-properties style:font-name="FreeMono1" fo:font-size="18pt" fo:letter-spacing="-0.053cm" style:font-size-asian="18pt" style:font-size-complex="18pt"/>
    </style:style>
    <style:style style:name="ce10" style:family="table-cell">
      <loext:graphic-properties draw:fill="none" style:repeat="repeat" draw:textarea-vertical-align="middle"/>
      <style:paragraph-properties fo:text-align="center" fo:border="0.03pt solid #000000"/>
      <style:text-properties style:font-name="DejaVu Sans1" fo:font-size="20pt" style:font-size-asian="20pt" style:font-size-complex="20pt"/>
    </style:style>
    <style:style style:name="ce11" style:family="table-cell">
      <loext:graphic-properties draw:fill="none" style:repeat="repeat" draw:textarea-vertical-align="middle"/>
      <style:paragraph-properties fo:border="0.03pt solid #000000"/>
      <style:text-properties style:font-name="DejaVu Sans1" fo:font-size="20pt" style:font-size-asian="20pt" style:font-size-complex="20pt"/>
    </style:style>
    <style:style style:name="ce12" style:family="table-cell">
      <loext:graphic-properties draw:fill="none" style:repeat="repeat"/>
      <style:paragraph-properties fo:border="0.03pt solid #ffffff"/>
      <style:text-properties style:font-name="FreeMono1" fo:letter-spacing="-0.053cm" fo:font-weight="bold" style:font-weight-asian="bold" style:font-weight-complex="bold"/>
    </style:style>
    <style:style style:name="ce13" style:family="table-cell">
      <loext:graphic-properties draw:fill="none" style:repeat="repeat" draw:textarea-vertical-align="middle"/>
      <style:paragraph-properties fo:text-align="center" fo:border="0.03pt solid #000000"/>
      <style:text-properties style:font-name="DejaVu Sans1" fo:font-size="18pt" style:font-size-asian="18pt" style:font-size-complex="18pt"/>
    </style:style>
    <style:style style:name="ce14" style:family="table-cell">
      <loext:graphic-properties draw:fill="none" style:repeat="repeat" draw:textarea-vertical-align="middle"/>
      <style:paragraph-properties fo:border="0.03pt solid #000000"/>
      <style:text-properties style:font-name="DejaVu Sans1" fo:font-size="18pt" style:font-size-asian="18pt" style:font-size-complex="18pt"/>
    </style:style>
    <style:style style:name="ce15" style:family="table-cell">
      <loext:graphic-properties draw:fill="none" style:repeat="repeat" draw:textarea-vertical-align="middle"/>
      <style:paragraph-properties fo:text-align="end" fo:border="none"/>
      <style:text-properties style:font-name="FreeMono1" fo:font-weight="bold" style:font-weight-asian="bold" style:font-weight-complex="bold"/>
    </style:style>
    <style:style style:name="ce16" style:family="table-cell">
      <loext:graphic-properties draw:fill="none" style:repeat="repeat" draw:textarea-vertical-align="middle"/>
      <style:paragraph-properties fo:border="none"/>
    </style:style>
    <style:style style:name="ce17" style:family="table-cell">
      <loext:graphic-properties draw:fill="none" style:repeat="repeat" draw:textarea-vertical-align="middle"/>
      <style:paragraph-properties fo:text-align="end" fo:border="none"/>
      <style:text-properties style:font-name="FreeMono1" fo:font-style="italic" fo:font-weight="bold" style:font-style-asian="italic" style:font-weight-asian="bold" style:font-style-complex="italic" style:font-weight-complex="bold"/>
    </style:style>
    <style:style style:name="ce18" style:family="table-cell">
      <loext:graphic-properties draw:fill="none" style:repeat="repeat"/>
      <style:paragraph-properties fo:border="0.03pt solid #000000"/>
      <style:text-properties style:font-name="DejaVu Sans1"/>
    </style:style>
    <style:style style:name="ce19" style:family="table-cell">
      <loext:graphic-properties draw:fill="none" style:repeat="repeat"/>
      <style:paragraph-properties fo:border="0.03pt solid #000000"/>
      <style:text-properties style:font-name="DejaVu Sans1" fo:font-size="18pt" style:font-size-asian="18pt" style:font-size-complex="18pt"/>
    </style:style>
    <style:style style:name="ce20" style:family="table-cell">
      <loext:graphic-properties draw:fill="none" style:repeat="repeat"/>
      <style:paragraph-properties fo:border="0.03pt solid #000000"/>
      <style:text-properties style:font-name="FreeMono1" fo:font-weight="bold" style:font-weight-asian="bold" style:font-weight-complex="bold"/>
    </style:style>
    <style:style style:name="P1" style:family="paragraph">
      <style:text-properties style:use-window-font-color="true" style:font-name="DejaVu Sans1" fo:font-size="36pt" fo:text-shadow="none" fo:font-weight="bold" style:font-size-asian="32pt" style:font-weight-asian="bold" style:font-size-complex="32pt" style:font-weight-complex="bold"/>
    </style:style>
    <style:style style:name="P2" style:family="paragraph">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center"/>
      <style:text-properties fo:color="#272727" style:font-name="DejaVu Sans1" fo:font-size="26pt" fo:text-shadow="none" fo:font-weight="bold" style:font-size-asian="26pt" style:font-weight-asian="bold" style:font-size-complex="26pt" style:font-weight-complex="bold"/>
    </style:style>
    <style:style style:name="P5" style:family="paragraph">
      <loext:graphic-properties draw:fill-color="#ffffff"/>
    </style:style>
    <style:style style:name="P6" style:family="paragraph">
      <style:text-properties fo:font-weight="bold" style:font-weight-asian="bold" style:font-weight-complex="bold"/>
    </style:style>
    <style:style style:name="P7" style:family="paragraph">
      <loext:graphic-properties draw:fill="none" draw:fill-color="#ffffff"/>
      <style:text-properties fo:color="#666666" style:font-name="Liberation Mono1" fo:font-size="15pt" style:font-size-asian="15pt" style:font-size-complex="15pt"/>
    </style:style>
    <style:style style:name="P8" style:family="paragraph">
      <loext:graphic-properties draw:fill-color="#ffffff"/>
      <style:text-properties fo:font-size="28.1000003814697pt"/>
    </style:style>
    <style:style style:name="P9" style:family="paragraph">
      <style:text-properties fo:letter-spacing="-0.053cm"/>
    </style:style>
    <style:style style:name="P10" style:family="paragraph">
      <style:paragraph-properties fo:margin-left="1.245cm" fo:margin-right="0cm" fo:text-indent="0cm"/>
    </style:style>
    <style:style style:name="P11" style:family="paragraph">
      <loext:graphic-properties draw:fill-color="#c61e42"/>
      <style:paragraph-properties fo:text-align="center"/>
      <style:text-properties fo:color="#ffffff" fo:font-size="24pt" fo:font-weight="bold" style:font-size-asian="24pt" style:font-weight-asian="bold" style:font-size-complex="24pt" style:font-weight-complex="bold"/>
    </style:style>
    <style:style style:name="P12" style:family="paragraph">
      <style:paragraph-properties fo:margin-left="2.491cm" fo:margin-right="0cm" fo:text-indent="0cm"/>
    </style:style>
    <style:style style:name="P13" style:family="paragraph">
      <style:text-properties style:font-name="DejaVu Sans1" fo:font-weight="bold" style:font-weight-asian="bold" style:font-weight-complex="bold"/>
    </style:style>
    <style:style style:name="P14" style:family="paragraph">
      <style:paragraph-properties fo:margin-left="0cm" fo:margin-right="0cm" fo:text-indent="0cm"/>
    </style:style>
    <style:style style:name="P15" style:family="paragraph">
      <style:text-properties fo:text-shadow="none" fo:font-weight="bold" style:font-weight-asian="bold" style:font-weight-complex="bold"/>
    </style:style>
    <style:style style:name="P16" style:family="paragraph">
      <style:paragraph-properties fo:margin-left="4.981cm" fo:margin-right="0cm" fo:text-indent="0cm"/>
    </style:style>
    <style:style style:name="P17" style:family="paragraph">
      <style:text-properties style:use-window-font-color="true" style:font-name="DejaVu Sans1" fo:font-size="32pt" fo:font-style="normal" fo:font-weight="bold" style:font-size-asian="32pt" style:font-style-asian="normal" style:font-weight-asian="bold" style:font-size-complex="32pt" style:font-style-complex="normal" style:font-weight-complex="bold" style:font-relief="embossed"/>
    </style:style>
    <style:style style:name="P18" style:family="paragraph">
      <style:paragraph-properties fo:margin-top="0cm" fo:margin-bottom="0.2cm"/>
    </style:style>
    <style:style style:name="P19" style:family="paragraph">
      <loext:graphic-properties draw:fill="none" draw:fill-color="#ffffff"/>
      <style:paragraph-properties fo:margin-top="0cm" fo:margin-bottom="0.2cm"/>
      <style:text-properties style:font-name="DejaVu Sans1" fo:font-size="14pt" style:font-size-asian="14pt" style:font-size-complex="14pt"/>
    </style:style>
    <style:style style:name="P20" style:family="paragraph">
      <loext:graphic-properties draw:fill="none" draw:fill-color="#ffffff"/>
      <style:text-properties style:font-name="DejaVu Sans1" fo:font-size="18pt"/>
    </style:style>
    <style:style style:name="T1" style:family="text">
      <style:text-properties style:use-window-font-color="true" style:font-name="DejaVu Sans1" fo:font-size="36pt" fo:text-shadow="none" fo:font-weight="bold" style:font-size-asian="32pt" style:font-weight-asian="bold" style:font-size-complex="32pt" style:font-weight-complex="bold"/>
    </style:style>
    <style:style style:name="T2" style:family="text">
      <style:text-properties fo:color="#272727" style:font-name="DejaVu Sans1" fo:font-size="28pt" fo:text-shadow="none" fo:font-weight="bold" style:font-size-asian="28pt" style:font-weight-asian="bold" style:font-size-complex="28pt" style:font-weight-complex="bold"/>
    </style:style>
    <style:style style:name="T3" style:family="text">
      <style:text-properties fo:color="#666666" style:font-name="DejaVu Sans1" fo:font-size="28pt" fo:text-shadow="none" fo:font-weight="normal" style:font-size-asian="28pt" style:font-weight-asian="normal" style:font-size-complex="28pt" style:font-weight-complex="normal"/>
    </style:style>
    <style:style style:name="T4" style:family="text">
      <style:text-properties fo:color="#666666" style:font-name="DejaVu Sans1" fo:font-size="14pt" fo:text-shadow="none" fo:font-weight="normal" style:font-size-asian="14pt" style:font-weight-asian="normal" style:font-size-complex="14pt" style:font-weight-complex="normal"/>
    </style:style>
    <style:style style:name="T5" style:family="text">
      <style:text-properties fo:font-weight="bold" style:font-weight-asian="bold" style:font-weight-complex="bold"/>
    </style:style>
    <style:style style:name="T6" style:family="text">
      <style:text-properties fo:color="#dddddd" fo:background-color="transparent"/>
    </style:style>
    <style:style style:name="T7" style:family="text">
      <style:text-properties fo:color="#666666" style:font-name="Liberation Mono1" fo:font-size="15pt" style:font-size-asian="15pt" style:font-size-complex="15pt"/>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name="FreeMono1" fo:font-size="14pt" fo:letter-spacing="-0.053cm" style:font-size-asian="14pt" style:font-size-complex="14pt"/>
    </style:style>
    <style:style style:name="T11" style:family="text">
      <style:text-properties style:font-name="FreeMono1" fo:font-size="15pt" fo:letter-spacing="-0.053cm" fo:font-weight="normal" style:font-size-asian="15pt" style:font-weight-asian="normal" style:font-size-complex="15pt" style:font-weight-complex="normal"/>
    </style:style>
    <style:style style:name="T12" style:family="text">
      <style:text-properties style:font-name="FreeMono1" fo:font-size="15pt" fo:letter-spacing="-0.053cm" style:font-size-asian="15pt" style:font-size-complex="15pt"/>
    </style:style>
    <style:style style:name="T13" style:family="text">
      <style:text-properties fo:font-style="normal" style:font-style-asian="normal" style:font-style-complex="normal"/>
    </style:style>
    <style:style style:name="T14" style:family="text">
      <style:text-properties fo:color="#000000" style:font-name="FreeMono1" fo:font-size="22pt" fo:font-weight="bold" style:font-size-asian="22pt" style:font-weight-asian="bold" style:font-size-complex="22pt" style:font-weight-complex="bold"/>
    </style:style>
    <style:style style:name="T15" style:family="text">
      <style:text-properties fo:color="#ffffff" fo:font-size="24pt" fo:font-weight="bold" style:font-size-asian="24pt" style:font-weight-asian="bold" style:font-size-complex="24pt" style:font-weight-complex="bold"/>
    </style:style>
    <style:style style:name="T16" style:family="text">
      <style:text-properties style:font-name="FreeMono1" fo:font-weight="bold" style:font-weight-asian="bold" style:font-weight-complex="bold"/>
    </style:style>
    <style:style style:name="T17" style:family="text">
      <style:text-properties style:font-name="FreeMono1" fo:font-size="15pt" style:font-size-asian="15pt" style:font-size-complex="15pt"/>
    </style:style>
    <style:style style:name="T18" style:family="text">
      <style:text-properties fo:font-size="20pt" style:font-size-asian="20pt" style:font-size-complex="20pt"/>
    </style:style>
    <style:style style:name="T19" style:family="text">
      <style:text-properties fo:color="#000000" style:font-name="FreeMono1" fo:font-size="20pt" fo:font-weight="bold" style:font-size-asian="20pt" style:font-weight-asian="bold" style:font-size-complex="20pt" style:font-weight-complex="bold"/>
    </style:style>
    <style:style style:name="T20" style:family="text">
      <style:text-properties style:font-name="FreeMono1" fo:letter-spacing="-0.053cm"/>
    </style:style>
    <style:style style:name="T21" style:family="text">
      <style:text-properties style:font-name="FreeMono1" fo:font-size="18pt" fo:letter-spacing="-0.053cm" style:font-size-asian="18pt" style:font-size-complex="18pt"/>
    </style:style>
    <style:style style:name="T22" style:family="text">
      <style:text-properties fo:color="#000000" style:font-name="FreeMono1" fo:font-size="20pt" fo:letter-spacing="-0.053cm" fo:font-weight="bold" style:font-size-asian="20pt" style:font-weight-asian="bold" style:font-size-complex="20pt" style:font-weight-complex="bold"/>
    </style:style>
    <style:style style:name="T23" style:family="text">
      <style:text-properties fo:color="#dddddd"/>
    </style:style>
    <style:style style:name="T24" style:family="text">
      <style:text-properties fo:color="#1c1c1c" fo:background-color="transparent"/>
    </style:style>
    <style:style style:name="T25" style:family="text">
      <style:text-properties style:font-name="DejaVu Sans1" fo:font-weight="normal" style:font-weight-asian="normal" style:font-weight-complex="normal"/>
    </style:style>
    <style:style style:name="T26" style:family="text">
      <style:text-properties style:font-name="DejaVu Sans1" fo:font-weight="bold" style:font-weight-asian="bold" style:font-weight-complex="bold"/>
    </style:style>
    <style:style style:name="T27" style:family="text">
      <style:text-properties fo:color="#333333" fo:background-color="transparent"/>
    </style:style>
    <style:style style:name="T28" style:family="text">
      <style:text-properties style:font-name="DejaVu Sans1" fo:font-size="20pt" style:font-size-asian="20pt" style:font-size-complex="20pt"/>
    </style:style>
    <style:style style:name="T29" style:family="text">
      <style:text-properties style:font-name="FreeMono1" fo:font-style="normal" fo:font-weight="bold" style:font-style-asian="normal" style:font-weight-asian="bold" style:font-style-complex="normal" style:font-weight-complex="bold"/>
    </style:style>
    <style:style style:name="T30" style:family="text">
      <style:text-properties style:font-name="FreeMono1" fo:font-style="italic" fo:font-weight="bold" style:font-style-asian="italic" style:font-weight-asian="bold" style:font-style-complex="italic"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FreeMono1" fo:letter-spacing="-0.053cm" fo:font-weight="bold" style:font-weight-asian="bold" style:font-weight-complex="bold"/>
    </style:style>
    <style:style style:name="T33" style:family="text">
      <style:text-properties style:font-name="FreeMono1" fo:letter-spacing="-0.106cm" fo:font-weight="bold" style:font-weight-asian="bold" style:font-weight-complex="bold"/>
    </style:style>
    <style:style style:name="T34" style:family="text">
      <style:text-properties style:font-name="DejaVu Sans1" fo:font-size="18pt" style:font-size-asian="18pt" style:font-size-complex="18pt"/>
    </style:style>
    <style:style style:name="T35" style:family="text">
      <style:text-properties style:font-name="DejaVu Sans1" fo:font-style="italic" fo:font-weight="normal" style:font-style-asian="italic" style:font-weight-asian="normal" style:font-style-complex="italic" style:font-weight-complex="normal"/>
    </style:style>
    <style:style style:name="T36" style:family="text">
      <style:text-properties style:font-name="DejaVu Sans1"/>
    </style:style>
    <style:style style:name="T37" style:family="text">
      <style:text-properties style:font-name="DejaVu Sans1" fo:font-style="italic" style:font-style-asian="italic" style:font-style-complex="italic"/>
    </style:style>
    <style:style style:name="T38" style:family="text">
      <style:text-properties style:font-name="FreeMono1" fo:font-size="18pt" fo:font-weight="bold" style:font-size-asian="18pt" style:font-weight-asian="bold" style:font-size-complex="18pt" style:font-weight-complex="bold"/>
    </style:style>
    <style:style style:name="T39" style:family="text">
      <style:text-properties fo:text-shadow="none" fo:font-weight="bold" style:font-weight-asian="bold" style:font-weight-complex="bold"/>
    </style:style>
    <style:style style:name="T40" style:family="text">
      <style:text-properties style:use-window-font-color="true" style:font-name="DejaVu Sans1" fo:font-size="32pt" fo:font-style="normal" fo:font-weight="bold" style:font-size-asian="32pt" style:font-style-asian="normal" style:font-weight-asian="bold" style:font-size-complex="32pt" style:font-style-complex="normal" style:font-weight-complex="bold" style:font-relief="embossed"/>
    </style:style>
    <style:style style:name="T41" style:family="text">
      <style:text-properties fo:color="#c61e42" style:font-name="DejaVu Sans1" fo:font-size="16pt" fo:font-weight="bold" style:font-size-asian="16pt" style:font-weight-asian="bold" style:font-size-complex="16pt" style:font-weight-complex="bold"/>
    </style:style>
    <style:style style:name="T42" style:family="text">
      <style:text-properties style:font-name="DejaVu Sans1" fo:font-size="16pt" fo:font-weight="bold" style:font-size-asian="16pt" style:font-weight-asian="bold" style:font-size-complex="16pt" style:font-weight-complex="bold"/>
    </style:style>
    <style:style style:name="T43" style:family="text">
      <style:text-properties style:font-name="DejaVu Sans1" fo:font-size="14pt" style:font-size-asian="14pt" style:font-size-complex="14pt"/>
    </style:style>
    <style:style style:name="T44" style:family="text">
      <style:text-properties style:font-name="DejaVu Sans1" fo:font-size="16pt" style:font-size-asian="16pt" style:font-size-complex="16pt"/>
    </style:style>
    <style:style style:name="T45" style:family="text">
      <style:text-properties fo:color="#c61e42" style:font-name="DejaVu Sans1"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egoe UI'" style:font-style-name="Normal" fo:color="#c61e42" fo:font-size="65%"/>
      </text:list-level-style-bullet>
      <text:list-level-style-bullet text:level="2" text:bullet-char="●">
        <style:list-level-properties text:space-before="1.35cm" text:min-label-width="0.9cm"/>
        <style:text-properties fo:font-family="'Segoe UI'" style:font-style-name="Normal" fo:color="#272727" fo:font-size="65%"/>
      </text:list-level-style-bullet>
      <text:list-level-style-bullet text:level="3" text:bullet-char="●">
        <style:list-level-properties text:space-before="2.45cm" text:min-label-width="0.8cm"/>
        <style:text-properties fo:font-family="'Segoe UI'" style:font-style-name="Normal" fo:color="#535353" fo:font-size="45%"/>
      </text:list-level-style-bullet>
      <text:list-level-style-bullet text:level="4" text:bullet-char="●">
        <style:list-level-properties text:space-before="3.35cm" text:min-label-width="0.6cm"/>
        <style:text-properties fo:font-family="'Segoe UI'" style:font-style-name="Normal" fo:color="#535353" fo:font-size="45%"/>
      </text:list-level-style-bullet>
      <text:list-level-style-bullet text:level="5" text:bullet-char="●">
        <style:list-level-properties text:space-before="4.05cm" text:min-label-width="0.6cm"/>
        <style:text-properties fo:font-family="'Segoe UI'" style:font-style-name="Normal" fo:color="#535353" fo:font-size="35%"/>
      </text:list-level-style-bullet>
      <text:list-level-style-bullet text:level="6" text:bullet-char="●">
        <style:list-level-properties text:space-before="4.7cm" text:min-label-width="0.6cm"/>
        <style:text-properties fo:font-family="'Segoe UI'" style:font-style-name="Normal" fo:color="#535353" fo:font-size="35%"/>
      </text:list-level-style-bullet>
      <text:list-level-style-bullet text:level="7" text:bullet-char="●">
        <style:list-level-properties text:space-before="5.4cm" text:min-label-width="0.6cm"/>
        <style:text-properties fo:font-family="'Segoe UI'" style:font-style-name="Normal" fo:color="#535353" fo:font-size="35%"/>
      </text:list-level-style-bullet>
      <text:list-level-style-bullet text:level="8" text:bullet-char="●">
        <style:list-level-properties text:space-before="6.1cm" text:min-label-width="0.6cm"/>
        <style:text-properties fo:font-family="'Segoe UI'" style:font-style-name="Normal" fo:color="#535353" fo:font-size="35%"/>
      </text:list-level-style-bullet>
      <text:list-level-style-bullet text:level="9" text:bullet-char="●">
        <style:list-level-properties text:space-before="6.85cm" text:min-label-width="0.6cm"/>
        <style:text-properties fo:font-family="'Segoe UI'" style:font-style-name="Normal" fo:color="#535353" fo:font-size="35%"/>
      </text:list-level-style-bullet>
      <text:list-level-style-bullet text:level="10" text:bullet-char="●">
        <style:list-level-properties text:space-before="7.5cm" text:min-label-width="0.6cm"/>
        <style:text-properties fo:font-family="'Segoe UI'" style:font-style-name="Normal" fo:color="#535353" fo:font-size="35%"/>
      </text:list-level-style-bullet>
    </text:list-style>
    <text:list-style style:name="L4">
      <text:list-level-style-bullet text:level="1" text:bullet-char="●">
        <style:list-level-properties text:space-before="0.3cm" text:min-label-width="0.9cm"/>
        <style:text-properties fo:font-family="'Segoe UI'" style:font-style-name="Normal" fo:color="#dddddd" fo:font-size="65%"/>
      </text:list-level-style-bullet>
      <text:list-level-style-bullet text:level="2" text:bullet-char="●">
        <style:list-level-properties text:space-before="1.35cm" text:min-label-width="0.9cm"/>
        <style:text-properties fo:font-family="'Segoe UI'" style:font-style-name="Normal" fo:color="#dddddd" fo:font-size="65%"/>
      </text:list-level-style-bullet>
      <text:list-level-style-bullet text:level="3" text:bullet-char="●">
        <style:list-level-properties text:space-before="2.45cm" text:min-label-width="0.8cm"/>
        <style:text-properties fo:font-family="'Segoe UI'" style:font-style-name="Normal" fo:color="#dddddd" fo:font-size="45%"/>
      </text:list-level-style-bullet>
      <text:list-level-style-bullet text:level="4" text:bullet-char="●">
        <style:list-level-properties text:space-before="3.35cm" text:min-label-width="0.6cm"/>
        <style:text-properties fo:font-family="'Segoe UI'" style:font-style-name="Normal" fo:color="#dddddd" fo:font-size="45%"/>
      </text:list-level-style-bullet>
      <text:list-level-style-bullet text:level="5" text:bullet-char="●">
        <style:list-level-properties text:space-before="4.05cm" text:min-label-width="0.6cm"/>
        <style:text-properties fo:font-family="'Segoe UI'" style:font-style-name="Normal" fo:color="#dddddd" fo:font-size="35%"/>
      </text:list-level-style-bullet>
      <text:list-level-style-bullet text:level="6" text:bullet-char="●">
        <style:list-level-properties text:space-before="4.7cm" text:min-label-width="0.6cm"/>
        <style:text-properties fo:font-family="'Segoe UI'" style:font-style-name="Normal" fo:color="#dddddd" fo:font-size="35%"/>
      </text:list-level-style-bullet>
      <text:list-level-style-bullet text:level="7" text:bullet-char="●">
        <style:list-level-properties text:space-before="5.4cm" text:min-label-width="0.6cm"/>
        <style:text-properties fo:font-family="'Segoe UI'" style:font-style-name="Normal" fo:color="#dddddd" fo:font-size="35%"/>
      </text:list-level-style-bullet>
      <text:list-level-style-bullet text:level="8" text:bullet-char="●">
        <style:list-level-properties text:space-before="6.1cm" text:min-label-width="0.6cm"/>
        <style:text-properties fo:font-family="'Segoe UI'" style:font-style-name="Normal" fo:color="#dddddd" fo:font-size="35%"/>
      </text:list-level-style-bullet>
      <text:list-level-style-bullet text:level="9" text:bullet-char="●">
        <style:list-level-properties text:space-before="6.85cm" text:min-label-width="0.6cm"/>
        <style:text-properties fo:font-family="'Segoe UI'" style:font-style-name="Normal" fo:color="#dddddd" fo:font-size="35%"/>
      </text:list-level-style-bullet>
      <text:list-level-style-bullet text:level="10" text:bullet-char="●">
        <style:list-level-properties text:space-before="7.5cm" text:min-label-width="0.6cm"/>
        <style:text-properties fo:font-family="'Segoe UI'" style:font-style-name="Normal" fo:color="#dddddd" fo:font-size="3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c61e42" fo:font-size="100%"/>
      </text:list-level-style-number>
      <text:list-level-style-number text:level="2" style:num-suffix="." style:num-format="1">
        <style:list-level-properties text:space-before="1.35cm" text:min-label-width="0.9cm"/>
        <style:text-properties fo:color="#272727" fo:font-size="100%"/>
      </text:list-level-style-number>
      <text:list-level-style-number text:level="3" style:num-suffix="." style:num-format="1">
        <style:list-level-properties text:space-before="2.45cm" text:min-label-width="0.8cm"/>
        <style:text-properties fo:color="#535353" fo:font-size="100%"/>
      </text:list-level-style-number>
      <text:list-level-style-number text:level="4" style:num-suffix="." style:num-format="1">
        <style:list-level-properties text:space-before="3.35cm" text:min-label-width="0.6cm"/>
        <style:text-properties fo:color="#535353" fo:font-size="100%"/>
      </text:list-level-style-number>
      <text:list-level-style-number text:level="5" style:num-suffix="." style:num-format="1">
        <style:list-level-properties text:space-before="4.05cm" text:min-label-width="0.6cm"/>
        <style:text-properties fo:color="#535353" fo:font-size="100%"/>
      </text:list-level-style-number>
      <text:list-level-style-number text:level="6" style:num-suffix="." style:num-format="1">
        <style:list-level-properties text:space-before="4.7cm" text:min-label-width="0.6cm"/>
        <style:text-properties fo:color="#535353" fo:font-size="100%"/>
      </text:list-level-style-number>
      <text:list-level-style-number text:level="7" style:num-suffix="." style:num-format="1">
        <style:list-level-properties text:space-before="5.4cm" text:min-label-width="0.6cm"/>
        <style:text-properties fo:color="#535353" fo:font-size="100%"/>
      </text:list-level-style-number>
      <text:list-level-style-number text:level="8" style:num-suffix="." style:num-format="1">
        <style:list-level-properties text:space-before="6.1cm" text:min-label-width="0.6cm"/>
        <style:text-properties fo:color="#535353" fo:font-size="100%"/>
      </text:list-level-style-number>
      <text:list-level-style-number text:level="9" style:num-suffix="." style:num-format="1">
        <style:list-level-properties text:space-before="6.85cm" text:min-label-width="0.6cm"/>
        <style:text-properties fo:color="#535353" fo:font-size="100%"/>
      </text:list-level-style-number>
      <text:list-level-style-number text:level="10" style:num-suffix="." style:num-format="1">
        <style:list-level-properties text:space-before="7.5cm" text:min-label-width="0.6cm"/>
        <style:text-properties fo:color="#535353" fo:font-size="100%"/>
      </text:list-level-style-number>
    </text:list-style>
  </office:automatic-styles>
  <office:body>
    <office:presentation>
      <draw:page draw:name="page1" draw:style-name="dp1" draw:master-page-name="Linagora_5f_fr_5f_Presentation-officielle-2014_5f_5_5f_Paris" presentation:presentation-page-layout-name="AL1T19">
        <office:forms form:automatic-focus="false" form:apply-design-mode="false"/>
        <draw:frame presentation:style-name="pr1" draw:text-style-name="P1" draw:layer="layout" svg:width="25.2cm" svg:height="9cm" svg:x="1.4cm" svg:y="0.6cm" presentation:class="title" presentation:user-transformed="true">
          <draw:text-box>
            <text:p><text:span text:style-name="T1">Open Up!</text:span></text:p>
          </draw:text-box>
        </draw:frame>
        <draw:frame draw:style-name="gr1" draw:text-style-name="P4" draw:layer="layout" svg:width="19.6cm" svg:height="4.617cm" svg:x="4.4cm" svg:y="13.4cm">
          <draw:text-box>
            <text:p text:style-name="P2"><text:span text:style-name="T2">Topic 1</text:span></text:p>
            <text:p text:style-name="P2"><text:span text:style-name="T2">System Architecture</text:span></text:p>
            <text:p text:style-name="P2"><text:span text:style-name="T3"/></text:p>
            <text:p text:style-name="P3"><text:span text:style-name="T4">Linagora Formation &lt;formation@linagora.com&gt;</text:span></text:p>
          </draw:text-box>
        </draw:frame>
        <presentation:notes draw:style-name="dp2">
          <draw:page-thumbnail draw:style-name="gr2" draw:layer="layout" svg:width="19.657cm" svg:height="11.136cm" svg:x="0.671cm" svg:y="2.257cm" draw:page-number="1" presentation:class="page"/>
        </presentation:notes>
      </draw:page>
      <draw:page draw:name="page2"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Summary</text:span></text:p>
          </draw:text-box>
        </draw:frame>
        <draw:frame presentation:style-name="pr3" draw:layer="layout" svg:width="25.199cm" svg:height="16cm" svg:x="1.4cm" svg:y="3.2cm" presentation:class="outline" presentation:user-transformed="true">
          <draw:text-box>
            <text:list text:style-name="L3">
              <text:list-item>
                <text:p>Topic 1 – System Architecture</text:p>
                <text:list>
                  <text:list-item>
                    <text:p>1.1 Determination and confirguration of hardware settings</text:p>
                  </text:list-item>
                </text:list>
              </text:list-item>
            </text:list>
            <text:list text:style-name="L4">
              <text:list-item>
                <text:list>
                  <text:list-item>
                    <text:p><text:span text:style-name="T6">1.2 Start of the system</text:span></text:p>
                  </text:list-item>
                  <text:list-item>
                    <text:p><text:span text:style-name="T6">1.3 Changes of runlevels and system shutdown or restart</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Summary</text:span></text:p>
          </draw:text-box>
        </draw:frame>
        <draw:frame presentation:style-name="pr3" draw:layer="layout" svg:width="25.199cm" svg:height="16cm" svg:x="1.4cm" svg:y="3.2cm" presentation:class="outline" presentation:user-transformed="true">
          <draw:text-box>
            <text:list text:style-name="L3">
              <text:list-item>
                <text:p>Topic 1 – System Architecture</text:p>
                <text:list>
                  <text:list-item>
                    <text:p>1.1 Determination and confirguration of hardware setting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Hardware</text:span></text:p>
          </draw:text-box>
        </draw:frame>
        <draw:frame presentation:style-name="pr3" draw:layer="layout" svg:width="25.199cm" svg:height="16cm" svg:x="1.4cm" svg:y="3.2cm" presentation:class="outline" presentation:user-transformed="true">
          <draw:text-box>
            <text:p><text:span text:style-name="T5">Motherboard</text:span></text:p>
            <text:list text:style-name="L3">
              <text:list-item>
                <text:p>Location for the microprocessor (socket)</text:p>
              </text:list-item>
              <text:list-item>
                <text:p>Location for strips of memory (RAM, Random Access Memory)</text:p>
              </text:list-item>
            </text:list>
            <text:p/>
            <text:p/>
            <text:p/>
          </draw:text-box>
        </draw:frame>
        <draw:frame draw:style-name="gr3" draw:text-style-name="P7" draw:layer="layout" svg:width="23.2cm" svg:height="2.675cm" svg:x="2.4cm" svg:y="15.726cm">
          <draw:text-box>
            <text:p><text:span text:style-name="T7">http://fr.wikipedia.org/wiki/Matériel_informatique</text:span></text:p>
            <text:p><text:span text:style-name="T7">http://fr.wikipedia.org/wiki/Carte_mère</text:span></text:p>
            <text:p><text:span text:style-name="T7">http://fr.wikipedia.org/wiki/Socket_(processeur)</text:span></text:p>
            <text:p><text:span text:style-name="T7">http://fr.wikipedia.org/wiki/Mémoire_vive</text:span></text:p>
          </draw:text-box>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Hardware</text:span></text:p>
          </draw:text-box>
        </draw:frame>
        <draw:frame presentation:style-name="pr3" draw:layer="layout" svg:width="25.199cm" svg:height="16cm" svg:x="1.4cm" svg:y="3.2cm" presentation:class="outline" presentation:user-transformed="true">
          <draw:text-box>
            <text:p><text:span text:style-name="T5">Motherboard</text:span></text:p>
            <text:list text:style-name="L3">
              <text:list-item>
                <text:p>Expansion cards:</text:p>
                <text:list>
                  <text:list-item>
                    <text:p>PCI connectors (Peripheral Component Interconnect) or PCIe (PCI Express)</text:p>
                  </text:list-item>
                  <text:list-item>
                    <text:p>AGP connectors (Accelerated Graphics Port)</text:p>
                  </text:list-item>
                  <text:list-item>
                    <text:p>ISA slots (Industry Standard Architecture)</text:p>
                  </text:list-item>
                </text:list>
              </text:list-item>
            </text:list>
            <text:p/>
            <text:p/>
          </draw:text-box>
        </draw:frame>
        <draw:frame draw:style-name="gr3" draw:text-style-name="P7" draw:layer="layout" svg:width="23.2cm" svg:height="2.675cm" svg:x="2.4cm" svg:y="15.726cm">
          <draw:text-box>
            <text:p><text:span text:style-name="T7">http://fr.wikipedia.org/wiki/Peripheral_Component_Interconnect</text:span></text:p>
            <text:p><text:span text:style-name="T7">http://fr.wikipedia.org/wiki/PCI_Express</text:span></text:p>
            <text:p><text:span text:style-name="T7">http://fr.wikipedia.org/wiki/Accelerated_Graphics_Port</text:span></text:p>
            <text:p><text:span text:style-name="T7">http://fr.wikipedia.org/wiki/Industry_Standard_Architecture</text:span></text:p>
          </draw:text-box>
        </draw:frame>
        <presentation:notes draw:style-name="dp2">
          <draw:page-thumbnail draw:style-name="gr2"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Hardware</text:span></text:p>
          </draw:text-box>
        </draw:frame>
        <draw:frame presentation:style-name="pr3" draw:layer="layout" svg:width="25.199cm" svg:height="16cm" svg:x="1.4cm" svg:y="3.2cm" presentation:class="outline" presentation:user-transformed="true">
          <draw:text-box>
            <text:p><text:span text:style-name="T5">Motherboard</text:span></text:p>
            <text:list text:style-name="L3">
              <text:list-item>
                <text:p>USB (Universal Serial Bus)</text:p>
              </text:list-item>
              <text:list-item>
                <text:p>Outlet (s) RJ45 Ethernet</text:p>
              </text:list-item>
              <text:list-item>
                <text:p>Video connectors (VGA, DVI, HDMI)</text:p>
              </text:list-item>
              <text:list-item>
                <text:p>Audio connectors</text:p>
              </text:list-item>
              <text:list-item>
                <text:p>PS/2 ports (purple for the keyboard and green for the mouse)</text:p>
              </text:list-item>
              <text:list-item>
                <text:p>Parallel ports</text:p>
              </text:list-item>
              <text:list-item>
                <text:p>RS-232 serial ports</text:p>
              </text:list-item>
            </text:list>
            <text:p/>
            <text:p/>
          </draw:text-box>
        </draw:frame>
        <draw:frame draw:style-name="gr4" draw:text-style-name="P7" draw:layer="layout" svg:width="23.2cm" svg:height="5.099cm" svg:x="2.4cm" svg:y="14.4cm">
          <draw:text-box>
            <text:p><text:span text:style-name="T7">http://fr.wikipedia.org/wiki/Universal_Serial_Bus</text:span></text:p>
            <text:p><text:span text:style-name="T7">http://fr.wikipedia.org/wiki/RJ45</text:span></text:p>
            <text:p><text:span text:style-name="T7">http://fr.wikipedia.org/wiki/Connecteur_VGA</text:span></text:p>
            <text:p><text:span text:style-name="T7">http://fr.wikipedia.org/wiki/Digital_Visual_Interface</text:span></text:p>
            <text:p><text:span text:style-name="T7">http://fr.wikipedia.org/wiki/High-Definition_Multimedia_Interface</text:span></text:p>
            <text:p><text:span text:style-name="T7">http://fr.wikipedia.org/wiki/Port_PS/2</text:span></text:p>
            <text:p><text:span text:style-name="T7">http://fr.wikipedia.org/wiki/Port_parallèle</text:span></text:p>
            <text:p><text:span text:style-name="T7">http://fr.wikipedia.org/wiki/RS-232</text:span></text:p>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Hardware</text:span></text:p>
          </draw:text-box>
        </draw:frame>
        <draw:frame presentation:style-name="pr3" draw:layer="layout" svg:width="25.199cm" svg:height="16cm" svg:x="1.4cm" svg:y="3.2cm" presentation:class="outline" presentation:user-transformed="true">
          <draw:text-box>
            <text:p><text:span text:style-name="T5">Motherboard</text:span></text:p>
            <text:list text:style-name="L3">
              <text:list-item>
                <text:p>Peripheral devices</text:p>
                <text:list>
                  <text:list-item>
                    <text:p>Storage devices (SATA)</text:p>
                  </text:list-item>
                  <text:list-item>
                    <text:p>HDD, SSD (Solid-State Drive)</text:p>
                  </text:list-item>
                  <text:list-item>
                    <text:p>Drive or optical disc drive (Blu-ray, DVD-ROM, CD-ROM)</text:p>
                  </text:list-item>
                </text:list>
              </text:list-item>
              <text:list-item>
                <text:p>Device IO:</text:p>
                <text:list>
                  <text:list-item>
                    <text:p>Keyboard (USB)</text:p>
                  </text:list-item>
                  <text:list-item>
                    <text:p>Mouse (USB)</text:p>
                  </text:list-item>
                  <text:list-item>
                    <text:p>Monitor (VGA, DVI, HDMI)</text:p>
                  </text:list-item>
                  <text:list-item>
                    <text:p>Printer (USB)</text:p>
                  </text:list-item>
                </text:list>
              </text:list-item>
            </text:list>
            <text:p/>
            <text:p/>
          </draw:text-box>
        </draw:frame>
        <draw:frame draw:style-name="gr5" draw:text-style-name="P7" draw:layer="layout" svg:width="23.2cm" svg:height="2.069cm" svg:x="2.4cm" svg:y="16.8cm">
          <draw:text-box>
            <text:p><text:span text:style-name="T7">http://fr.wikipedia.org/wiki/Disque_dur</text:span></text:p>
            <text:p><text:span text:style-name="T7">http://fr.wikipedia.org/wiki/Solid-state_drive</text:span></text:p>
            <text:p><text:span text:style-name="T7">http://fr.wikipedia.org/wiki/Disque_optique</text:span></text:p>
          </draw:text-box>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draw:text-box>
            <text:p><text:span text:style-name="T5">Hardware</text:span></text:p>
          </draw:text-box>
        </draw:frame>
        <draw:frame presentation:style-name="pr3" draw:layer="layout" svg:width="25.199cm" svg:height="16cm" svg:x="1.4cm" svg:y="3.2cm" presentation:class="outline" presentation:user-transformed="true">
          <draw:text-box>
            <text:p><text:span text:style-name="T5">Connecting and disconnecting</text:span></text:p>
            <text:list text:style-name="L3">
              <text:list-item>
                <text:p>Historically, connecting or disconnecting equipment in a computer requires an electrical shutdown thereof: <text:span text:style-name="T8">coldplug</text:span>.</text:p>
              </text:list-item>
              <text:list-item>
                <text:p>Today, to improve availability or for a practical aspect, some devices or components can be connected and disconnected while the computer is running: <text:span text:style-name="T9">hotplug</text:span> or <text:span text:style-name="T8">hotswap</text:span>, for example:</text:p>
                <text:list>
                  <text:list-item>
                    <text:p>USB devices</text:p>
                  </text:list-item>
                  <text:list-item>
                    <text:p>Some types of hard disks, especially in files server using RAID technology</text:p>
                  </text:list-item>
                  <text:list-item>
                    <text:p>Power supplies in the machines having several</text:p>
                  </text:list-item>
                </text:list>
              </text:list-item>
            </text:list>
          </draw:text-box>
        </draw:frame>
        <draw:frame draw:style-name="gr5" draw:text-style-name="P7" draw:layer="layout" svg:width="23.2cm" svg:height="2.069cm" svg:x="2.4cm" svg:y="16.4cm">
          <draw:text-box>
            <text:p><text:span text:style-name="T7">http://fr.wikipedia.org/wiki/Disque_dur</text:span></text:p>
            <text:p><text:span text:style-name="T7">http://fr.wikipedia.org/wiki/Solid-state_drive</text:span></text:p>
            <text:p><text:span text:style-name="T7">http://fr.wikipedia.org/wiki/Disque_optique</text:span></text:p>
          </draw:text-box>
        </draw:frame>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Lspci command</text:span></text:p>
          </draw:text-box>
        </draw:frame>
        <draw:frame presentation:style-name="pr3" draw:layer="layout" svg:width="25.199cm" svg:height="16cm" svg:x="1.4cm" svg:y="3.2cm" presentation:class="outline" presentation:user-transformed="true">
          <draw:text-box>
            <text:p><text:span text:style-name="T5">Principle</text:span></text:p>
            <text:list text:style-name="L3">
              <text:list-item>
                <text:p>Displays information about PCI bus and cards controllers connected to them:</text:p>
              </text:list-item>
            </text:list>
            <text:p/>
          </draw:text-box>
        </draw:frame>
        <draw:frame draw:style-name="gr6" draw:text-style-name="P7" draw:layer="layout" svg:width="23.2cm" svg:height="1.274cm" svg:x="2.4cm" svg:y="15.726cm">
          <draw:text-box>
            <text:p><text:span text:style-name="T7">http://fr.wikipedia.org/wiki/Lspci</text:span></text:p>
          </draw:text-box>
        </draw:frame>
        <draw:frame draw:style-name="standard" draw:layer="layout" svg:width="23.377cm" svg:height="3.5cm" svg:x="3.422cm" svg:y="7.2cm">
          <table:table table:template-name="default" table:use-first-row-styles="true" table:use-banding-rows-styles="true">
            <table:table-column table:style-name="co1"/>
            <table:table-column table:style-name="co2"/>
            <table:table-row table:style-name="ro1" table:default-cell-style-name="ce1">
              <table:table-cell>
                <text:p text:style-name="P9"><text:span text:style-name="T10">$ lspci</text:span></text:p>
                <text:p text:style-name="P9"><text:span text:style-name="T10">00:00.0</text:span></text:p>
                <text:p text:style-name="P9"><text:span text:style-name="T10">00:01.0</text:span></text:p>
                <text:p text:style-name="P9"><text:span text:style-name="T10">00:1a.0</text:span></text:p>
                <text:p text:style-name="P9"><text:span text:style-name="T10">00:1a.1</text:span></text:p>
                <text:p text:style-name="P9"><text:span text:style-name="T10">00:1a.7</text:span></text:p>
                <text:p text:style-name="P9"><text:span text:style-name="T10">[...]</text:span></text:p>
              </table:table-cell>
              <table:table-cell>
                <text:p text:style-name="P9"><text:span text:style-name="T10"/></text:p>
                <text:p text:style-name="P9"><text:span text:style-name="T10">Host bridge: Intel Corporation Mobile PM965/GM965/GL960 Memory Controller Hub (rev 0c)</text:span></text:p>
                <text:p text:style-name="P9"><text:span text:style-name="T10">PCI bridge: Intel Corporation Mobile PM965/GM965/GL960 PCI Express Root Port (rev 0c)</text:span></text:p>
                <text:p text:style-name="P9"><text:span text:style-name="T10">USB Controller: Intel Corporation 82801H (ICH8 Family) USB UHCI Controller #4 (rev 02)</text:span></text:p>
                <text:p text:style-name="P9"><text:span text:style-name="T10">USB Controller: Intel Corporation 82801H (ICH8 Family) USB UHCI Controller #5 (rev 02)</text:span></text:p>
                <text:p text:style-name="P9"><text:span text:style-name="T10">USB Controller: Intel Corporation 82801H (ICH8 Family) USB2 EHCI Controller #2 (rev 02)</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Lspci command</text:span></text:p>
          </draw:text-box>
        </draw:frame>
        <draw:frame presentation:style-name="pr3" draw:layer="layout" svg:width="25.199cm" svg:height="16cm" svg:x="1.4cm" svg:y="3.2cm" presentation:class="outline">
          <draw:text-box>
            <text:p><text:span text:style-name="T5">Options</text:span></text:p>
            <text:list text:style-name="L3">
              <text:list-item>
                <text:p>The -t option generates a tree form display:</text:p>
              </text:list-item>
            </text:list>
            <text:p/>
            <text:p/>
            <text:p/>
            <text:list text:continue-numbering="true" text:style-name="L3">
              <text:list-item>
                <text:p>The -v option causes the display of additional information:</text:p>
              </text:list-item>
            </text:list>
            <text:p/>
            <text:p/>
            <text:p/>
            <text:list text:continue-numbering="true" text:style-name="L3">
              <text:list-item>
                <text:p>The -v option can be coupled to the -t option.</text:p>
              </text:list-item>
            </text:list>
            <text:p/>
          </draw:text-box>
        </draw:frame>
        <draw:frame draw:style-name="standard" draw:layer="layout" svg:width="23.377cm" svg:height="3.703cm" svg:x="3.507cm" svg:y="5.779cm">
          <table:table table:template-name="default" table:use-first-row-styles="true" table:use-banding-rows-styles="true">
            <table:table-column table:style-name="co3"/>
            <table:table-column table:style-name="co4"/>
            <table:table-row table:style-name="ro2" table:default-cell-style-name="ce2">
              <table:table-cell>
                <text:p text:style-name="P9"><text:span text:style-name="T11">$ lspci -t</text:span></text:p>
                <text:p text:style-name="P9"><text:span text:style-name="T11">-[0000:00]</text:span></text:p>
                <text:p text:style-name="P9"><text:span text:style-name="T11"/></text:p>
                <text:p text:style-name="P9"><text:span text:style-name="T11"/></text:p>
                <text:p text:style-name="P9"><text:span text:style-name="T11"/></text:p>
                <text:p text:style-name="P9"><text:span text:style-name="T11"/></text:p>
                <text:p text:style-name="P9"><text:span text:style-name="T11">[...]</text:span></text:p>
              </table:table-cell>
              <table:table-cell>
                <text:p text:style-name="P9"><text:span text:style-name="T11"/></text:p>
                <text:p text:style-name="P9"><text:span text:style-name="T11">-+-00.0</text:span></text:p>
                <text:p text:style-name="P9"><text:span text:style-name="T11">+-01.0-[0000:01]----00.0</text:span></text:p>
                <text:p text:style-name="P9"><text:span text:style-name="T11">+-1a.0</text:span></text:p>
                <text:p text:style-name="P9"><text:span text:style-name="T11">+-1a.1</text:span></text:p>
                <text:p text:style-name="P9"><text:span text:style-name="T11">+-1a.7</text:span></text:p>
              </table:table-cell>
            </table:table-row>
          </table:table>
          <draw:image xlink:href="Pictures/TablePreview2.svm" xlink:type="simple" xlink:show="embed" xlink:actuate="onLoad"/>
        </draw:frame>
        <draw:frame draw:style-name="standard" draw:layer="layout" svg:width="23.757cm" svg:height="3.5cm" svg:x="3.49cm" svg:y="11.37cm">
          <table:table table:template-name="default" table:use-first-row-styles="true" table:use-banding-rows-styles="true">
            <table:table-column table:style-name="co5"/>
            <table:table-column table:style-name="co6"/>
            <table:table-row table:style-name="ro3" table:default-cell-style-name="ce3">
              <table:table-cell>
                <text:p text:style-name="P9"><text:span text:style-name="T10">$ lspci -v</text:span></text:p>
                <text:p text:style-name="P9"><text:span text:style-name="T10">00:00.0 </text:span></text:p>
                <text:p text:style-name="P9"><text:span text:style-name="T10"/></text:p>
                <text:p text:style-name="P9"><text:span text:style-name="T10"/></text:p>
                <text:p text:style-name="P9"><text:span text:style-name="T10"/></text:p>
                <text:p text:style-name="P9"><text:span text:style-name="T10"/></text:p>
                <text:p text:style-name="P9"><text:span text:style-name="T10">[...]</text:span></text:p>
              </table:table-cell>
              <table:table-cell>
                <text:p text:style-name="P9"><text:span text:style-name="T10"/></text:p>
                <text:p text:style-name="P9"><text:span text:style-name="T10">Host bridge: Intel Corporation Mobile PM965/GM965/GL960 Memory Controller Hub (rev 0c)</text:span></text:p>
                <text:p text:style-name="P9"><text:span text:style-name="T10">Subsystem: Dell Device 01f9</text:span></text:p>
                <text:p text:style-name="P9"><text:span text:style-name="T10">Flags: bus master, fast devsel, latency 0</text:span></text:p>
                <text:p text:style-name="P9"><text:span text:style-name="T10">Capabilities: &lt;access denied&gt;</text:span></text:p>
                <text:p text:style-name="P9"><text:span text:style-name="T10">Kernel modules: intel-agp</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Lsusb command</text:span></text:p>
          </draw:text-box>
        </draw:frame>
        <draw:frame presentation:style-name="pr3" draw:layer="layout" svg:width="25.199cm" svg:height="16cm" svg:x="1.4cm" svg:y="3.2cm" presentation:class="outline" presentation:user-transformed="true">
          <draw:text-box>
            <text:p><text:span text:style-name="T5">Principle</text:span></text:p>
            <text:list text:style-name="L3">
              <text:list-item>
                <text:p>Displays information about the USB bus and peripherals connected to them</text:p>
              </text:list-item>
            </text:list>
            <text:p/>
            <text:p/>
            <text:p/>
            <text:p/>
          </draw:text-box>
        </draw:frame>
        <draw:frame draw:style-name="standard" draw:layer="layout" svg:width="23.376cm" svg:height="3.703cm" svg:x="3.413cm" svg:y="6.865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column table:style-name="co13"/>
            <table:table-row table:style-name="ro4" table:default-cell-style-name="ce4">
              <table:table-cell table:style-name="ce2">
                <text:p text:style-name="P9"><text:span text:style-name="T12">$ lsusb</text:span></text:p>
                <text:p text:style-name="P9"><text:span text:style-name="T12">Bus 007</text:span></text:p>
                <text:p text:style-name="P9"><text:span text:style-name="T12">Bus 007</text:span></text:p>
                <text:p text:style-name="P9"><text:span text:style-name="T12">Bus 007</text:span></text:p>
                <text:p text:style-name="P9"><text:span text:style-name="T12">Bus 006</text:span></text:p>
                <text:p text:style-name="P9"><text:span text:style-name="T12">Bus 005</text:span></text:p>
                <text:p text:style-name="P9"><text:span text:style-name="T12">[...]</text:span></text:p>
              </table:table-cell>
              <table:table-cell table:style-name="ce2">
                <text:p text:style-name="P9"><text:span text:style-name="T12"/></text:p>
                <text:p text:style-name="P9"><text:span text:style-name="T12">Device</text:span></text:p>
                <text:p text:style-name="P9"><text:span text:style-name="T12">Device</text:span></text:p>
                <text:p text:style-name="P9"><text:span text:style-name="T12">Device</text:span></text:p>
                <text:p text:style-name="P9"><text:span text:style-name="T12">Device</text:span></text:p>
                <text:p text:style-name="P9"><text:span text:style-name="T12">Device</text:span></text:p>
              </table:table-cell>
              <table:table-cell>
                <text:p text:style-name="P9"><text:span text:style-name="T12"/></text:p>
                <text:p text:style-name="P9"><text:span text:style-name="T12">003:</text:span></text:p>
                <text:p text:style-name="P9"><text:span text:style-name="T12">002:</text:span></text:p>
                <text:p text:style-name="P9"><text:span text:style-name="T12">001:</text:span></text:p>
                <text:p text:style-name="P9"><text:span text:style-name="T12">001:</text:span></text:p>
                <text:p text:style-name="P9"><text:span text:style-name="T12">001:</text:span></text:p>
              </table:table-cell>
              <table:table-cell>
                <text:p text:style-name="P9"><text:span text:style-name="T12"/></text:p>
                <text:p text:style-name="P9"><text:span text:style-name="T12">ID</text:span></text:p>
                <text:p text:style-name="P9"><text:span text:style-name="T12">ID</text:span></text:p>
                <text:p text:style-name="P9"><text:span text:style-name="T12">ID</text:span></text:p>
                <text:p text:style-name="P9"><text:span text:style-name="T12">ID</text:span></text:p>
                <text:p text:style-name="P9"><text:span text:style-name="T12">ID</text:span></text:p>
              </table:table-cell>
              <table:table-cell>
                <text:p text:style-name="P9"><text:span text:style-name="T12"/></text:p>
                <text:p text:style-name="P9"><text:span text:style-name="T12">0b97:7772</text:span></text:p>
                <text:p text:style-name="P9"><text:span text:style-name="T12">0b97:7761</text:span></text:p>
                <text:p text:style-name="P9"><text:span text:style-name="T12">1d6b:0001</text:span></text:p>
                <text:p text:style-name="P9"><text:span text:style-name="T12">1d6b:0001</text:span></text:p>
                <text:p text:style-name="P9"><text:span text:style-name="T12">1d6b:0001</text:span></text:p>
              </table:table-cell>
              <table:table-cell>
                <text:p text:style-name="P9"><text:span text:style-name="T12"/></text:p>
                <text:p text:style-name="P9"><text:span text:style-name="T12">O2 Micro, Inc. OZ776</text:span></text:p>
                <text:p text:style-name="P9"><text:span text:style-name="T12">O2 Micro, Inc. Oz776</text:span></text:p>
                <text:p text:style-name="P9"><text:span text:style-name="T12">Linux Foundation 1.1</text:span></text:p>
                <text:p text:style-name="P9"><text:span text:style-name="T12">Linux Foundation 1.1</text:span></text:p>
                <text:p text:style-name="P9"><text:span text:style-name="T12">Linux Foundation 1.1</text:span></text:p>
              </table:table-cell>
              <table:table-cell>
                <text:p text:style-name="P9"><text:span text:style-name="T12"/></text:p>
                <text:p text:style-name="P9"><text:span text:style-name="T12">CCID Smartcard Reader</text:span></text:p>
                <text:p text:style-name="P9"><text:span text:style-name="T12">1.1 Hub</text:span></text:p>
                <text:p text:style-name="P9"><text:span text:style-name="T12">root hub</text:span></text:p>
                <text:p text:style-name="P9"><text:span text:style-name="T12">root hub</text:span></text:p>
                <text:p text:style-name="P9"><text:span text:style-name="T12">root hub</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Lsusb command</text:span></text:p>
          </draw:text-box>
        </draw:frame>
        <draw:frame presentation:style-name="pr3" draw:layer="layout" svg:width="25.199cm" svg:height="16cm" svg:x="1.4cm" svg:y="3.2cm" presentation:class="outline">
          <draw:text-box>
            <text:p><text:span text:style-name="T5">Options</text:span></text:p>
            <text:list text:style-name="L3">
              <text:list-item>
                <text:p>The -t option generates a tree form display:</text:p>
              </text:list-item>
            </text:list>
            <text:p/>
            <text:p/>
            <text:p/>
            <text:p/>
            <text:list text:continue-numbering="true" text:style-name="L3">
              <text:list-item>
                <text:p>The -v option causes the display of additional information:</text:p>
              </text:list-item>
            </text:list>
            <text:p/>
            <text:p/>
            <text:p/>
            <text:p/>
            <text:p/>
            <text:p/>
          </draw:text-box>
        </draw:frame>
        <draw:frame draw:style-name="standard" draw:layer="layout" svg:width="23.367cm" svg:height="4.647cm" svg:x="3.432cm" svg:y="5.8cm">
          <table:table table:template-name="default" table:use-first-row-styles="true" table:use-banding-rows-styles="true">
            <table:table-column table:style-name="co14"/>
            <table:table-row table:style-name="ro5">
              <table:table-cell table:style-name="ce5">
                <text:p text:style-name="P9"><text:span text:style-name="T12">$ lsusb -t</text:span></text:p>
                <text:p text:style-name="P9"><text:span text:style-name="T12">/: <text:s/>Bus 07.Port 1: Dev 1, Class=root_hub, Driver=uhci_hcd/2p, 12M</text:span></text:p>
                <text:p text:style-name="P9"><text:span text:style-name="T12"><text:s text:c="4"/></text:span><text:span text:style-name="T12">|__ Port 1: Dev 2, If 0, Class=hub, Driver=hub/4p, 12M</text:span></text:p>
                <text:p text:style-name="P9"><text:span text:style-name="T12"><text:s text:c="8"/></text:span><text:span text:style-name="T12">|__ Port 2: Dev 3, If 0, Class=scard, Driver=, 12M</text:span></text:p>
                <text:p text:style-name="P9"><text:span text:style-name="T12">/: <text:s/>Bus 06.Port 1: Dev 1, Class=root_hub, Driver=uhci_hcd/2p, 12M</text:span></text:p>
                <text:p text:style-name="P9"><text:span text:style-name="T12">/: <text:s/>Bus 05.Port 1: Dev 1, Class=root_hub, Driver=uhci_hcd/2p, 12M</text:span></text:p>
                <text:p text:style-name="P9"><text:span text:style-name="T12">[...]</text:span></text:p>
              </table:table-cell>
            </table:table-row>
          </table:table>
          <draw:image xlink:href="Pictures/TablePreview5.svm" xlink:type="simple" xlink:show="embed" xlink:actuate="onLoad"/>
        </draw:frame>
        <draw:frame draw:style-name="standard" draw:layer="layout" svg:width="23.367cm" svg:height="4.102cm" svg:x="3.433cm" svg:y="13cm">
          <table:table table:template-name="default" table:use-first-row-styles="true" table:use-banding-rows-styles="true">
            <table:table-column table:style-name="co14"/>
            <table:table-row table:style-name="ro6">
              <table:table-cell table:style-name="ce5">
                <text:p text:style-name="P9"><text:span text:style-name="T12">$ lsusb -v</text:span></text:p>
                <text:p text:style-name="P9"><text:span text:style-name="T12">Bus 007 Device 003: ID 0b97:7772 O2 Micro, Inc. OZ776 CCID Smartcard Reader</text:span></text:p>
                <text:p text:style-name="P9"><text:span text:style-name="T12">Device Descriptor:</text:span></text:p>
                <text:p text:style-name="P9"><text:span text:style-name="T12"><text:s text:c="3"/></text:span><text:span text:style-name="T12">blength <text:s text:c="14"/>18</text:span></text:p>
                <text:p text:style-name="P9"><text:span text:style-name="T12"><text:s text:c="3"/></text:span><text:span text:style-name="T12">bdescriptorType <text:s text:c="6"/>1</text:span></text:p>
                <text:p text:style-name="P9"><text:span text:style-name="T12"><text:s text:c="3"/></text:span><text:span text:style-name="T12">BcdUSB <text:s text:c="15"/>1.10</text:span></text:p>
                <text:p text:style-name="P9"><text:span text:style-name="T12">[...]</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presentation:user-transformed="true">
          <draw:text-box>
            <text:p><text:span text:style-name="T5">Dmidecode command</text:span></text:p>
          </draw:text-box>
        </draw:frame>
        <draw:frame presentation:style-name="pr3" draw:layer="layout" svg:width="25.199cm" svg:height="16cm" svg:x="1.4cm" svg:y="3.2cm" presentation:class="outline">
          <draw:text-box>
            <text:p/>
            <text:p/>
            <text:list text:style-name="L3">
              <text:list-item>
                <text:p>The command dmidecode displays information about the equipment to specification SMBIOS <text:span text:style-name="T8">(System Management BIOS)</text:span><text:span text:style-name="T13">,</text:span><text:span text:style-name="T8"> </text:span>formerly DMIBIOS <text:span text:style-name="T8">(Desktop Management Interface BIOS)</text:span>, hence the name of the command:</text:p>
              </text:list-item>
            </text:list>
            <text:p text:style-name="P10"><text:span text:style-name="T14"># dmidecode</text:span></text:p>
            <text:p text:style-name="P10"><text:span text:style-name="T14">[...]</text:span></text:p>
          </draw:text-box>
        </draw:frame>
        <draw:frame draw:style-name="standard" draw:layer="layout" svg:width="14.478cm" svg:height="0cm" svg:x="6.6cm" svg:y="7.2cm">
          <table:table table:template-name="default" table:use-first-row-styles="true" table:use-banding-rows-styles="true">
            <table:table-column table:style-name="co15"/>
            <table:table-row table:style-name="ro7">
              <table:table-cell table:style-name="ce6"/>
            </table:table-row>
            <table:table-row table:style-name="ro7">
              <table:table-cell table:style-name="ce6"/>
            </table:table-row>
          </table:table>
          <draw:image xlink:href="Pictures/TablePreview7.svm" xlink:type="simple" xlink:show="embed" xlink:actuate="onLoad"/>
        </draw:frame>
        <draw:custom-shape draw:style-name="gr7" draw:text-style-name="P11" draw:layer="layout" svg:width="10.35cm" svg:height="1.2cm" draw:transform="skewX (0.0349065850398866) translate (8.846cm 3cm)">
          <text:p text:style-name="P2"><text:span text:style-name="T15">EXTRA-CURRICU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7" draw:layer="layout" svg:width="23.2cm" svg:height="2.4cm" svg:x="2.4cm" svg:y="15.726cm">
          <draw:text-box>
            <text:p><text:span text:style-name="T7">http://www.nongnu.org/dmidecode/</text:span></text:p>
            <text:p><text:span text:style-name="T7">http://en.wikipedia.org/wiki/SMBIOS</text:span></text:p>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Lsmod command</text:span></text:p>
          </draw:text-box>
        </draw:frame>
        <draw:frame presentation:style-name="pr3" draw:layer="layout" svg:width="25.199cm" svg:height="16cm" svg:x="1.4cm" svg:y="3.2cm" presentation:class="outline">
          <draw:text-box>
            <text:list text:style-name="L3">
              <text:list-item>
                <text:p>Displays a list of loaded kernel modules.</text:p>
              </text:list-item>
              <text:list-item>
                <text:p>Simply reformat in columns the contents of <text:span text:style-name="T16">/proc/modules</text:span>.</text:p>
              </text:list-item>
              <text:list-item>
                <text:p>Example:</text:p>
              </text:list-item>
            </text:list>
            <text:p/>
            <text:p/>
          </draw:text-box>
        </draw:frame>
        <draw:frame draw:style-name="standard" draw:layer="layout" svg:width="23.367cm" svg:height="5.29cm" svg:x="3.36cm" svg:y="7.4cm">
          <table:table table:template-name="default" table:use-first-row-styles="true" table:use-banding-rows-styles="true">
            <table:table-column table:style-name="co16"/>
            <table:table-column table:style-name="co17"/>
            <table:table-column table:style-name="co18"/>
            <table:table-row table:style-name="ro8" table:default-cell-style-name="ce7">
              <table:table-cell table:style-name="ce5">
                <text:p text:style-name="P9"><text:span text:style-name="T12">$ lsmod</text:span></text:p>
                <text:p text:style-name="P9"><text:span text:style-name="T12">Module</text:span></text:p>
                <text:p text:style-name="P9"><text:span text:style-name="T12">isofs</text:span></text:p>
                <text:p text:style-name="P9"><text:span text:style-name="T12">aes_i586</text:span></text:p>
                <text:p text:style-name="P9"><text:span text:style-name="T12">aes_generic</text:span></text:p>
                <text:p text:style-name="P9"><text:span text:style-name="T12">nls_cp437</text:span></text:p>
                <text:p text:style-name="P9"><text:span text:style-name="T12">cifs</text:span></text:p>
                <text:p text:style-name="P9"><text:span text:style-name="T12">lp</text:span></text:p>
                <text:p text:style-name="P9"><text:span text:style-name="T12">pci_stub</text:span></text:p>
                <text:p text:style-name="P9"><text:span text:style-name="T12">[...]</text:span></text:p>
              </table:table-cell>
              <table:table-cell>
                <text:p><text:span text:style-name="T17"/></text:p>
                <text:p><text:span text:style-name="T17">Size</text:span></text:p>
                <text:p><text:span text:style-name="T17">29250</text:span></text:p>
                <text:p><text:span text:style-name="T17">7268</text:span></text:p>
                <text:p><text:span text:style-name="T17">26863</text:span></text:p>
                <text:p><text:span text:style-name="T17">4919</text:span></text:p>
                <text:p><text:span text:style-name="T17">249026</text:span></text:p>
                <text:p><text:span text:style-name="T17">7028</text:span></text:p>
                <text:p><text:span text:style-name="T17">1102</text:span></text:p>
              </table:table-cell>
              <table:table-cell>
                <text:p><text:span text:style-name="T17"/></text:p>
                <text:p><text:span text:style-name="T17">Used by</text:span></text:p>
                <text:p><text:span text:style-name="T17">0</text:span></text:p>
                <text:p><text:span text:style-name="T17">0</text:span></text:p>
                <text:p><text:span text:style-name="T17">1 aes_i586</text:span></text:p>
                <text:p><text:span text:style-name="T17">1</text:span></text:p>
                <text:p><text:span text:style-name="T17">2</text:span></text:p>
                <text:p><text:span text:style-name="T17">0</text:span></text:p>
                <text:p><text:span text:style-name="T17">1</text:span></text:p>
              </table:table-cell>
            </table:table-row>
          </table:table>
          <draw:image xlink:href="Pictures/TablePreview8.svm" xlink:type="simple" xlink:show="embed" xlink:actuate="onLoad"/>
        </draw:frame>
        <draw:frame draw:style-name="gr9" draw:text-style-name="P7" draw:layer="layout" svg:width="23.2cm" svg:height="0.874cm" svg:x="2.4cm" svg:y="15.726cm">
          <draw:text-box>
            <text:p><text:span text:style-name="T7">http://en.wikipedia.org/wiki/Lsmod</text:span></text:p>
          </draw:text-box>
        </draw:fram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presentation:user-transformed="true">
          <draw:text-box>
            <text:p><text:span text:style-name="T5">Modprobe command</text:span></text:p>
          </draw:text-box>
        </draw:frame>
        <draw:frame presentation:style-name="pr3" draw:layer="layout" svg:width="25.199cm" svg:height="16cm" svg:x="1.4cm" svg:y="3.2cm" presentation:class="outline" presentation:user-transformed="true">
          <draw:text-box>
            <text:p><text:span text:style-name="T5">Principle</text:span></text:p>
            <text:list text:style-name="L3">
              <text:list-item>
                <text:p>Allow to load or unload a kernel module managing outbuildings.</text:p>
              </text:list-item>
              <text:list-item>
                <text:p>Call the <text:span text:style-name="T16">insmod</text:span> and <text:span text:style-name="T16">rmmod</text:span> commands respectively loading and unloading each module.</text:p>
              </text:list-item>
              <text:list-item>
                <text:p>The modules are searched in the directory <text:span text:style-name="T16">/lib/modules/‘uname -r‘</text:span></text:p>
              </text:list-item>
            </text:list>
          </draw:text-box>
        </draw:frame>
        <draw:frame draw:style-name="gr9" draw:text-style-name="P7" draw:layer="layout" svg:width="23.2cm" svg:height="0.874cm" svg:x="2.4cm" svg:y="15.726cm">
          <draw:text-box>
            <text:p><text:span text:style-name="T7">http://en.wikipedia.org/wiki/Modprobe</text:span></text:p>
          </draw:text-box>
        </draw:frame>
        <presentation:notes draw:style-name="dp2">
          <draw:page-thumbnail draw:style-name="gr2"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presentation:user-transformed="true">
          <draw:text-box>
            <text:p><text:span text:style-name="T5">Modprobe command</text:span></text:p>
          </draw:text-box>
        </draw:frame>
        <draw:frame presentation:style-name="pr3" draw:layer="layout" svg:width="25.199cm" svg:height="16cm" svg:x="1.4cm" svg:y="3.2cm" presentation:class="outline" presentation:user-transformed="true">
          <draw:text-box>
            <text:p><text:span text:style-name="T5">Examples</text:span></text:p>
            <text:list text:style-name="L3">
              <text:list-item>
                <text:p><text:span text:style-name="T18">Loading a module:</text:span></text:p>
              </text:list-item>
            </text:list>
            <text:p text:style-name="P12"><text:span text:style-name="T19"># Modprobe Module</text:span></text:p>
            <text:list text:continue-numbering="true" text:style-name="L3">
              <text:list-item>
                <text:p><text:span text:style-name="T18">Unloading a module:</text:span></text:p>
              </text:list-item>
            </text:list>
            <text:p text:style-name="P12"><text:span text:style-name="T19"># Modprobe -r Module</text:span></text:p>
            <text:list text:continue-numbering="true" text:style-name="L3">
              <text:list-item>
                <text:p><text:span text:style-name="T18">The -n option (does not </text:span>perform the action) and -v (verbose display) Combined show what would be done without them:</text:p>
              </text:list-item>
            </text:list>
          </draw:text-box>
        </draw:frame>
        <draw:frame draw:style-name="standard" draw:layer="layout" svg:width="23.402cm" svg:height="5.08cm" svg:x="3.352cm" svg:y="11.8cm">
          <table:table table:template-name="default" table:use-first-row-styles="true" table:use-banding-rows-styles="true">
            <table:table-column table:style-name="co19"/>
            <table:table-row table:style-name="ro9">
              <table:table-cell table:style-name="ce5">
                <text:p text:style-name="P9"><text:span text:style-name="T20">$ modprobe -n -v nfs</text:span></text:p>
                <text:p text:style-name="P9"><text:span text:style-name="T20">insmod /lib/modules/[...]/kernel/net/sunrpc/sunrpc.ko</text:span></text:p>
                <text:p text:style-name="P9"><text:span text:style-name="T20">insmod /lib/modules/[...]/kernel/net/sunrpc/auth_gss/auth_rpcgss.ko</text:span></text:p>
                <text:p text:style-name="P9"><text:span text:style-name="T20">insmod /lib/modules/[...]/kernel/fs/nfs_common/nfs_acl.ko</text:span></text:p>
                <text:p text:style-name="P9"><text:span text:style-name="T20">insmod /lib/modules/[...]/kernel/fs/lockd/lockd.ko</text:span></text:p>
                <text:p text:style-name="P9"><text:span text:style-name="T20">insmod /lib/modules/[...]/kernel/fs/nfs/nfs.ko</text:span></text:p>
                <text:p text:style-name="P9"><text:span text:style-name="T20">$ modprobe -n -v -r joydev</text:span></text:p>
                <text:p text:style-name="P9"><text:span text:style-name="T20">rmmod /lib/modules/[...]/kernel/drivers/input/joydev.ko</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Pseudo-file system</text:span></text:p>
          </draw:text-box>
        </draw:frame>
        <draw:frame presentation:style-name="pr3" draw:layer="layout" svg:width="25.199cm" svg:height="16cm" svg:x="1.4cm" svg:y="3.2cm" presentation:class="outline">
          <draw:text-box>
            <text:list text:style-name="L3">
              <text:list-item>
                <text:p>A <text:span text:style-name="T8">pseudo-file system</text:span> is a part of the file system which is not stored on disk and matching information provided by the operating system.</text:p>
              </text:list-item>
              <text:list-item>
                <text:p>On Linux, three pseudo-file systems are commonly used and correspond to the directories:</text:p>
                <text:list>
                  <text:list-item>
                    <text:p>/dev</text:p>
                  </text:list-item>
                  <text:list-item>
                    <text:p>/proc</text:p>
                  </text:list-item>
                  <text:list-item>
                    <text:p>/sys</text:p>
                  </text:list-item>
                </text:list>
              </text:list-item>
            </text:list>
          </draw:text-box>
        </draw:frame>
        <draw:frame draw:style-name="gr9" draw:text-style-name="P7" draw:layer="layout" svg:width="23.2cm" svg:height="0.874cm" svg:x="2.4cm" svg:y="15.726cm">
          <draw:text-box>
            <text:p><text:span text:style-name="T7">http://en.wikipedia.org/wiki/Modprobe</text:span></text:p>
          </draw:text-box>
        </draw:frame>
        <presentation:notes draw:style-name="dp2">
          <draw:page-thumbnail draw:style-name="gr2"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dev</text:span></text:p>
          </draw:text-box>
        </draw:frame>
        <draw:frame presentation:style-name="pr3" draw:layer="layout" svg:width="25.199cm" svg:height="16cm" svg:x="1.4cm" svg:y="3.2cm" presentation:class="outline">
          <draw:text-box>
            <text:list text:style-name="L3">
              <text:list-item>
                <text:p>The pseudo files system / dev contains special files enabling access to hardware.</text:p>
              </text:list-item>
              <text:list-item>
                <text:p>These special files are adapted to the detected hardware by the kernel when it starts and suitable files are dynamically created or deleted thereafter depending on the connection or disconnection of devices.</text:p>
              </text:list-item>
              <text:list-item>
                <text:p>It's a system called "udev" whose operation is distributed between the core and a daemon, which manages the pseudo files system / dev.</text:p>
              </text:list-item>
            </text:list>
          </draw:text-box>
        </draw:frame>
        <draw:frame draw:style-name="gr9" draw:text-style-name="P7" draw:layer="layout" svg:width="23.2cm" svg:height="0.874cm" svg:x="2.4cm" svg:y="15.726cm">
          <draw:text-box>
            <text:p><text:span text:style-name="T7">http://fr.wikipedia.org/wiki/Udev</text:span></text:p>
          </draw:text-box>
        </draw:frame>
        <presentation:notes draw:style-name="dp2">
          <draw:page-thumbnail draw:style-name="gr2"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proc</text:span></text:p>
          </draw:text-box>
        </draw:frame>
        <draw:frame presentation:style-name="pr3" draw:layer="layout" svg:width="25.199cm" svg:height="16cm" svg:x="1.4cm" svg:y="3.2cm" presentation:class="outline">
          <draw:text-box>
            <text:list text:style-name="L3">
              <text:list-item>
                <text:p>The pseudo-file system <text:span text:style-name="T16">/proc</text:span> contains:</text:p>
                <text:list>
                  <text:list-item>
                    <text:p>A directory process, named by its PID</text:p>
                  </text:list-item>
                  <text:list-item>
                    <text:p><text:span text:style-name="T16">self</text:span> symlink points to the directory corresponding to the current process</text:p>
                  </text:list-item>
                  <text:list-item>
                    <text:p>Various files containing general information, such as:</text:p>
                  </text:list-item>
                </text:list>
              </text:list-item>
            </text:list>
          </draw:text-box>
        </draw:frame>
        <draw:frame draw:style-name="standard" draw:layer="layout" svg:width="22.638cm" svg:height="4.175cm" svg:x="3.333cm" svg:y="9.497cm">
          <table:table table:template-name="default" table:use-first-row-styles="true" table:use-banding-rows-styles="true">
            <table:table-column table:style-name="co20"/>
            <table:table-column table:style-name="co21"/>
            <table:table-row table:style-name="ro10">
              <table:table-cell table:style-name="ce8">
                <text:p text:style-name="P9"><text:span text:style-name="T10"/></text:p>
                <text:p text:style-name="P9"><text:span text:style-name="T21">/proc/cmdline</text:span></text:p>
                <text:p text:style-name="P9"><text:span text:style-name="T21">/proc/cpuinfo</text:span></text:p>
                <text:p text:style-name="P9"><text:span text:style-name="T21">/proc/interrupts</text:span></text:p>
                <text:p text:style-name="P9"><text:span text:style-name="T21">/proc/loadavg</text:span></text:p>
                <text:p text:style-name="P9"><text:span text:style-name="T21">/proc/meminfo</text:span></text:p>
                <text:p text:style-name="P9"><text:span text:style-name="T10"/></text:p>
              </table:table-cell>
              <table:table-cell table:style-name="ce9">
                <text:p text:style-name="P9"><text:span text:style-name="T10"/></text:p>
                <text:p text:style-name="P9"><text:span text:style-name="T21">Settings passed to the kernel by the bootloader</text:span></text:p>
                <text:p text:style-name="P9"><text:span text:style-name="T21">Microprocessor (s)</text:span></text:p>
                <text:p text:style-name="P9"><text:span text:style-name="T21">Interruptions</text:span></text:p>
                <text:p text:style-name="P9"><text:span text:style-name="T21">Average load</text:span></text:p>
                <text:p text:style-name="P9"><text:span text:style-name="T21">Memory usage</text:span></text:p>
                <text:p text:style-name="P9"><text:span text:style-name="T10"/></text:p>
              </table:table-cell>
            </table:table-row>
          </table:table>
          <draw:image xlink:href="Pictures/TablePreview10.svm" xlink:type="simple" xlink:show="embed" xlink:actuate="onLoad"/>
        </draw:frame>
        <draw:frame draw:style-name="gr9" draw:text-style-name="P7" draw:layer="layout" svg:width="23.2cm" svg:height="0.874cm" svg:x="2.4cm" svg:y="15.726cm">
          <draw:text-box>
            <text:p><text:span text:style-name="T7">http://fr.wikipedia.org/wiki/Procfs</text:span></text:p>
          </draw:text-box>
        </draw:frame>
        <presentation:notes draw:style-name="dp2">
          <draw:page-thumbnail draw:style-name="gr2"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sys</text:span></text:p>
          </draw:text-box>
        </draw:frame>
        <draw:frame presentation:style-name="pr3" draw:layer="layout" svg:width="25.199cm" svg:height="16cm" svg:x="1.4cm" svg:y="3.2cm" presentation:class="outline" presentation:user-transformed="true">
          <draw:text-box>
            <text:list text:style-name="L3">
              <text:list-item>
                <text:p>The pseudo-file system /sys provides many information about the hardware and drivers.</text:p>
              </text:list-item>
              <text:list-item>
                <text:p>Example:</text:p>
              </text:list-item>
            </text:list>
            <text:p text:style-name="P12"><text:span text:style-name="T22">$ cat /sys/class/net/eth0/address</text:span></text:p>
            <text:p text:style-name="P12"><text:span text:style-name="T22">00:1c:23:30:20:13</text:span></text:p>
          </draw:text-box>
        </draw:frame>
        <draw:frame draw:style-name="gr9" draw:text-style-name="P7" draw:layer="layout" svg:width="23.2cm" svg:height="0.874cm" svg:x="2.4cm" svg:y="15.726cm">
          <draw:text-box>
            <text:p><text:span text:style-name="T7">http://fr.wikipedia.org/wiki/Sysfs</text:span></text:p>
          </draw:text-box>
        </draw:frame>
        <presentation:notes draw:style-name="dp2">
          <draw:page-thumbnail draw:style-name="gr2"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Summary</text:span></text:p>
          </draw:text-box>
        </draw:frame>
        <draw:frame presentation:style-name="pr3" draw:layer="layout" svg:width="25.199cm" svg:height="16cm" svg:x="1.4cm" svg:y="3.2cm" presentation:class="outline" presentation:user-transformed="true">
          <draw:text-box>
            <text:list text:style-name="L3">
              <text:list-item>
                <text:p>Topic 1 – System Architecture</text:p>
              </text:list-item>
            </text:list>
            <text:list text:style-name="L4">
              <text:list-item>
                <text:list>
                  <text:list-item>
                    <text:p><text:span text:style-name="T23">1.1 Determination and confirguration of hardware sett</text:span><text:span text:style-name="T6">ings</text:span></text:p>
                  </text:list-item>
                </text:list>
              </text:list-item>
            </text:list>
            <text:list text:style-name="L3">
              <text:list-item>
                <text:list>
                  <text:list-item>
                    <text:p><text:span text:style-name="T24">1.2 Start of the system</text:span></text:p>
                  </text:list-item>
                </text:list>
              </text:list-item>
            </text:list>
            <text:list text:style-name="L4">
              <text:list-item>
                <text:list>
                  <text:list-item>
                    <text:p><text:span text:style-name="T6">1.3 Changes of runlevels and system shutdown or restart</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Startup phase</text:span></text:p>
          </draw:text-box>
        </draw:frame>
        <draw:frame presentation:style-name="pr3" draw:layer="layout" svg:width="25.199cm" svg:height="16cm" svg:x="1.4cm" svg:y="3.2cm" presentation:class="outline" presentation:user-transformed="true">
          <draw:text-box>
            <text:list text:style-name="L6">
              <text:list-item>
                <text:p>BIOS (Basic Input Output System)</text:p>
                <text:list>
                  <text:list-item>
                    <text:p>POST <text:span text:style-name="T8">(Power-On Self-Test)</text:span></text:p>
                  </text:list-item>
                  <text:list-item>
                    <text:p>Execution of the boot loader in the MBR <text:span text:style-name="T8">(Master Boot Record) </text:span>of the boot device</text:p>
                  </text:list-item>
                </text:list>
              </text:list-item>
              <text:list-item>
                <text:p>Boot loader</text:p>
                <text:list>
                  <text:list-item>
                    <text:p>Level 1 (in the MBR, it will only fetch and execute the boot loader of level 2)</text:p>
                  </text:list-item>
                  <text:list-item>
                    <text:p>Level 2 (this is the boot loader literally)</text:p>
                  </text:list-item>
                </text:list>
              </text:list-item>
              <text:list-item>
                <text:p>Kernel</text:p>
              </text:list-item>
              <text:list-item>
                <text:p><text:span text:style-name="T25">Init</text:span></text:p>
              </text:list-item>
            </text:list>
          </draw:text-box>
        </draw:frame>
        <draw:frame draw:style-name="gr10" draw:text-style-name="P7" draw:layer="layout" svg:width="23.2cm" svg:height="3.887cm" svg:x="2.4cm" svg:y="15.4cm">
          <draw:text-box>
            <text:p><text:span text:style-name="T7">http://en.wikipedia.org/wiki/Linux_startup_process</text:span></text:p>
            <text:p><text:span text:style-name="T7">http://fr.wikipedia.org/wiki/Amorce_(informatique)</text:span></text:p>
            <text:p><text:span text:style-name="T7">http://fr.wikipedia.org/wiki/Basic_Input_Output_System</text:span></text:p>
            <text:p><text:span text:style-name="T7">http://fr.wikipedia.org/wiki/Power-On_Self-Test</text:span></text:p>
            <text:p><text:span text:style-name="T7">http://fr.wikipedia.org/wiki/Master_Boot_Record</text:span></text:p>
            <text:p><text:span text:style-name="T7">http://fr.wikipedia.org/wiki/Chargeur_d’amorçage</text:span></text:p>
          </draw:text-box>
        </draw:frame>
        <presentation:notes draw:style-name="dp2">
          <draw:page-thumbnail draw:style-name="gr2"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presentation:user-transformed="true">
          <draw:text-box>
            <text:p><text:span text:style-name="T5">Dmesg command</text:span></text:p>
          </draw:text-box>
        </draw:frame>
        <draw:frame presentation:style-name="pr3" draw:layer="layout" svg:width="25.199cm" svg:height="16cm" svg:x="1.4cm" svg:y="3.2cm" presentation:class="outline" presentation:user-transformed="true">
          <draw:text-box>
            <text:list text:style-name="L3">
              <text:list-item>
                <text:p>Means: display message.</text:p>
              </text:list-item>
              <text:list-item>
                <text:p>Displays messages emitted by the kernel, especially during startup (the kernel is much less talkative after starting the <text:span text:style-name="T16">init</text:span> process).</text:p>
              </text:list-item>
              <text:list-item>
                <text:p>These messages are stored in a fixed-size data structure called <text:span text:style-name="T8">kernel ring buffer</text:span>. When this structure is filled, the oldest messages are deleted to allow storage of the newest.</text:p>
              </text:list-item>
            </text:list>
          </draw:text-box>
        </draw:frame>
        <draw:frame draw:style-name="gr11" draw:text-style-name="P7" draw:layer="layout" svg:width="23.2cm" svg:height="1.463cm" svg:x="2.4cm" svg:y="15.726cm">
          <draw:text-box>
            <text:p><text:span text:style-name="T7">http://fr.wikipedia.org/wiki/Dmesg</text:span></text:p>
            <text:p><text:span text:style-name="T7">http://fr.wikipedia.org/wiki/Buffer_circulaire</text:span></text:p>
          </draw:text-box>
        </draw:frame>
        <presentation:notes draw:style-name="dp2">
          <draw:page-thumbnail draw:style-name="gr2"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Linagora_5f_fr_5f_Presentation-officielle-2014_5f_5_5f_Paris1" presentation:presentation-page-layout-name="AL2T1">
        <office:forms form:automatic-focus="false" form:apply-design-mode="false"/>
        <draw:frame presentation:style-name="pr2" draw:text-style-name="P13" draw:layer="layout" svg:width="26.686cm" svg:height="2cm" svg:x="0.8cm" svg:y="0.122cm" presentation:class="title">
          <draw:text-box>
            <text:p><text:span text:style-name="T26">Init process</text:span></text:p>
          </draw:text-box>
        </draw:frame>
        <draw:frame presentation:style-name="pr3" draw:text-style-name="P14" draw:layer="layout" svg:width="25.199cm" svg:height="16cm" svg:x="1.4cm" svg:y="3.2cm" presentation:class="outline">
          <draw:text-box>
            <text:list text:style-name="L3">
              <text:list-item>
                <text:p><text:span text:style-name="T16">init</text:span> is the first process launched at system startup.</text:p>
              </text:list-item>
              <text:list-item>
                <text:p>This has two functions:</text:p>
                <text:list>
                  <text:list-item>
                    <text:p>Execute the daemons required depending on the level of running;</text:p>
                  </text:list-item>
                  <text:list-item>
                    <text:p>Manage connections to virtual terminals.</text:p>
                  </text:list-item>
                </text:list>
              </text:list-item>
              <text:list-item>
                <text:p>A PID of 1</text:p>
              </text:list-item>
            </text:list>
          </draw:text-box>
        </draw:frame>
        <draw:frame draw:style-name="gr9" draw:text-style-name="P7" draw:layer="layout" svg:width="23.2cm" svg:height="0.874cm" svg:x="2.4cm" svg:y="15.726cm">
          <draw:text-box>
            <text:p><text:span text:style-name="T7">http://fr.wikipedia.org/wiki/Init</text:span></text:p>
          </draw:text-box>
        </draw:frame>
        <presentation:notes draw:style-name="dp2">
          <draw:page-thumbnail draw:style-name="gr2"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26">Init process</text:span></text:p>
          </draw:text-box>
        </draw:frame>
        <draw:frame presentation:style-name="pr3" draw:layer="layout" svg:width="25.199cm" svg:height="16cm" svg:x="1.4cm" svg:y="3.2cm" presentation:class="outline">
          <draw:text-box>
            <text:list text:style-name="L3">
              <text:list-item>
                <text:p>There are several variations:</text:p>
                <text:list>
                  <text:list-item>
                    <text:p>Traditional <text:span text:style-name="T16">init</text:span> (the "System V")</text:p>
                    <text:list>
                      <text:list-item>
                        <text:p>Debian since version 7</text:p>
                      </text:list-item>
                    </text:list>
                  </text:list-item>
                  <text:list-item>
                    <text:p><text:span text:style-name="T16">systemd</text:span></text:p>
                    <text:list>
                      <text:list-item>
                        <text:p>CentOS 7</text:p>
                      </text:list-item>
                      <text:list-item>
                        <text:p>Debian probably since version 8</text:p>
                      </text:list-item>
                      <text:list-item>
                        <text:p>Fedora since version 15</text:p>
                      </text:list-item>
                    </text:list>
                  </text:list-item>
                  <text:list-item>
                    <text:p><text:span text:style-name="T16">upstart</text:span></text:p>
                    <text:list>
                      <text:list-item>
                        <text:p>CentOS 6</text:p>
                      </text:list-item>
                      <text:list-item>
                        <text:p>Fedora since version 9 to version 14</text:p>
                      </text:list-item>
                      <text:list-item>
                        <text:p>Ubuntu since version 6.10</text:p>
                      </text:list-item>
                    </text:list>
                  </text:list-item>
                </text:list>
              </text:list-item>
            </text:list>
          </draw:text-box>
        </draw:frame>
        <draw:frame draw:style-name="gr3" draw:text-style-name="P7" draw:layer="layout" svg:width="23.2cm" svg:height="2.675cm" svg:x="2.4cm" svg:y="15.726cm">
          <draw:text-box>
            <text:p><text:span text:style-name="T7">http://freedesktop.org/wiki/Software/systemd/</text:span></text:p>
            <text:p><text:span text:style-name="T7">http://en.wikipedia.org/wiki/Systemd</text:span></text:p>
            <text:p><text:span text:style-name="T7">http://upstart.ubuntu.com/</text:span></text:p>
            <text:p><text:span text:style-name="T7">http://fr.wikipedia.org/wiki/Upstart</text:span></text:p>
          </draw:text-box>
        </draw:frame>
        <presentation:notes draw:style-name="dp2">
          <draw:page-thumbnail draw:style-name="gr2"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Summary</text:span></text:p>
          </draw:text-box>
        </draw:frame>
        <draw:frame presentation:style-name="pr3" draw:layer="layout" svg:width="25.199cm" svg:height="16cm" svg:x="1.4cm" svg:y="3.2cm" presentation:class="outline" presentation:user-transformed="true">
          <draw:text-box>
            <text:list text:style-name="L3">
              <text:list-item>
                <text:p>Topic 1 – System Architecture</text:p>
              </text:list-item>
            </text:list>
            <text:list text:style-name="L4">
              <text:list-item>
                <text:list>
                  <text:list-item>
                    <text:p><text:span text:style-name="T6">1.1 Determination and confirguration of hardware settings</text:span></text:p>
                  </text:list-item>
                  <text:list-item>
                    <text:p><text:span text:style-name="T6">1.2 Start of the system*</text:span></text:p>
                  </text:list-item>
                </text:list>
              </text:list-item>
            </text:list>
            <text:list text:style-name="L3">
              <text:list-item>
                <text:list>
                  <text:list-item>
                    <text:p><text:span text:style-name="T27">1.3 Changes of runlevels and system shutdown or restart</text:span></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4" draw:text-style-name="P8" draw:layer="layout" svg:width="16.799cm" svg:height="13.364cm" svg:x="2.1cm" svg:y="14.107cm" presentation:class="notes" presentation:placeholder="true">
            <draw:text-box/>
          </draw:frame>
        </presentation:notes>
      </draw:page>
      <draw:page draw:name="page27"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Runlevels</text:span></text:p>
          </draw:text-box>
        </draw:frame>
        <draw:frame presentation:style-name="pr3" draw:layer="layout" svg:width="25.199cm" svg:height="16cm" svg:x="1.4cm" svg:y="3.2cm" presentation:class="outline">
          <draw:text-box>
            <text:list text:style-name="L3">
              <text:list-item>
                <text:p>Runlevels defined by the LSB:</text:p>
              </text:list-item>
            </text:list>
            <text:p/>
            <text:p/>
            <text:p/>
            <text:p/>
            <text:p/>
            <text:list text:continue-numbering="true" text:style-name="L3">
              <text:list-item>
                <text:p>Some distributions do not use all these levels.</text:p>
              </text:list-item>
            </text:list>
          </draw:text-box>
        </draw:frame>
        <draw:frame draw:style-name="standard" draw:layer="layout" svg:width="16.1cm" svg:height="5.816cm" svg:x="5.95cm" svg:y="4.791cm">
          <table:table table:template-name="default" table:use-banding-rows-styles="true">
            <table:table-column table:style-name="co22"/>
            <table:table-column table:style-name="co23"/>
            <table:table-row table:style-name="ro11">
              <table:table-cell table:style-name="ce10">
                <text:p text:style-name="P2"><text:span text:style-name="T28">0</text:span></text:p>
              </table:table-cell>
              <table:table-cell table:style-name="ce11">
                <text:p><text:span text:style-name="T28"><text:s/></text:span><text:span text:style-name="T28">Shutdown</text:span></text:p>
              </table:table-cell>
            </table:table-row>
            <table:table-row table:style-name="ro11">
              <table:table-cell table:style-name="ce10">
                <text:p text:style-name="P2"><text:span text:style-name="T28">1</text:span></text:p>
              </table:table-cell>
              <table:table-cell table:style-name="ce11">
                <text:p><text:span text:style-name="T28"><text:s/></text:span><text:span text:style-name="T28">Single user mode</text:span></text:p>
              </table:table-cell>
            </table:table-row>
            <table:table-row table:style-name="ro11">
              <table:table-cell table:style-name="ce10">
                <text:p text:style-name="P2"><text:span text:style-name="T28">2</text:span></text:p>
              </table:table-cell>
              <table:table-cell table:style-name="ce11">
                <text:p><text:span text:style-name="T28"><text:s/></text:span><text:span text:style-name="T28">Multi-users mode without network</text:span></text:p>
              </table:table-cell>
            </table:table-row>
            <table:table-row table:style-name="ro11">
              <table:table-cell table:style-name="ce10">
                <text:p text:style-name="P2"><text:span text:style-name="T28">3</text:span></text:p>
              </table:table-cell>
              <table:table-cell table:style-name="ce11">
                <text:p><text:span text:style-name="T28"><text:s/></text:span><text:span text:style-name="T28">Multi-users mode with network</text:span></text:p>
              </table:table-cell>
            </table:table-row>
            <table:table-row table:style-name="ro11">
              <table:table-cell table:style-name="ce10">
                <text:p text:style-name="P2"><text:span text:style-name="T28">4</text:span></text:p>
              </table:table-cell>
              <table:table-cell table:style-name="ce11">
                <text:p><text:span text:style-name="T28"><text:s/></text:span><text:span text:style-name="T28">Not used</text:span></text:p>
              </table:table-cell>
            </table:table-row>
            <table:table-row table:style-name="ro11">
              <table:table-cell table:style-name="ce10">
                <text:p text:style-name="P2"><text:span text:style-name="T28">5</text:span></text:p>
              </table:table-cell>
              <table:table-cell table:style-name="ce11">
                <text:p><text:span text:style-name="T28"><text:s/></text:span><text:span text:style-name="T28">Normal mode with GUI</text:span></text:p>
              </table:table-cell>
            </table:table-row>
            <table:table-row table:style-name="ro12">
              <table:table-cell table:style-name="ce10">
                <text:p text:style-name="P2"><text:span text:style-name="T28">6</text:span></text:p>
              </table:table-cell>
              <table:table-cell table:style-name="ce11">
                <text:p><text:span text:style-name="T28"><text:s/></text:span><text:span text:style-name="T28">System restart</text:span></text:p>
              </table:table-cell>
            </table:table-row>
          </table:table>
          <draw:image xlink:href="Pictures/TablePreview11.svm" xlink:type="simple" xlink:show="embed" xlink:actuate="onLoad"/>
        </draw:frame>
        <draw:frame draw:style-name="gr11" draw:text-style-name="P7" draw:layer="layout" svg:width="23.2cm" svg:height="1.463cm" svg:x="2.4cm" svg:y="15.726cm">
          <draw:text-box>
            <text:p><text:span text:style-name="T7">http://en.wikipedia.org/wiki/Runlevel</text:span></text:p>
            <text:p><text:span text:style-name="T7">http://en.wikipedia.org/wiki/Single_user_mode</text:span></text:p>
          </draw:text-box>
        </draw:frame>
        <presentation:notes draw:style-name="dp2">
          <draw:page-thumbnail draw:style-name="gr2"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The file /etc/inittab</text:span></text:p>
          </draw:text-box>
        </draw:frame>
        <draw:frame presentation:style-name="pr3" draw:layer="layout" svg:width="25.199cm" svg:height="16cm" svg:x="1.4cm" svg:y="3.2cm" presentation:class="outline" presentation:user-transformed="true">
          <draw:text-box>
            <text:p><text:span text:style-name="T5">Principle</text:span></text:p>
            <text:list text:style-name="L3">
              <text:list-item>
                <text:p>Used by the traditional <text:span text:style-name="T16">init</text:span> process.</text:p>
              </text:list-item>
              <text:list-item>
                <text:p>Define the <text:span text:style-name="T29">initdefault</text:span> level.</text:p>
              </text:list-item>
              <text:list-item>
                <text:p>Define different levels of operation.</text:p>
              </text:list-item>
              <text:list-item>
                <text:p>Starts <text:span text:style-name="T16">getty</text:span> command to handle connections to the terminals.</text:p>
              </text:list-item>
            </text:list>
          </draw:text-box>
        </draw:frame>
        <draw:frame draw:style-name="gr9" draw:text-style-name="P7" draw:layer="layout" svg:width="23.2cm" svg:height="0.874cm" svg:x="2.4cm" svg:y="15.726cm">
          <draw:text-box>
            <text:p><text:span text:style-name="T7">http://fr.wikipedia.org/wiki/Getty_(Unix)</text:span></text:p>
          </draw:text-box>
        </draw:frame>
        <presentation:notes draw:style-name="dp2">
          <draw:page-thumbnail draw:style-name="gr2"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draw:text-box>
            <text:p><text:span text:style-name="T5">The file /etc/inittab</text:span></text:p>
          </draw:text-box>
        </draw:frame>
        <draw:frame presentation:style-name="pr3" draw:layer="layout" svg:width="25.199cm" svg:height="16cm" svg:x="1.4cm" svg:y="3.2cm" presentation:class="outline" presentation:user-transformed="true">
          <draw:text-box>
            <text:p><text:span text:style-name="T5">Example</text:span> <text:span text:style-name="T8">(extract from a file </text:span><text:span text:style-name="T30">/etc/inittab</text:span><text:span text:style-name="T8"> of a Debian distribution)</text:span><text:span text:style-name="T31">:</text:span></text:p>
            <text:p><text:span text:style-name="T31"/></text:p>
            <text:p><text:span text:style-name="T31"/></text:p>
          </draw:text-box>
        </draw:frame>
        <draw:frame draw:style-name="standard" draw:layer="layout" svg:width="24.361cm" svg:height="11.43cm" svg:x="1.82cm" svg:y="5.899cm">
          <table:table table:template-name="default" table:use-first-row-styles="true" table:use-banding-rows-styles="true">
            <table:table-column table:style-name="co24"/>
            <table:table-row table:style-name="ro13">
              <table:table-cell table:style-name="ce12">
                <text:p text:style-name="P9"><text:span text:style-name="T32"># The default runlevel.</text:span></text:p>
                <text:p text:style-name="P9"><text:span text:style-name="T32">id:2:initdefault:</text:span></text:p>
                <text:p text:style-name="P9"><text:span text:style-name="T32"/></text:p>
                <text:p text:style-name="P9"><text:span text:style-name="T32"># /etc/init.d executes the S and K scripts upon change</text:span></text:p>
                <text:p text:style-name="P9"><text:span text:style-name="T32"># of runlevel.</text:span></text:p>
                <text:p text:style-name="P9"><text:span text:style-name="T32">#</text:span></text:p>
                <text:p text:style-name="P9"><text:span text:style-name="T32"># Runlevel 0 is halt.</text:span></text:p>
                <text:p text:style-name="P9"><text:span text:style-name="T32"># Runlevel 1 is single-user.</text:span></text:p>
                <text:p text:style-name="P9"><text:span text:style-name="T32"># Runlevels 2-5 are multi-user.</text:span></text:p>
                <text:p text:style-name="P9"><text:span text:style-name="T32"># Runlevel 6 is reboot.</text:span></text:p>
                <text:p text:style-name="P9"><text:span text:style-name="T32"/></text:p>
                <text:p text:style-name="P9"><text:span text:style-name="T32">l0:0:wait:/etc/init.d/rc 0</text:span></text:p>
                <text:p text:style-name="P9"><text:span text:style-name="T32">l1:1:wait:/etc/init.d/rc 1</text:span></text:p>
                <text:p text:style-name="P9"><text:span text:style-name="T32">l2:2:wait:/etc/init.d/rc 2</text:span></text:p>
                <text:p text:style-name="P9"><text:span text:style-name="T32">l3:3:wait:/etc/init.d/rc 3</text:span></text:p>
                <text:p text:style-name="P9"><text:span text:style-name="T32">l4:4:wait:/etc/init.d/rc 4</text:span></text:p>
                <text:p text:style-name="P9"><text:span text:style-name="T32">l5:5:wait:/etc/init.d/rc 5</text:span></text:p>
                <text:p text:style-name="P9"><text:span text:style-name="T32">l6:6:wait:/etc/init.d/rc 6</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presentation:user-transformed="true">
          <draw:text-box>
            <text:p><text:span text:style-name="T5">Services start</text:span></text:p>
          </draw:text-box>
        </draw:frame>
        <draw:frame presentation:style-name="pr3" draw:layer="layout" svg:width="25.199cm" svg:height="16cm" svg:x="1.4cm" svg:y="3.2cm" presentation:class="outline">
          <draw:text-box>
            <text:p><text:span text:style-name="T16">/etc/init.d</text:span></text:p>
            <text:p><text:span text:style-name="T16"/></text:p>
            <text:list text:style-name="L3">
              <text:list-item>
                <text:p>Each service is controlled by a script in the directory</text:p>
              </text:list-item>
            </text:list>
            <text:p text:style-name="P10"><text:span text:style-name="T16">/etc/init.d</text:span></text:p>
            <text:list text:continue-numbering="true" text:style-name="L3">
              <text:list-item>
                <text:p>Manual service start</text:p>
              </text:list-item>
            </text:list>
            <text:p text:style-name="P10"><text:span text:style-name="T16"># /etc/init.d/service start</text:span></text:p>
            <text:list text:continue-numbering="true" text:style-name="L3">
              <text:list-item>
                <text:p>Manual service stop</text:p>
              </text:list-item>
            </text:list>
            <text:p text:style-name="P10"><text:span text:style-name="T16"># /etc/init.d/service stop</text:span></text:p>
          </draw:text-box>
        </draw:frame>
        <presentation:notes draw:style-name="dp2">
          <draw:page-thumbnail draw:style-name="gr2"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draw:text-box>
            <text:p><text:span text:style-name="T5">Services start</text:span></text:p>
          </draw:text-box>
        </draw:frame>
        <draw:frame presentation:style-name="pr3" draw:layer="layout" svg:width="25.199cm" svg:height="16cm" svg:x="1.4cm" svg:y="3.2cm" presentation:class="outline" presentation:user-transformed="true">
          <draw:text-box>
            <text:p><text:span text:style-name="T32">/etc/rc?.d</text:span></text:p>
            <text:p/>
            <text:list text:style-name="L3">
              <text:list-item>
                <text:p>Symlinks from directories <text:span text:style-name="T33">/etc/rc0.d, /etc/rc1.d, /etc/rc2.d, /etc/rc3.d, /etc/rc4.d, /etc/rc5.d</text:span> and <text:span text:style-name="T33">/etc/rc6.d</text:span> to the scripts directory <text:span text:style-name="T33">/etc/init.d</text:span> determine the services running on each level of operation:</text:p>
                <text:list>
                  <text:list-item>
                    <text:p><text:span text:style-name="T32">/etc/rcX.d/SNNservice → /etc/init.d/service</text:span></text:p>
                  </text:list-item>
                  <text:list-item>
                    <text:p><text:span text:style-name="T32">/etc/rcX.d/KNNservice → /etc/init.d/service</text:span></text:p>
                  </text:list-item>
                </text:list>
              </text:list-item>
            </text:list>
            <text:p><text:span text:style-name="T32"/></text:p>
            <text:p><text:span text:style-name="T32"/></text:p>
            <text:list text:continue-numbering="true" text:style-name="L3">
              <text:list-item>
                <text:list>
                  <text:list-item>
                    <text:p><text:span text:style-name="T32"/></text:p>
                  </text:list-item>
                </text:list>
              </text:list-item>
            </text:list>
            <text:p/>
          </draw:text-box>
        </draw:frame>
        <draw:frame draw:style-name="standard" draw:layer="layout" svg:width="19.737cm" svg:height="2.983cm" svg:x="3.862cm" svg:y="13.584cm">
          <table:table table:template-name="default" table:use-banding-rows-styles="true">
            <table:table-column table:style-name="co25"/>
            <table:table-column table:style-name="co26"/>
            <table:table-row table:style-name="ro14">
              <table:table-cell table:style-name="ce13">
                <text:p text:style-name="P2"><text:span text:style-name="T34">S</text:span></text:p>
              </table:table-cell>
              <table:table-cell table:style-name="ce14">
                <text:p><text:span text:style-name="T34"><text:s/></text:span><text:span text:style-name="T34">Service start</text:span></text:p>
              </table:table-cell>
            </table:table-row>
            <table:table-row table:style-name="ro14">
              <table:table-cell table:style-name="ce13">
                <text:p text:style-name="P2"><text:span text:style-name="T34">K</text:span></text:p>
              </table:table-cell>
              <table:table-cell table:style-name="ce14">
                <text:p><text:span text:style-name="T34"><text:s/></text:span><text:span text:style-name="T34">Service stop</text:span></text:p>
              </table:table-cell>
            </table:table-row>
            <table:table-row table:style-name="ro14">
              <table:table-cell table:style-name="ce13">
                <text:p text:style-name="P2"><text:span text:style-name="T34">X</text:span></text:p>
              </table:table-cell>
              <table:table-cell table:style-name="ce14">
                <text:p><text:span text:style-name="T34"><text:s/></text:span><text:span text:style-name="T34">Runlevel</text:span></text:p>
              </table:table-cell>
            </table:table-row>
            <table:table-row table:style-name="ro14">
              <table:table-cell table:style-name="ce13">
                <text:p text:style-name="P2"><text:span text:style-name="T34">NN</text:span></text:p>
              </table:table-cell>
              <table:table-cell table:style-name="ce14">
                <text:p><text:span text:style-name="T34"><text:s/></text:span><text:span text:style-name="T34">Number between 00 and 99 defining the boot order</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Telinit command</text:span></text:p>
          </draw:text-box>
        </draw:frame>
        <draw:frame presentation:style-name="pr3" draw:layer="layout" svg:width="25.199cm" svg:height="16cm" svg:x="1.4cm" svg:y="3.2cm" presentation:class="outline">
          <draw:text-box>
            <text:list text:style-name="L3">
              <text:list-item>
                <text:p>Allow to change the runlevel</text:p>
              </text:list-item>
              <text:list-item>
                <text:p>Example</text:p>
              </text:list-item>
            </text:list>
            <text:p text:style-name="P10"><text:span text:style-name="T16"># telinit 1</text:span></text:p>
            <text:list text:continue-numbering="true" text:style-name="L3">
              <text:list-item>
                <text:p>The <text:span text:style-name="T16">init</text:span> can also be used for this purpose (in this case, it just calls <text:span text:style-name="T16">telinit</text:span>):</text:p>
              </text:list-item>
            </text:list>
            <text:p text:style-name="P10"><text:span text:style-name="T16"># init 1</text:span></text:p>
          </draw:text-box>
        </draw:frame>
        <presentation:notes draw:style-name="dp2">
          <draw:page-thumbnail draw:style-name="gr2"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page33"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Shutdown command</text:span></text:p>
          </draw:text-box>
        </draw:frame>
        <draw:frame presentation:style-name="pr3" draw:layer="layout" svg:width="25.199cm" svg:height="16cm" svg:x="1.4cm" svg:y="3.2cm" presentation:class="outline" presentation:user-transformed="true">
          <draw:text-box>
            <text:p><text:span text:style-name="T5">Principle</text:span></text:p>
            <text:list text:style-name="L3">
              <text:list-item>
                <text:p><text:span text:style-name="T16">shutdown</text:span> command or restart the system by displaying in the terminals of all connected users connected to the message (optional) received by argument.</text:p>
              </text:list-item>
            </text:list>
            <text:p text:style-name="P10"><text:span text:style-name="T16"># shutdown -h +5 "shutdown in five minutes"</text:span></text:p>
            <text:list text:continue-numbering="true" text:style-name="L3">
              <text:list-item>
                <text:p>The stop time of the system can be specified in three ways:</text:p>
              </text:list-item>
            </text:list>
            <text:p/>
            <text:p/>
            <text:p><text:span text:style-name="T25"/></text:p>
          </draw:text-box>
        </draw:frame>
        <draw:frame draw:style-name="standard" draw:layer="layout" svg:width="14.098cm" svg:height="0cm" svg:x="6.973cm" svg:y="10.536cm">
          <table:table table:template-name="default" table:use-first-row-styles="true" table:use-banding-rows-styles="true">
            <table:table-column table:style-name="co27"/>
            <table:table-column table:style-name="co28"/>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
          <draw:image xlink:href="Pictures/TablePreview14.svm" xlink:type="simple" xlink:show="embed" xlink:actuate="onLoad"/>
        </draw:frame>
        <draw:frame draw:style-name="standard" draw:layer="layout" svg:width="12.975cm" svg:height="2.237cm" svg:x="7.513cm" svg:y="10.894cm">
          <table:table table:template-name="default" table:use-banding-rows-styles="true">
            <table:table-column table:style-name="co29"/>
            <table:table-column table:style-name="co30"/>
            <table:table-row table:style-name="ro7">
              <table:table-cell table:style-name="ce15">
                <text:p text:style-name="P3"><text:span text:style-name="T16">now </text:span></text:p>
              </table:table-cell>
              <table:table-cell table:style-name="ce16">
                <text:p><text:span text:style-name="T25">for an immediate stop</text:span></text:p>
              </table:table-cell>
            </table:table-row>
            <table:table-row table:style-name="ro7">
              <table:table-cell table:style-name="ce17">
                <text:p text:style-name="P3"><text:span text:style-name="T30">+m </text:span></text:p>
              </table:table-cell>
              <table:table-cell table:style-name="ce16">
                <text:p><text:span text:style-name="T25">for a stop in </text:span><text:span text:style-name="T35">m</text:span><text:span text:style-name="T25"> minutes</text:span></text:p>
              </table:table-cell>
            </table:table-row>
            <table:table-row table:style-name="ro12">
              <table:table-cell table:style-name="ce17">
                <text:p text:style-name="P3"><text:span text:style-name="T30">hh:mm </text:span></text:p>
              </table:table-cell>
              <table:table-cell table:style-name="ce16">
                <text:p><text:span text:style-name="T25">for a stop at </text:span><text:span text:style-name="T35">hh</text:span><text:span text:style-name="T25"> h </text:span><text:span text:style-name="T35">mm</text:span></text:p>
              </table:table-cell>
            </table:table-row>
          </table:table>
          <draw:image xlink:href="Pictures/TablePreview15.svm" xlink:type="simple" xlink:show="embed" xlink:actuate="onLoad"/>
        </draw:frame>
        <draw:frame draw:style-name="gr9" draw:text-style-name="P7" draw:layer="layout" svg:width="15cm" svg:height="0.874cm" svg:x="2.4cm" svg:y="15.726cm">
          <draw:text-box>
            <text:p><text:span text:style-name="T7">http://fr.wikipedia.org/wiki/Getty_(Unix)</text:span></text:p>
          </draw:text-box>
        </draw:frame>
        <presentation:notes draw:style-name="dp2">
          <draw:page-thumbnail draw:style-name="gr2" draw:layer="layout" svg:width="14.848cm" svg:height="11.136cm" svg:x="3.075cm" svg:y="2.257cm" draw:page-number="33" presentation:class="page"/>
          <draw:frame presentation:style-name="pr5" draw:text-style-name="P5" draw:layer="layout" svg:width="16.799cm" svg:height="13.364cm" svg:x="2.1cm" svg:y="14.107cm" presentation:class="notes" presentation:placeholder="true">
            <draw:text-box/>
          </draw:frame>
        </presentation:notes>
      </draw:page>
      <draw:page draw:name="page34" draw:style-name="dp1" draw:master-page-name="Linagora_5f_fr_5f_Presentation-officielle-2014_5f_5_5f_Paris1" presentation:presentation-page-layout-name="AL2T1">
        <office:forms form:automatic-focus="false" form:apply-design-mode="false"/>
        <draw:frame presentation:style-name="pr2" draw:layer="layout" svg:width="26.686cm" svg:height="2cm" svg:x="0.8cm" svg:y="0.122cm" presentation:class="title" presentation:user-transformed="true">
          <draw:text-box>
            <text:p><text:span text:style-name="T5">Shutdown command</text:span></text:p>
          </draw:text-box>
        </draw:frame>
        <draw:frame presentation:style-name="pr3" draw:layer="layout" svg:width="25.199cm" svg:height="16cm" svg:x="1.401cm" svg:y="3.4cm" presentation:class="outline" presentation:user-transformed="true">
          <draw:text-box>
            <text:p><text:span text:style-name="T5">Options</text:span></text:p>
            <text:p><text:span text:style-name="T5"/></text:p>
            <text:p><text:span text:style-name="T5"/></text:p>
            <text:p><text:span text:style-name="T5"/></text:p>
            <text:p/>
            <text:p/>
          </draw:text-box>
        </draw:frame>
        <draw:frame draw:style-name="standard" draw:layer="layout" svg:width="14.098cm" svg:height="0cm" svg:x="7.069cm" svg:y="10.255cm">
          <table:table table:template-name="default" table:use-first-row-styles="true" table:use-banding-rows-styles="true">
            <table:table-column table:style-name="co27"/>
            <table:table-column table:style-name="co28"/>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row table:style-name="ro7" table:default-cell-style-name="ce6">
              <table:table-cell/>
              <table:table-cell/>
            </table:table-row>
          </table:table>
          <draw:image xlink:href="Pictures/TablePreview16.svm" xlink:type="simple" xlink:show="embed" xlink:actuate="onLoad"/>
        </draw:frame>
        <draw:frame draw:style-name="standard" draw:layer="layout" svg:width="16.046cm" svg:height="5.221cm" svg:x="5.977cm" svg:y="5.543cm">
          <table:table table:template-name="default" table:use-banding-rows-styles="true">
            <table:table-column table:style-name="co31"/>
            <table:table-column table:style-name="co32"/>
            <table:table-row table:style-name="ro14">
              <table:table-cell table:style-name="ce18">
                <text:p><text:span text:style-name="T16">-c</text:span><text:span text:style-name="T36"> </text:span><text:span text:style-name="T37">(cancel)</text:span></text:p>
              </table:table-cell>
              <table:table-cell table:style-name="ce19">
                <text:p><text:span text:style-name="T34"><text:s/></text:span><text:span text:style-name="T34">Shutdown cancel</text:span></text:p>
              </table:table-cell>
            </table:table-row>
            <table:table-row table:style-name="ro14">
              <table:table-cell table:style-name="ce20">
                <text:p><text:span text:style-name="T16">-f</text:span></text:p>
              </table:table-cell>
              <table:table-cell table:style-name="ce19">
                <text:p><text:span text:style-name="T34"><text:s/></text:span><text:span text:style-name="T34">No </text:span><text:span text:style-name="T38">fsck</text:span><text:span text:style-name="T34"> on reboot</text:span></text:p>
              </table:table-cell>
            </table:table-row>
            <table:table-row table:style-name="ro14">
              <table:table-cell table:style-name="ce20">
                <text:p><text:span text:style-name="T16">-F</text:span></text:p>
              </table:table-cell>
              <table:table-cell table:style-name="ce19">
                <text:p><text:span text:style-name="T34"><text:s/></text:span><text:span text:style-name="T34">Force </text:span><text:span text:style-name="T38">fsck</text:span><text:span text:style-name="T34"> on reboot</text:span></text:p>
              </table:table-cell>
            </table:table-row>
            <table:table-row table:style-name="ro14">
              <table:table-cell table:style-name="ce18">
                <text:p><text:span text:style-name="T16">-h</text:span><text:span text:style-name="T36"> </text:span><text:span text:style-name="T37">(halt)</text:span></text:p>
              </table:table-cell>
              <table:table-cell table:style-name="ce19">
                <text:p><text:span text:style-name="T34"><text:s/></text:span><text:span text:style-name="T34">Stop system of extinction</text:span></text:p>
              </table:table-cell>
            </table:table-row>
            <table:table-row table:style-name="ro14">
              <table:table-cell table:style-name="ce18">
                <text:p><text:span text:style-name="T16">-H</text:span><text:span text:style-name="T36"> </text:span><text:span text:style-name="T37">(halt)</text:span></text:p>
              </table:table-cell>
              <table:table-cell table:style-name="ce19">
                <text:p><text:span text:style-name="T34"><text:s/></text:span><text:span text:style-name="T34">Shutdown</text:span></text:p>
              </table:table-cell>
            </table:table-row>
            <table:table-row table:style-name="ro14">
              <table:table-cell table:style-name="ce18">
                <text:p><text:span text:style-name="T16">-P</text:span><text:span text:style-name="T36"> </text:span><text:span text:style-name="T37">(power-off)</text:span></text:p>
              </table:table-cell>
              <table:table-cell table:style-name="ce19">
                <text:p><text:s/><text:span text:style-name="T36">Extinguishing system</text:span></text:p>
              </table:table-cell>
            </table:table-row>
            <table:table-row table:style-name="ro14">
              <table:table-cell table:style-name="ce18">
                <text:p><text:span text:style-name="T16">-r</text:span><text:span text:style-name="T36"> </text:span><text:span text:style-name="T37">(reboot)</text:span></text:p>
              </table:table-cell>
              <table:table-cell table:style-name="ce19">
                <text:p><text:span text:style-name="T34"><text:s/></text:span><text:span text:style-name="T34">System reboot</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1" draw:master-page-name="Linagora_5f_fr_5f_Presentation-officielle-2014_5f_5_5f_Paris1" presentation:presentation-page-layout-name="AL2T1">
        <office:forms form:automatic-focus="false" form:apply-design-mode="false"/>
        <draw:frame presentation:style-name="pr2" draw:text-style-name="P15" draw:layer="layout" svg:width="26.686cm" svg:height="2cm" svg:x="0.8cm" svg:y="0.122cm" presentation:class="title" presentation:user-transformed="true">
          <draw:text-box>
            <text:p><text:span text:style-name="T39">Halt, poweroff et reboot commands</text:span></text:p>
          </draw:text-box>
        </draw:frame>
        <draw:frame presentation:style-name="pr3" draw:layer="layout" svg:width="25.199cm" svg:height="16cm" svg:x="1.4cm" svg:y="3.2cm" presentation:class="outline">
          <draw:text-box>
            <text:list text:style-name="L3">
              <text:list-item>
                <text:p>Equivalent to the shutdown command used with some options:</text:p>
              </text:list-item>
            </text:list>
            <text:p/>
            <text:p/>
            <text:p/>
            <text:list text:continue-numbering="true" text:style-name="L3">
              <text:list-item>
                <text:p>Unlike shutdown, these commands are used to indicate either time (they have an immediate effect) or message to connected users.</text:p>
              </text:list-item>
            </text:list>
          </draw:text-box>
        </draw:frame>
        <draw:frame draw:style-name="standard" draw:layer="layout" svg:width="8.863cm" svg:height="2.259cm" svg:x="2.536cm" svg:y="5.74cm">
          <table:table table:template-name="default" table:use-banding-rows-styles="true">
            <table:table-column table:style-name="co33"/>
            <table:table-column table:style-name="co34"/>
            <table:table-row table:style-name="ro15" table:default-cell-style-name="ce20">
              <table:table-cell>
                <text:p><text:span text:style-name="T16"><text:s/></text:span><text:span text:style-name="T16">halt</text:span></text:p>
              </table:table-cell>
              <table:table-cell>
                <text:p><text:span text:style-name="T16"><text:s/></text:span><text:span text:style-name="T16">shutdown -H</text:span></text:p>
              </table:table-cell>
            </table:table-row>
            <table:table-row table:style-name="ro15" table:default-cell-style-name="ce20">
              <table:table-cell>
                <text:p><text:span text:style-name="T16"><text:s/></text:span><text:span text:style-name="T16">poweroff</text:span></text:p>
              </table:table-cell>
              <table:table-cell>
                <text:p><text:span text:style-name="T16"><text:s/></text:span><text:span text:style-name="T16">shutdown -P</text:span></text:p>
              </table:table-cell>
            </table:table-row>
            <table:table-row table:style-name="ro16" table:default-cell-style-name="ce20">
              <table:table-cell>
                <text:p><text:span text:style-name="T16"><text:s/></text:span><text:span text:style-name="T16">reboot</text:span></text:p>
              </table:table-cell>
              <table:table-cell>
                <text:p><text:span text:style-name="T16"><text:s/></text:span><text:span text:style-name="T16">shutdown -r</text:span></text:p>
              </table:table-cell>
            </table:table-row>
          </table:table>
          <draw:image xlink:href="Pictures/TablePreview18.svm" xlink:type="simple" xlink:show="embed" xlink:actuate="onLoad"/>
        </draw:frame>
        <draw:frame draw:style-name="gr9" draw:text-style-name="P7" draw:layer="layout" svg:width="15cm" svg:height="0.874cm" svg:x="2.4cm" svg:y="15.726cm">
          <draw:text-box>
            <text:p><text:span text:style-name="T7">http://fr.wikipedia.org/wiki/Halt</text:span></text:p>
          </draw:text-box>
        </draw:frame>
        <presentation:notes draw:style-name="dp2">
          <draw:page-thumbnail draw:style-name="gr2" draw:layer="layout" svg:width="14.848cm" svg:height="11.136cm" svg:x="3.075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1" draw:master-page-name="Linagora_5f_fr_5f_Presentation-officielle-2014_5f_5_5f_Paris1" presentation:presentation-page-layout-name="AL2T1">
        <office:forms form:automatic-focus="false" form:apply-design-mode="false"/>
        <draw:frame presentation:style-name="pr2" draw:text-style-name="P6" draw:layer="layout" svg:width="26.686cm" svg:height="2cm" svg:x="0.8cm" svg:y="0.122cm" presentation:class="title">
          <draw:text-box>
            <text:p><text:span text:style-name="T5">Wall command</text:span></text:p>
          </draw:text-box>
        </draw:frame>
        <draw:frame presentation:style-name="pr3" draw:layer="layout" svg:width="25.199cm" svg:height="16cm" svg:x="1.4cm" svg:y="3.2cm" presentation:class="outline">
          <draw:text-box>
            <text:list text:style-name="L3">
              <text:list-item>
                <text:p>The wall command (write to all) displays in the terminals of all users connected to the received message on its standard input:</text:p>
              </text:list-item>
            </text:list>
            <text:p text:style-name="P10"><text:span text:style-name="T16">$ wall</text:span></text:p>
            <text:p text:style-name="P10"><text:span text:style-name="T16">This is a test.</text:span></text:p>
            <text:p text:style-name="P10"><text:span text:style-name="T16">^D</text:span></text:p>
            <text:p text:style-name="P10"><text:span text:style-name="T16">Broadcast Message from utilisateur@machine</text:span></text:p>
            <text:p text:style-name="P16"><text:span text:style-name="T16">(/dev/pts/24) at 14:45 …</text:span></text:p>
            <text:p text:style-name="P10"><text:span text:style-name="T16">This is a test.</text:span></text:p>
          </draw:text-box>
        </draw:frame>
        <draw:frame draw:style-name="gr9" draw:text-style-name="P7" draw:layer="layout" svg:width="15cm" svg:height="0.874cm" svg:x="2.4cm" svg:y="15.726cm">
          <draw:text-box>
            <text:p><text:span text:style-name="T7">http://en.wikipedia.org/wiki/Wall_(Unix)</text:span></text:p>
          </draw:text-box>
        </draw:frame>
        <presentation:notes draw:style-name="dp2">
          <draw:page-thumbnail draw:style-name="gr2" draw:layer="layout" svg:width="14.848cm" svg:height="11.136cm" svg:x="3.075cm" svg:y="2.257cm" draw:page-number="36" presentation:class="page"/>
          <draw:frame presentation:style-name="pr5" draw:text-style-name="P8" draw:layer="layout" svg:width="16.799cm" svg:height="13.364cm" svg:x="2.1cm" svg:y="14.107cm" presentation:class="notes" presentation:placeholder="true">
            <draw:text-box/>
          </draw:frame>
        </presentation:notes>
      </draw:page>
      <draw:page draw:name="page37" draw:style-name="dp1" draw:master-page-name="Linagora_5f_fr_5f_Presentation-officielle-2014_5f_5_5f_Paris2" presentation:presentation-page-layout-name="AL2T1">
        <office:forms form:automatic-focus="false" form:apply-design-mode="false"/>
        <draw:frame presentation:style-name="pr6" draw:text-style-name="P6" draw:layer="layout" svg:width="21.4cm" svg:height="3.8cm" svg:x="1.4cm" svg:y="7.8cm" presentation:class="title">
          <draw:text-box>
            <text:p><text:span text:style-name="T5">Linux installation and package management</text:span></text:p>
          </draw:text-box>
        </draw:frame>
        <draw:frame presentation:style-name="pr7" draw:layer="layout" svg:width="25.199cm" svg:height="6.579cm" svg:x="1.4cm" svg:y="12.621cm" presentation:class="outline" presentation:placeholder="true">
          <draw:text-box/>
        </draw:frame>
        <presentation:notes draw:style-name="dp2">
          <draw:page-thumbnail draw:style-name="gr2"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Linagora_5f_fr_5f_Presentation-officielle-2014_5f_5_5f_Paris3" presentation:presentation-page-layout-name="AL1T19">
        <office:forms form:automatic-focus="false" form:apply-design-mode="false"/>
        <draw:frame presentation:style-name="pr9" draw:text-style-name="P17" draw:layer="layout" svg:width="25.199cm" svg:height="9cm" svg:x="1.4cm" svg:y="0.6cm" presentation:class="title">
          <draw:text-box>
            <text:p text:style-name="P6"><text:span text:style-name="T40">Thank you for your attention</text:span></text:p>
          </draw:text-box>
        </draw:frame>
        <draw:frame draw:style-name="gr12" draw:text-style-name="P19" draw:layer="layout" svg:width="8.405cm" svg:height="2.851cm" svg:x="0.795cm" svg:y="17.809cm">
          <draw:text-box>
            <text:p text:style-name="P18"><text:span text:style-name="T41">LINAGORA</text:span><text:span text:style-name="T42"> </text:span><text:span text:style-name="T41">– Siège social</text:span></text:p>
            <text:p><text:span text:style-name="T43">80, rue Roque de Fillol</text:span></text:p>
            <text:p><text:span text:style-name="T43">92800 PUTEAUX</text:span></text:p>
            <text:p><text:span text:style-name="T43">FRANCE</text:span></text:p>
          </draw:text-box>
        </draw:frame>
        <draw:frame draw:style-name="gr13" draw:text-style-name="P20" draw:layer="layout" svg:width="8.278cm" svg:height="2.891cm" svg:x="9.7cm" svg:y="17.809cm">
          <draw:text-box>
            <text:p><text:span text:style-name="T42">Tél.</text:span><text:span text:style-name="T44"> : +33 (0)1 46 96 63 63</text:span></text:p>
            <text:p><text:span text:style-name="T42">Fax </text:span><text:span text:style-name="T44">: +33 (0)1 46 96 63 64</text:span></text:p>
            <text:p><text:span text:style-name="T42">Info </text:span><text:span text:style-name="T44">: </text:span><text:span text:style-name="T45"><text:a xlink:href="mailto:info@linagora.com" xlink:type="simple">info@linagora.com</text:a></text:span></text:p>
            <text:p><text:span text:style-name="T42">Web </text:span><text:span text:style-name="T44">: </text:span><text:span text:style-name="T45"><text:a xlink:href="http://www.linagora.com/" xlink:type="simple">www.linagora.com</text:a></text:span></text:p>
          </draw:text-box>
        </draw:frame>
        <presentation:notes draw:style-name="dp2">
          <draw:page-thumbnail draw:style-name="gr2" draw:layer="layout" svg:width="14.848cm" svg:height="11.136cm" svg:x="3.075cm" svg:y="2.257cm" draw:page-number="3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Symbol3" svg:font-family="Symbol"/>
    <style:font-face style:name="Times2" svg:font-family="Times, 'Times New Roman'"/>
    <style:font-face style:name="Wingdings3" svg:font-family="Wingdings"/>
    <style:font-face style:name="Wingdings 22" svg:font-family="'Wingdings 2'"/>
    <style:font-face style:name="Wingdings 32" svg:font-family="'Wingdings 3'"/>
    <style:font-face style:name="Liberation Serif1" svg:font-family="'Liberation Serif', 'Times New Roman'" style:font-family-generic="roman"/>
    <style:font-face style:name="Times New Roman1" svg:font-family="'Times New Roman'" style:font-family-generic="roman"/>
    <style:font-face style:name="Arial2" svg:font-family="Arial" style:font-family-generic="swiss"/>
    <style:font-face style:name="Arial Unicode MS2" svg:font-family="'Arial Unicode MS'" style:font-family-generic="swiss"/>
    <style:font-face style:name="Lucida Sans2" svg:font-family="'Lucida Sans'" style:font-family-generic="swiss"/>
    <style:font-face style:name="Tahoma2" svg:font-family="Tahoma" style:font-family-generic="swiss"/>
    <style:font-face style:name="Trebuchet MS2" svg:font-family="'Trebuchet MS'" style:font-family-generic="swiss"/>
    <style:font-face style:name="Verdana2" svg:font-family="Verdana" style:font-family-generic="swiss"/>
    <style:font-face style:name="Bitstream Vera Sans Mono2" svg:font-family="'Bitstream Vera Sans Mono'" style:font-family-generic="modern" style:font-pitch="fixed"/>
    <style:font-face style:name="Courier New2" svg:font-family="'Courier New'"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StarSymbol1" svg:font-family="StarSymbol, 'Arial Unicode MS'" style:font-pitch="variable"/>
    <style:font-face style:name="Symbol2" svg:font-family="Symbol" style:font-pitch="variable"/>
    <style:font-face style:name="Times1" svg:font-family="Times, 'Times New Roman'" style:font-pitch="variable"/>
    <style:font-face style:name="Wingdings1" svg:font-family="Wingdings" style:font-pitch="variable"/>
    <style:font-face style:name="Wingdings 21" svg:font-family="'Wingdings 2'" style:font-pitch="variable"/>
    <style:font-face style:name="Wingdings 31" svg:font-family="'Wingdings 3'" style:font-pitch="variable"/>
    <style:font-face style:name="Arial3" svg:font-family="Arial" style:font-family-generic="modern" style:font-pitch="variable"/>
    <style:font-face style:name="Bitstream Vera Sans Mono1" svg:font-family="'Bitstream Vera Sans Mono'" style:font-family-generic="modern" style:font-pitch="variable"/>
    <style:font-face style:name="Courier New1" svg:font-family="'Courier New'" style:font-family-generic="modern" style:font-pitch="variable"/>
    <style:font-face style:name="DejaVu Sans2" svg:font-family="'DejaVu Sans'" style:font-family-generic="modern" style:font-pitch="variable"/>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Proxima Nova Rg" svg:font-family="'Proxima Nova Rg'" style:font-family-generic="modern" style:font-pitch="variable"/>
    <style:font-face style:name="Times New Roman2" svg:font-family="'Times New Roman'"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Bitstream Vera Sans Mono" svg:font-family="'Bitstream Vera Sans Mono'"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roman" style:font-pitch="variable"/>
    <style:font-face style:name="Proxima Nova Rg1" svg:font-family="'Proxima Nova Rg'"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Verdana5" svg:font-family="Verdana" style:font-adornments="Negreta" style:font-family-generic="roman" style:font-pitch="variable"/>
    <style:font-face style:name="Verdana3" svg:font-family="Verdana" style:font-adornments="Normal"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Wingdings 3" svg:font-family="'Wingdings 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ucida Sans1" svg:font-family="'Lucida San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Verdana6" svg:font-family="Verdana" style:font-adornments="Negreta" style:font-family-generic="swiss" style:font-pitch="variable"/>
    <style:font-face style:name="Verdana4" svg:font-family="Verdana" style:font-adornments="Normal" style:font-family-generic="swiss" style:font-pitch="variable"/>
    <style:font-face style:name="Arial Unicode MS3" svg:font-family="'Arial Unicode MS'" style:font-family-generic="system" style:font-pitch="variable"/>
    <style:font-face style:name="Courier New3" svg:font-family="'Courier New'"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Arial"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3" svg:font-family="StarSymbol, 'Arial Unicode MS'" style:font-family-generic="system" style:font-pitch="variable"/>
    <style:font-face style:name="Symbol4" svg:font-family="Symbol" style:font-family-generic="system" style:font-pitch="variable"/>
    <style:font-face style:name="Tahoma3" svg:font-family="Tahoma" style:font-family-generic="system" style:font-pitch="variable"/>
    <style:font-face style:name="Verdana7" svg:font-family="Verdana" style:font-family-generic="system" style:font-pitch="variable"/>
    <style:font-face style:name="Wingdings4" svg:font-family="Wingdings" style:font-family-generic="system" style:font-pitch="variable"/>
    <style:font-face style:name="宋体" svg:font-family="宋体"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9" draw:display-name="Gradient 9"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3"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宋体" style:font-family-asian="宋体"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solid" draw:fill-color="#c00c39" draw:fill-gradient-name="Gradient_20_10" draw:fill-hatch-name="Hatching_20_1" draw:fill-image-name="Bitmape_20_1" draw:fill-image-width="0cm" draw:fill-image-height="0cm"/>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9" draw:fill-hatch-name="Hatching_20_1" draw:fill-image-name="Bitmape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529cm" fo:margin-bottom="0cm" fo:line-height="110%" style:text-autospace="none"/>
      <style:text-properties fo:font-size="12pt" fo:language="en" fo:country="US" style:language-asian="en" style:country-asian="US" style:font-size-complex="12pt"/>
    </style:style>
    <style:style style:name="List" style:family="graphic">
      <style:paragraph-properties fo:margin-top="0.351cm" fo:margin-bottom="0cm" fo:line-height="110%" style:text-autospace="none"/>
      <style:text-properties style:font-name="Verdana1" fo:font-family="Verdana" style:font-family-generic="swiss" style:font-pitch="variable" fo:font-size="12pt" fo:language="en" fo:country="US" style:language-asian="en" style:country-asian="US" style:font-name-complex="Verdana1" style:font-family-complex="Verdana" style:font-family-generic-complex="swiss" style:font-pitch-complex="variable" style:font-size-complex="12pt"/>
    </style:style>
    <style:style style:name="Numbering_20_fr" style:display-name="Numbering fr" style:family="graphic">
      <style:paragraph-properties fo:margin-top="0.351cm" fo:margin-bottom="0cm" fo:line-height="110%" style:text-autospace="none"/>
      <style:text-properties style:font-name="Verdana1" fo:font-family="Verdana" style:font-family-generic="swiss" style:font-pitch="variable" fo:font-size="12pt" fo:language="en" fo:country="US" style:language-asian="en" style:country-asian="US" style:font-name-complex="Verdana1" style:font-family-complex="Verdana" style:font-family-generic-complex="swiss" style:font-pitch-complex="variable" style:font-size-complex="12pt"/>
    </style:style>
    <style:style style:name="List_20_Heading" style:display-name="List Heading" style:family="graphic">
      <style:paragraph-properties fo:margin-top="0.529cm" fo:margin-bottom="0cm" fo:line-height="110%" style:text-autospace="none"/>
      <style:text-properties fo:font-size="12pt" fo:language="en" fo:country="US" style:language-asian="en" style:country-asian="US" style:font-size-complex="12pt"/>
    </style:style>
    <style:style style:name="List_20_fr" style:display-name="List fr" style:family="graphic">
      <style:paragraph-properties fo:margin-top="0.351cm" fo:margin-bottom="0cm" fo:line-height="110%" style:text-autospace="none"/>
      <style:text-properties style:font-name="Verdana1" fo:font-family="Verdana" style:font-family-generic="swiss" style:font-pitch="variable" fo:font-size="12pt" fo:language="en" fo:country="US" style:language-asian="en" style:country-asian="US" style:font-name-complex="Verdana1" style:font-family-complex="Verdana" style:font-family-generic-complex="swiss" style:font-pitch-complex="variable" style:font-size-complex="12pt"/>
    </style:style>
    <style:style style:name="Numbering_20_Symbols" style:display-name="Numbering Symbols" style:family="graphic">
      <style:paragraph-properties style:text-autospace="none"/>
      <style:text-properties style:font-name="Verdana1" fo:font-family="Verdana" style:font-family-generic="swiss" style:font-pitch="variable" fo:font-size="10pt" fo:language="fr" fo:country="FR" style:language-asian="en" style:country-asian="US" style:font-name-complex="Verdana1" style:font-family-complex="Verdana" style:font-family-generic-complex="swiss" style:font-pitch-complex="variable" style:font-size-complex="10pt"/>
    </style:style>
    <style:style style:name="Bullet_20_Symbols" style:display-name="Bullet Symbols" style:family="graphic">
      <style:paragraph-properties style:text-autospace="none"/>
      <style:text-properties style:font-name="StarSymbol2" fo:font-family="StarSymbol, 'Arial Unicode MS'" fo:font-size="10pt" fo:language="fr" fo:country="FR" style:font-name-asian="StarSymbol2" style:font-family-asian="StarSymbol, 'Arial Unicode MS'" style:language-asian="en" style:country-asian="US" style:font-name-complex="StarSymbol2" style:font-family-complex="StarSymbol, 'Arial Unicode MS'" style:font-size-complex="10pt"/>
    </style:style>
    <style:style style:name="heading_20_3" style:display-name="heading 3" style:family="graphic">
      <style:paragraph-properties fo:margin-top="1.058cm" fo:margin-bottom="0.178cm" style:text-autospace="none"/>
      <style:text-properties style:use-window-font-color="true" style:font-name="Verdana1" fo:font-family="Verdana" style:font-family-generic="swiss" style:font-pitch="variable" fo:font-size="12pt" fo:language="en" fo:country="US" fo:font-weight="bold" style:font-name-asian="Lucida Sans Unicode1" style:font-family-asian="'Lucida Sans Unicode'" style:font-family-generic-asian="swiss" style:font-pitch-asian="variable" style:language-asian="en" style:country-asian="US" style:font-name-complex="Verdana1" style:font-family-complex="Verdana" style:font-family-generic-complex="swiss" style:font-pitch-complex="variable" style:font-size-complex="12pt" style:font-weight-complex="bold"/>
    </style:style>
    <style:style style:name="Tabl_20_Lina" style:display-name="Tabl Lina" style:family="graphic" style:parent-style-name="standard"/>
    <style:style style:name="Titre_20_1" style:display-name="Titre 1" style:family="graphic">
      <style:paragraph-properties fo:margin-left="1.942cm" fo:margin-right="0cm" fo:margin-top="0.351cm" fo:margin-bottom="0.351cm" fo:text-align="start" fo:text-indent="-1.942cm" style:text-autospace="none"/>
      <style:text-properties fo:font-variant="normal" fo:text-transform="none" fo:color="#c5000b" style:font-name="Arial1" fo:font-family="Arial" style:font-family-generic="swiss" style:font-pitch="variable" fo:font-size="18pt" fo:text-shadow="none" fo:font-weight="bold" style:font-name-asian="Tahoma1" style:font-family-asian="Tahoma" style:font-family-generic-asian="swiss" style:font-pitch-asian="variable" style:font-size-asian="16pt" style:font-weight-asian="bold" style:font-weight-complex="bold"/>
    </style:style>
    <style:style style:name="Titre_20_2" style:display-name="Titre 2" style:family="graphic">
      <style:paragraph-properties fo:margin-left="2.644cm" fo:margin-right="0cm" fo:margin-top="1.413cm" fo:margin-bottom="0.351cm" fo:text-align="start" fo:text-indent="-2.644cm" style:text-autospace="none"/>
      <style:text-properties fo:color="#c5000b" style:font-name="Arial1" fo:font-family="Arial" style:font-family-generic="swiss" style:font-pitch="variable" fo:font-size="16pt" fo:font-style="normal" fo:font-weight="bold" style:font-name-asian="Tahoma1" style:font-family-asian="Tahoma" style:font-family-generic-asian="swiss" style:font-pitch-asian="variable" style:font-size-asian="14pt" style:font-style-asian="italic" style:font-weight-asian="bold" style:font-style-complex="normal" style:font-weight-complex="bold"/>
    </style:style>
    <style:style style:name="Titre_20_3" style:display-name="Titre 3" style:family="graphic">
      <style:paragraph-properties fo:margin-left="3.528cm" fo:margin-right="0cm" fo:margin-top="1.058cm" fo:margin-bottom="0.178cm" fo:text-align="start" fo:text-indent="-3.528cm" style:text-autospace="none"/>
      <style:text-properties style:use-window-font-color="true" style:font-name="Arial1" fo:font-family="Arial" style:font-family-generic="swiss" style:font-pitch="variable" fo:font-size="14pt" style:text-underline-style="solid" style:text-underline-width="auto" style:text-underline-color="font-color" fo:font-weight="normal" style:font-name-asian="Tahoma1" style:font-family-asian="Tahoma" style:font-family-generic-asian="swiss" style:font-pitch-asian="variable" style:font-size-asian="14pt" style:font-weight-asian="bold" style:font-weight-complex="normal"/>
    </style:style>
    <style:style style:name="Titre_20_4" style:display-name="Titre 4" style:family="graphic">
      <style:paragraph-properties fo:margin-left="4.235cm" fo:margin-right="0cm" fo:margin-top="0.706cm" fo:margin-bottom="0cm" fo:text-align="start" fo:text-indent="-4.235cm" style:text-autospace="none"/>
      <style:text-properties style:use-window-font-color="true" style:font-name="Arial1" fo:font-family="Arial" style:font-family-generic="swiss" style:font-pitch="variable" fo:font-size="11pt" fo:font-style="normal" fo:font-weight="bold" style:font-name-asian="Tahoma1" style:font-family-asian="Tahoma" style:font-family-generic-asian="swiss" style:font-pitch-asian="variable" style:font-size-asian="11.5pt" style:font-style-asian="italic" style:font-weight-asian="bold" style:font-style-complex="normal" style:font-weight-complex="bold"/>
    </style:style>
    <style:style style:name="Titre_20_5" style:display-name="Titre 5"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1.5pt" style:font-weight-asian="bold" style:font-weight-complex="bold"/>
    </style:style>
    <style:style style:name="Titre_20_6" style:display-name="Titre 6"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0.5pt" style:font-weight-asian="bold" style:font-weight-complex="bold"/>
    </style:style>
    <style:style style:name="Titre_20_7" style:display-name="Titre 7"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0.5pt" style:font-weight-asian="bold" style:font-weight-complex="bold"/>
    </style:style>
    <style:style style:name="Titre_20_8" style:display-name="Titre 8"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0.5pt" style:font-weight-asian="bold" style:font-weight-complex="bold"/>
    </style:style>
    <style:style style:name="Titre_20_9" style:display-name="Titre 9"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WW8Num49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9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9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93z0" style:family="graphic">
      <style:paragraph-properties style:text-autospace="none"/>
      <style:text-properties fo:color="#000080" style:font-name="Symbol1" fo:font-family="Symbol" style:font-family-generic="roman" style:font-pitch="variable" style:font-charset="x-symbol" fo:font-size="10pt" fo:font-style="normal" fo:font-weight="normal" style:font-name-asian="Symbol1" style:font-family-asian="Symbol" style:font-family-generic-asian="roman" style:font-pitch-asian="variable" style:font-charset-asian="x-symbol" style:font-size-asian="10pt" style:font-style-asian="normal" style:font-weight-asian="normal" style:font-style-complex="normal" style:font-weight-complex="normal"/>
    </style:style>
    <style:style style:name="WW8Num46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6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69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69z0" style:family="graphic">
      <style:paragraph-properties style:text-autospace="none"/>
      <style:text-properties fo:color="#000080" style:font-name="Symbol1" fo:font-family="Symbol" style:font-family-generic="roman" style:font-pitch="variable" style:font-charset="x-symbol" fo:font-size="10pt" style:font-name-asian="Symbol1" style:font-family-asian="Symbol" style:font-family-generic-asian="roman" style:font-pitch-asian="variable" style:font-charset-asian="x-symbol" style:font-size-asian="10pt"/>
    </style:style>
    <style:style style:name="WW8Num44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4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4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44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9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95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7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7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57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78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9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9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9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94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20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20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3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3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8z0" style:family="graphic">
      <style:paragraph-properties style:text-autospace="none"/>
      <style:text-properties fo:color="#00008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Accentuation" style:family="graphic">
      <style:paragraph-properties style:text-autospace="none"/>
      <style:text-properties fo:font-style="italic" style:font-style-asian="italic" style:font-style-complex="italic"/>
    </style:style>
    <style:style style:name="Saut_20_d_27_index" style:display-name="Saut d'index" style:family="graphic">
      <style:paragraph-properties style:text-autospace="none"/>
    </style:style>
    <style:style style:name="Code_20_Variable" style:display-name="Code Variable" style:family="graphic">
      <style:paragraph-properties style:text-autospace="none"/>
      <style:text-properties fo:font-weight="bold" style:font-weight-asian="bold" style:font-weight-complex="bold"/>
    </style:style>
    <style:style style:name="Code_20_Comment" style:display-name="Code Comment" style:family="graphic">
      <style:paragraph-properties style:text-autospace="none"/>
      <style:text-properties fo:color="#006b6b" fo:font-style="italic" style:font-style-asian="italic" style:font-style-complex="italic"/>
    </style:style>
    <style:style style:name="English_20_Foreign_20_text" style:display-name="English Foreign text" style:family="graphic">
      <style:paragraph-properties style:text-autospace="none"/>
      <style:text-properties fo:language="en" fo:country="US" fo:font-style="italic" style:font-style-asian="italic" style:font-style-complex="italic"/>
    </style:style>
    <style:style style:name="English" style:family="graphic">
      <style:paragraph-properties style:text-autospace="none"/>
      <style:text-properties fo:language="en" fo:country="US"/>
    </style:style>
    <style:style style:name="Définition" style:family="graphic">
      <style:paragraph-properties style:text-autospace="none"/>
    </style:style>
    <style:style style:name="Entrée_20_principale_20_d_27_index" style:display-name="Entrée principale d'index" style:family="graphic">
      <style:paragraph-properties style:text-autospace="none"/>
      <style:text-properties fo:font-weight="bold" style:font-weight-asian="bold" style:font-weight-complex="bold"/>
    </style:style>
    <style:style style:name="Numéro_20_de_20_page" style:display-name="Numéro de page" style:family="graphic">
      <style:paragraph-properties style:text-autospace="none"/>
    </style:style>
    <style:style style:name="Puces" style:family="graphic">
      <style:paragraph-properties style:text-autospace="none"/>
      <style:text-properties style:font-name="StarSymbol2" fo:font-family="StarSymbol, 'Arial Unicode MS'" fo:font-size="10pt" fo:language="fr" fo:country="FR" style:font-name-asian="StarSymbol2" style:font-family-asian="StarSymbol, 'Arial Unicode MS'" style:font-size-asian="9pt"/>
    </style:style>
    <style:style style:name="Code_20_in_20_line" style:display-name="Code in line" style:family="graphic">
      <style:paragraph-properties style:text-autospace="none"/>
      <style:text-properties style:font-name="Courier New2" fo:font-family="'Courier New'" style:font-family-generic="modern" style:font-pitch="fixed" fo:language="zxx" fo:country="none" fo:font-weight="bold" style:font-weight-asian="bold" style:font-weight-complex="bold"/>
    </style:style>
    <style:style style:name="Caractères_20_de_20_numérotation" style:display-name="Caractères de numérotation" style:family="graphic">
      <style:paragraph-properties style:text-autospace="none"/>
      <style:text-properties style:font-name="Verdana1" fo:font-family="Verdana" style:font-family-generic="swiss" style:font-pitch="variable" fo:font-size="10pt" fo:language="fr" fo:country="FR"/>
    </style:style>
    <style:style style:name="Lien_20_Internet_20_visité" style:display-name="Lien Internet visité" style:family="graphic">
      <style:paragraph-properties style:text-autospace="none"/>
      <style:text-properties fo:color="#800000" style:text-underline-style="none"/>
    </style:style>
    <style:style style:name="Lien_20_Internet" style:display-name="Lien Internet" style:family="graphic">
      <style:paragraph-properties style:text-autospace="none"/>
      <style:text-properties fo:color="#000080" style:text-underline-style="none"/>
    </style:style>
    <style:style style:name="Titre_20_4_2a_" style:display-name="Titre 4*" style:family="graphic">
      <style:paragraph-properties fo:margin-top="0.706cm" fo:margin-bottom="0cm" fo:text-align="start" style:text-autospace="none"/>
      <style:text-properties style:use-window-font-color="true" style:font-name="Arial1" fo:font-family="Arial" style:font-family-generic="swiss" style:font-pitch="variable" fo:font-size="11pt" fo:font-style="normal" fo:font-weight="bold" style:font-name-asian="Tahoma1" style:font-family-asian="Tahoma" style:font-family-generic-asian="swiss" style:font-pitch-asian="variable" style:font-size-asian="11.5pt" style:font-style-asian="italic" style:font-weight-asian="bold" style:font-style-complex="normal" style:font-weight-complex="bold"/>
    </style:style>
    <style:style style:name="LINAGORA2012_5f_Oct_7e_LT_7e_Hintergrund" style:display-name="LINAGORA2012_Oct~LT~Hintergrund"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NAGORA2012_5f_Oct_7e_LT_7e_Hintergrundobjekte" style:display-name="LINAGORA2012_Oct~LT~Hintergrundobjekt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NAGORA2012_5f_Oct_7e_LT_7e_Notizen" style:display-name="LINAGORA2012_Oct~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Lucida Sans2" fo:font-family="'Lucida Sans'" style:font-family-generic="swiss" fo:font-size="28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LINAGORA2012_5f_Oct_7e_LT_7e_Untertitel" style:display-name="LINAGORA2012_Oct~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ucida Sans2" fo:font-family="'Lucida Sans'" style:font-family-generic="swiss" fo:font-size="32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LINAGORA2012_5f_Oct_7e_LT_7e_Titel" style:display-name="LINAGORA2012_Oct~LT~Titel" style:family="graphic">
      <style:paragraph-properties fo:text-align="center" style:text-autospace="none" style:writing-mode="lr-tb"/>
      <style:text-properties fo:color="#960c35" style:text-outline="false" style:text-line-through-style="none" style:text-line-through-type="none" style:font-name="Lucida Sans2" fo:font-family="'Lucida Sans'" style:font-family-generic="swiss" fo:font-size="44pt" fo:language="fr" fo:country="FR" fo:font-style="italic" fo:text-shadow="none" style:text-underline-style="none" fo:font-weight="bold" style:letter-kerning="true" style:font-name-asian="Liberation Sans4" style:font-family-asian="'Liberation Sans', Arial" style:font-family-generic-asian="swiss" style:font-pitch-asian="variable" style:font-size-asian="12pt" style:language-asian="zxx" style:country-asian="none" style:font-style-asian="italic" style:font-weight-asian="bold" style:font-style-complex="italic" style:font-weight-complex="bold" style:text-emphasize="none"/>
    </style:style>
    <style:style style:name="LINAGORA2012_5f_Oct_7e_LT_7e_Gliederung_20_9" style:display-name="LINAGORA2012_Oct~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8" style:display-name="LINAGORA2012_Oct~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7" style:display-name="LINAGORA2012_Oct~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6" style:display-name="LINAGORA2012_Oct~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5" style:display-name="LINAGORA2012_Oct~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4" style:display-name="LINAGORA2012_Oct~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3" style:display-name="LINAGORA2012_Oct~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4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2" style:display-name="LINAGORA2012_Oct~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8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5f_Oct_7e_LT_7e_Gliederung_20_1" style:display-name="LINAGORA2012_Oct~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32pt" fo:language="fr" fo:country="FR" fo:font-style="italic" fo:text-shadow="none" style:text-underline-style="none" fo:font-weight="bold" style:letter-kerning="true" style:font-name-asian="Liberation Sans4" style:font-family-asian="'Liberation Sans', Arial" style:font-family-generic-asian="swiss" style:font-pitch-asian="variable" style:font-size-asian="12pt" style:language-asian="zxx" style:country-asian="none" style:font-style-asian="italic" style:font-weight-asian="bold" style:font-style-complex="italic" style:font-weight-complex="bold" style:text-emphasize="none"/>
    </style:style>
    <style:style style:name="Standard_20_2_7e_LT_7e_Hintergrund" style:display-name="Standard 2~LT~Hintergrund"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Standard_20_2_7e_LT_7e_Hintergrundobjekte" style:display-name="Standard 2~LT~Hintergrundobjekt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Standard_20_2_7e_LT_7e_Notizen" style:display-name="Standard 2~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Lucida Sans2" fo:font-family="'Lucida Sans'" style:font-family-generic="swiss" fo:font-size="28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ucida Sans2" fo:font-family="'Lucida Sans'" style:font-family-generic="swiss" fo:font-size="32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start" style:text-autospace="none" style:writing-mode="lr-tb"/>
      <style:text-properties fo:color="#960c35" style:text-outline="false" style:text-line-through-style="none" style:text-line-through-type="none" style:font-name="Lucida Sans2" fo:font-family="'Lucida Sans'" style:font-family-generic="swiss" fo:font-size="24pt" fo:language="fr" fo:country="FR" fo:font-style="normal" fo:text-shadow="none" style:text-underline-style="none" fo:font-weight="bold" style:letter-kerning="true" style:font-name-asian="Liberation Sans4" style:font-family-asian="'Liberation Sans', Arial" style:font-family-generic-asian="swiss" style:font-pitch-asian="variable" style:font-size-asian="12pt" style:language-asian="zxx" style:country-asian="none" style:font-style-asian="normal" style:font-weight-asian="bold" style:font-style-complex="normal" style:font-weight-complex="bold" style:text-emphasize="none"/>
    </style:style>
    <style:style style:name="Standard_20_2_7e_LT_7e_Gliederung_20_9" style:display-name="Standard 2~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4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8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left="0cm" fo:margin-right="0cm" fo:margin-top="0cm" fo:margin-bottom="0.88cm" fo:text-align="start" fo:text-indent="0cm" style:text-autospace="none" style:writing-mode="lr-tb"/>
      <style:text-properties fo:color="#960c35" style:text-outline="false" style:text-line-through-style="none" style:text-line-through-type="none" style:font-name="Lucida Sans2" fo:font-family="'Lucida Sans'" style:font-family-generic="swiss" fo:font-size="32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LINAGORA2012_7e_LT_7e_Hintergrund" style:display-name="LINAGORA2012~LT~Hintergrund"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NAGORA2012_7e_LT_7e_Hintergrundobjekte" style:display-name="LINAGORA2012~LT~Hintergrundobjekt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NAGORA2012_7e_LT_7e_Notizen" style:display-name="LINAGORA2012~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Lucida Sans2" fo:font-family="'Lucida Sans'" style:font-family-generic="swiss" fo:font-size="28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LINAGORA2012_7e_LT_7e_Untertitel" style:display-name="LINAGORA2012~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ucida Sans2" fo:font-family="'Lucida Sans'" style:font-family-generic="swiss" fo:font-size="32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LINAGORA2012_7e_LT_7e_Titel" style:display-name="LINAGORA2012~LT~Titel" style:family="graphic">
      <style:paragraph-properties fo:text-align="center" style:text-autospace="none" style:writing-mode="lr-tb"/>
      <style:text-properties fo:color="#960c35" style:text-outline="false" style:text-line-through-style="none" style:text-line-through-type="none" style:font-name="Lucida Sans2" fo:font-family="'Lucida Sans'" style:font-family-generic="swiss" fo:font-size="44pt" fo:language="fr" fo:country="FR" fo:font-style="italic" fo:text-shadow="none" style:text-underline-style="none" fo:font-weight="bold" style:letter-kerning="true" style:font-name-asian="Liberation Sans4" style:font-family-asian="'Liberation Sans', Arial" style:font-family-generic-asian="swiss" style:font-pitch-asian="variable" style:font-size-asian="12pt" style:language-asian="zxx" style:country-asian="none" style:font-style-asian="italic" style:font-weight-asian="bold" style:font-style-complex="italic" style:font-weight-complex="bold" style:text-emphasize="none"/>
    </style:style>
    <style:style style:name="LINAGORA2012_7e_LT_7e_Gliederung_20_9" style:display-name="LINAGORA2012~LT~Gliederung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8" style:display-name="LINAGORA2012~LT~Gliederung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7" style:display-name="LINAGORA2012~LT~Gliederung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6" style:display-name="LINAGORA2012~LT~Gliederung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5" style:display-name="LINAGORA2012~LT~Gliederung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4" style:display-name="LINAGORA2012~LT~Gliederung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0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3" style:display-name="LINAGORA2012~LT~Gliederung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4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2" style:display-name="LINAGORA2012~LT~Gliederung 2" style:family="graphic">
      <style:paragraph-properties fo:margin-left="0cm" fo:margin-right="0cm" fo:margin-top="0cm" fo:margin-bottom="0.706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28pt" fo:font-style="italic" fo:text-shadow="none" style:text-underline-style="none" fo:font-weight="bold" style:letter-kerning="true" style:font-name-asian="Liberation Sans4" style:font-family-asian="'Liberation Sans', Arial" style:font-family-generic-asian="swiss" style:font-pitch-asian="variable" style:font-size-asian="12pt" style:font-style-asian="italic" style:font-weight-asian="bold" style:font-style-complex="italic" style:font-weight-complex="bold" style:text-emphasize="none"/>
    </style:style>
    <style:style style:name="LINAGORA2012_7e_LT_7e_Gliederung_20_1" style:display-name="LINAGORA2012~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Lucida Sans2" fo:font-family="'Lucida Sans'" style:font-family-generic="swiss" fo:font-size="32pt" fo:language="fr" fo:country="FR" fo:font-style="italic" fo:text-shadow="none" style:text-underline-style="none" fo:font-weight="bold" style:letter-kerning="true" style:font-name-asian="Liberation Sans4" style:font-family-asian="'Liberation Sans', Arial" style:font-family-generic-asian="swiss" style:font-pitch-asian="variable" style:font-size-asian="12pt" style:language-asian="zxx" style:country-asian="none" style:font-style-asian="italic" style:font-weight-asian="bold" style:font-style-complex="italic" style:font-weight-complex="bold" style:text-emphasize="none"/>
    </style:style>
    <style:style style:name="Paragraphe" style:family="graphic">
      <style:paragraph-properties fo:margin-top="1.164cm" fo:margin-bottom="0.582cm" fo:text-align="start" style:text-autospace="none" style:writing-mode="lr-tb"/>
      <style:text-properties style:use-window-font-color="true" style:font-name="Times2" fo:font-family="Times, 'Times New Roman'"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Index_20_lexical_20__3a__20_entrée_20_principale" style:display-name="Index lexical : entrée principal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Appel_20_de_20_note" style:display-name="Appel de not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1" style:display-name="RTF_Num 13 1" style:family="graphic">
      <style:paragraph-properties fo:text-align="start" style:text-autospace="none" style:writing-mode="lr-tb"/>
      <style:text-properties fo:color="#c03440" style:font-name="Wingdings3" fo:font-family="Wingding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2" style:display-name="RTF_Num 13 2" style:family="graphic">
      <style:paragraph-properties fo:text-align="start" style:text-autospace="none" style:writing-mode="lr-tb"/>
      <style:text-properties fo:color="#c03440" style:font-name="Wingdings 22" fo:font-family="'Wingdings 2'"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3" style:display-name="RTF_Num 13 3" style:family="graphic">
      <style:paragraph-properties fo:text-align="start" style:text-autospace="none" style:writing-mode="lr-tb"/>
      <style:text-properties fo:color="#c03440" style:font-name="Wingdings 32" fo:font-family="'Wingdings 3'"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4" style:display-name="RTF_Num 13 4"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5" style:display-name="RTF_Num 13 5"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6" style:display-name="RTF_Num 13 6"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7" style:display-name="RTF_Num 13 7"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8" style:display-name="RTF_Num 13 8"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3_20_9" style:display-name="RTF_Num 13 9"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etrait_20_du_20_corps_20_de_20_texte" style:display-name="Retrait du corps de texte" style:family="graphic">
      <style:paragraph-properties fo:margin-left="1.552cm" fo:margin-right="0cm" fo:margin-top="0cm" fo:margin-bottom="0.66cm" fo:text-align="start" fo:text-indent="0cm" style:text-autospace="none" style:writing-mode="lr-tb"/>
      <style:text-properties fo:color="#c00d2d"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Contenu_20_du_20_cadre" style:display-name="Contenu du cadre" style:family="graphic">
      <style:paragraph-properties fo:margin-left="6.223cm" fo:margin-right="0cm" fo:margin-top="0cm" fo:margin-bottom="0.66cm" fo:text-align="start" fo:text-indent="0cm" style:text-autospace="none" style:writing-mode="lr-tb"/>
      <style:text-properties fo:color="#c00d2d"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spip" style:family="graphic">
      <style:paragraph-properties fo:margin-top="0.547cm" fo:margin-bottom="0.547cm" fo:text-align="start"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ste_20_à_20_puce_20_1_20_Car" style:display-name="Liste à puce 1 Car" style:family="graphic">
      <style:paragraph-properties fo:margin-left="0cm" fo:margin-right="0cm" fo:margin-top="0.66cm" fo:margin-bottom="0cm" fo:text-align="start" fo:text-indent="0cm" style:text-autospace="none" style:writing-mode="lr-tb"/>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ste_20_à_20_puce_20_2" style:display-name="Liste à puce 2" style:family="graphic">
      <style:paragraph-properties fo:margin-left="0cm" fo:margin-right="0cm" fo:margin-top="0.33cm" fo:margin-bottom="0cm" fo:text-align="start" fo:text-indent="0cm"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emarque_20_Car" style:display-name="Remarque Car" style:family="graphic">
      <style:paragraph-properties fo:margin-left="1.559cm" fo:margin-right="1.559cm" fo:margin-top="0.66cm" fo:margin-bottom="0.66cm" fo:text-align="start" fo:text-indent="0cm" style:text-autospace="none" style:writing-mode="lr-tb"/>
      <style:text-properties fo:color="#000000" style:font-name="Arial2" fo:font-family="Arial" style:font-family-generic="swiss" fo:font-size="12pt" fo:language="fr" fo:country="FR" fo:font-style="italic" style:letter-kerning="true" style:font-name-asian="Liberation Sans4" style:font-family-asian="'Liberation Sans', Arial" style:font-family-generic-asian="swiss" style:font-pitch-asian="variable" style:font-size-asian="12pt" style:language-asian="zxx" style:country-asian="none" style:font-style-asian="italic" style:font-style-complex="italic"/>
    </style:style>
    <style:style style:name="Normal_20__28_Web_29_" style:display-name="Normal (Web)" style:family="graphic">
      <style:paragraph-properties fo:text-align="start"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Contenu_20_de_20_tableau" style:display-name="WW-Contenu de tableau" style:family="graphic">
      <style:paragraph-properties fo:margin-left="6.223cm" fo:margin-right="0cm" fo:margin-top="0.33cm" fo:margin-bottom="0.66cm" fo:text-align="start" fo:text-indent="0cm" style:text-autospace="none" style:writing-mode="lr-tb"/>
      <style:text-properties fo:color="#c00d2d"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En-tête_20_tableau" style:display-name="En-tête tableau" style:family="graphic">
      <style:paragraph-properties fo:text-align="start" style:text-autospace="none" style:writing-mode="lr-tb"/>
      <style:text-properties fo:color="#000000"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Intitulé_20_de_20_tableau" style:display-name="Intitulé de tableau" style:family="graphic">
      <style:paragraph-properties fo:text-align="center" style:text-autospace="none" style:writing-mode="lr-tb"/>
      <style:text-properties fo:color="#000000"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caption" style:family="graphic">
      <style:paragraph-properties fo:margin-left="3.951cm" fo:margin-right="0cm" fo:text-align="center" fo:text-indent="0cm" style:text-autospace="none" style:writing-mode="lr-tb"/>
      <style:text-properties fo:color="#000000" style:font-name="Arial2" fo:font-family="Arial" style:font-family-generic="swiss" fo:font-size="12pt" fo:language="fr" fo:country="FR" fo:font-style="italic" fo:font-weight="bold" style:letter-kerning="true" style:font-name-asian="Liberation Sans4" style:font-family-asian="'Liberation Sans', Arial" style:font-family-generic-asian="swiss" style:font-pitch-asian="variable" style:font-size-asian="12pt" style:language-asian="zxx" style:country-asian="none" style:font-style-asian="italic" style:font-weight-asian="bold" style:font-style-complex="italic" style:font-weight-complex="bold"/>
    </style:style>
    <style:style style:name="WW-heading_20_1" style:display-name="WW-heading 1" style:family="graphic">
      <style:paragraph-properties fo:margin-left="2.365cm" fo:margin-right="0cm" fo:margin-top="0cm" fo:margin-bottom="1.316cm" fo:text-align="start" fo:text-indent="-2.365cm" style:text-autospace="none" style:writing-mode="lr-tb">
        <style:tab-stops>
          <style:tab-stop style:position="4.729cm"/>
          <style:tab-stop style:position="4.736cm"/>
        </style:tab-stops>
      </style:paragraph-properties>
      <style:text-properties fo:color="#333399" style:font-name="Arial2" fo:font-family="Arial" style:font-family-generic="swiss" fo:font-size="14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2" style:display-name="WW-heading 2" style:family="graphic">
      <style:paragraph-properties fo:margin-left="3.161cm" fo:margin-right="0cm" fo:margin-top="0.66cm" fo:margin-bottom="0.66cm" fo:text-align="start" fo:text-indent="-3.161cm" style:text-autospace="none" style:writing-mode="lr-tb">
        <style:tab-stops>
          <style:tab-stop style:position="6.322cm"/>
        </style:tab-stops>
      </style:paragraph-properties>
      <style:text-properties fo:color="#333399"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Corps_20_texte_20_en_20_gras" style:display-name="Corps texte en gras" style:family="graphic">
      <style:paragraph-properties fo:text-align="start" style:text-autospace="none" style:writing-mode="lr-tb"/>
      <style:text-properties fo:color="#000000"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11" style:display-name="WW-heading 11" style:family="graphic">
      <style:paragraph-properties fo:margin-left="2.365cm" fo:margin-right="0cm" fo:margin-top="0cm" fo:margin-bottom="1.316cm" fo:text-align="start" fo:text-indent="-2.365cm" style:text-autospace="none" style:writing-mode="lr-tb">
        <style:tab-stops>
          <style:tab-stop style:position="4.729cm"/>
          <style:tab-stop style:position="4.736cm"/>
        </style:tab-stops>
      </style:paragraph-properties>
      <style:text-properties fo:color="#333399" style:font-name="Arial2" fo:font-family="Arial" style:font-family-generic="swiss" fo:font-size="14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21" style:display-name="WW-heading 21" style:family="graphic">
      <style:paragraph-properties fo:margin-left="3.161cm" fo:margin-right="0cm" fo:margin-top="0.66cm" fo:margin-bottom="0.66cm" fo:text-align="start" fo:text-indent="-3.161cm" style:text-autospace="none" style:writing-mode="lr-tb">
        <style:tab-stops>
          <style:tab-stop style:position="6.322cm"/>
        </style:tab-stops>
      </style:paragraph-properties>
      <style:text-properties fo:color="#333399"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6" style:display-name="WW-heading 6" style:family="graphic">
      <style:paragraph-properties fo:margin-left="6.322cm" fo:margin-right="0cm" fo:margin-top="0.66cm" fo:margin-bottom="0.66cm" fo:text-align="start" fo:text-indent="-6.322cm" style:text-autospace="none" style:writing-mode="lr-tb">
        <style:tab-stops>
          <style:tab-stop style:position="12.644cm"/>
        </style:tab-stops>
      </style:paragraph-properties>
      <style:text-properties fo:color="#993366" style:font-name="Arial2" fo:font-family="Arial" style:font-family-generic="swiss" fo:font-size="10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7" style:display-name="WW-heading 7" style:family="graphic">
      <style:paragraph-properties fo:margin-left="7.112cm" fo:margin-right="0cm" fo:margin-top="1.316cm" fo:margin-bottom="0.33cm" fo:text-align="start" fo:text-indent="-7.112cm" style:text-autospace="none" style:writing-mode="lr-tb">
        <style:tab-stops>
          <style:tab-stop style:position="14.226cm"/>
        </style:tab-stops>
      </style:paragraph-properties>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heading_20_8" style:display-name="WW-heading 8" style:family="graphic">
      <style:paragraph-properties fo:margin-left="7.902cm" fo:margin-right="0cm" fo:margin-top="1.316cm" fo:margin-bottom="0.33cm" fo:text-align="start" fo:text-indent="-7.902cm" style:text-autospace="none" style:writing-mode="lr-tb">
        <style:tab-stops>
          <style:tab-stop style:position="15.806cm"/>
        </style:tab-stops>
      </style:paragraph-properties>
      <style:text-properties fo:color="#000000" style:font-name="Arial2" fo:font-family="Arial" style:font-family-generic="swiss" fo:font-size="10pt" fo:language="fr" fo:country="FR" fo:font-style="italic" style:letter-kerning="true" style:font-name-asian="Liberation Sans4" style:font-family-asian="'Liberation Sans', Arial" style:font-family-generic-asian="swiss" style:font-pitch-asian="variable" style:font-size-asian="12pt" style:language-asian="zxx" style:country-asian="none" style:font-style-asian="italic" style:font-style-complex="italic"/>
    </style:style>
    <style:style style:name="WW-heading_20_9" style:display-name="WW-heading 9" style:family="graphic">
      <style:paragraph-properties fo:margin-left="8.692cm" fo:margin-right="0cm" fo:text-align="start" fo:text-indent="-8.692cm" style:text-autospace="none" style:writing-mode="lr-tb">
        <style:tab-stops>
          <style:tab-stop style:position="17.387cm"/>
        </style:tab-stops>
      </style:paragraph-properties>
      <style:text-properties fo:color="#000000" style:font-name="Arial2" fo:font-family="Arial" style:font-family-generic="swiss" fo:font-size="1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heading_20_112" style:display-name="WW-heading 112" style:family="graphic">
      <style:paragraph-properties fo:margin-left="2.365cm" fo:margin-right="0cm" fo:margin-top="0cm" fo:margin-bottom="1.316cm" fo:text-align="start" fo:text-indent="-2.365cm" style:text-autospace="none" style:writing-mode="lr-tb">
        <style:tab-stops>
          <style:tab-stop style:position="4.729cm"/>
          <style:tab-stop style:position="4.736cm"/>
        </style:tab-stops>
      </style:paragraph-properties>
      <style:text-properties fo:color="#333399" style:font-name="Arial2" fo:font-family="Arial" style:font-family-generic="swiss" fo:font-size="14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212" style:display-name="WW-heading 212" style:family="graphic">
      <style:paragraph-properties fo:margin-left="3.161cm" fo:margin-right="0cm" fo:margin-top="0.66cm" fo:margin-bottom="0.66cm" fo:text-align="start" fo:text-indent="-3.161cm" style:text-autospace="none" style:writing-mode="lr-tb">
        <style:tab-stops>
          <style:tab-stop style:position="6.322cm"/>
        </style:tab-stops>
      </style:paragraph-properties>
      <style:text-properties fo:color="#333399" style:font-name="Arial2" fo:font-family="Arial"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61" style:display-name="WW-heading 61" style:family="graphic">
      <style:paragraph-properties fo:margin-left="6.322cm" fo:margin-right="0cm" fo:margin-top="0.66cm" fo:margin-bottom="0.66cm" fo:text-align="start" fo:text-indent="-6.322cm" style:text-autospace="none" style:writing-mode="lr-tb">
        <style:tab-stops>
          <style:tab-stop style:position="12.644cm"/>
        </style:tab-stops>
      </style:paragraph-properties>
      <style:text-properties fo:color="#993366" style:font-name="Arial2" fo:font-family="Arial" style:font-family-generic="swiss" fo:font-size="10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WW-heading_20_71" style:display-name="WW-heading 71" style:family="graphic">
      <style:paragraph-properties fo:margin-left="7.112cm" fo:margin-right="0cm" fo:margin-top="1.316cm" fo:margin-bottom="0.33cm" fo:text-align="start" fo:text-indent="-7.112cm" style:text-autospace="none" style:writing-mode="lr-tb">
        <style:tab-stops>
          <style:tab-stop style:position="14.226cm"/>
        </style:tab-stops>
      </style:paragraph-properties>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heading_20_81" style:display-name="WW-heading 81" style:family="graphic">
      <style:paragraph-properties fo:margin-left="7.902cm" fo:margin-right="0cm" fo:margin-top="1.316cm" fo:margin-bottom="0.33cm" fo:text-align="start" fo:text-indent="-7.902cm" style:text-autospace="none" style:writing-mode="lr-tb">
        <style:tab-stops>
          <style:tab-stop style:position="15.806cm"/>
        </style:tab-stops>
      </style:paragraph-properties>
      <style:text-properties fo:color="#000000" style:font-name="Arial2" fo:font-family="Arial" style:font-family-generic="swiss" fo:font-size="10pt" fo:language="fr" fo:country="FR" fo:font-style="italic" style:letter-kerning="true" style:font-name-asian="Liberation Sans4" style:font-family-asian="'Liberation Sans', Arial" style:font-family-generic-asian="swiss" style:font-pitch-asian="variable" style:font-size-asian="12pt" style:language-asian="zxx" style:country-asian="none" style:font-style-asian="italic" style:font-style-complex="italic"/>
    </style:style>
    <style:style style:name="WW-heading_20_91" style:display-name="WW-heading 91" style:family="graphic">
      <style:paragraph-properties fo:margin-left="8.692cm" fo:margin-right="0cm" fo:text-align="start" fo:text-indent="-8.692cm" style:text-autospace="none" style:writing-mode="lr-tb">
        <style:tab-stops>
          <style:tab-stop style:position="17.387cm"/>
        </style:tab-stops>
      </style:paragraph-properties>
      <style:text-properties fo:color="#000000" style:font-name="Arial2" fo:font-family="Arial" style:font-family-generic="swiss" fo:font-size="1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Puce_20_gras_20_Car_20_Car" style:display-name="Puce gras Car Car" style:family="graphic">
      <style:paragraph-properties fo:margin-left="2.399cm" fo:margin-right="0cm" fo:text-align="start" fo:text-indent="1.136cm" style:text-autospace="none" style:writing-mode="lr-tb">
        <style:tab-stops>
          <style:tab-stop style:position="4.798cm"/>
        </style:tab-stops>
      </style:paragraph-properties>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Preformatted_20_Text11" style:display-name="WW-Preformatted Text11" style:family="graphic">
      <style:paragraph-properties fo:text-align="start" style:text-autospace="none" style:writing-mode="lr-tb"/>
      <style:text-properties fo:color="#000000" style:font-name="Bitstream Vera Sans Mono2" fo:font-family="'Bitstream Vera Sans Mono'" style:font-family-generic="modern" style:font-pitch="fixed"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puce_20_2" style:display-name="puce 2" style:family="graphic">
      <style:paragraph-properties fo:margin-left="0cm" fo:margin-right="0cm" fo:margin-top="0.109cm" fo:margin-bottom="0.33cm" fo:text-align="start" fo:text-indent="0cm"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body" style:family="graphic">
      <style:paragraph-properties fo:text-align="start"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E3" style:family="graphic">
      <style:paragraph-properties fo:margin-left="0cm" fo:margin-right="3.112cm" fo:text-align="start" fo:text-indent="0cm" style:text-autospace="none" style:writing-mode="lr-tb"/>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Préformaté_20_HTML" style:display-name="Préformaté HTML" style:family="graphic">
      <style:paragraph-properties fo:text-align="start" style:text-autospace="none" style:writing-mode="lr-tb">
        <style:tab-stops>
          <style:tab-stop style:position="5.027cm"/>
          <style:tab-stop style:position="10.052cm"/>
          <style:tab-stop style:position="15.081cm"/>
          <style:tab-stop style:position="20.108cm"/>
          <style:tab-stop style:position="25.135cm"/>
          <style:tab-stop style:position="30.161cm"/>
          <style:tab-stop style:position="35.19cm"/>
          <style:tab-stop style:position="40.217cm"/>
          <style:tab-stop style:position="45.244cm"/>
          <style:tab-stop style:position="50.269cm"/>
          <style:tab-stop style:position="55.298cm"/>
          <style:tab-stop style:position="60.325cm"/>
          <style:tab-stop style:position="65.35cm"/>
          <style:tab-stop style:position="70.377cm"/>
          <style:tab-stop style:position="75.406cm"/>
          <style:tab-stop style:position="80.433cm"/>
        </style:tab-stops>
      </style:paragraph-properties>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ste_20_à_20_puce_20_1" style:display-name="Liste à puce 1" style:family="graphic">
      <style:paragraph-properties fo:margin-left="0cm" fo:margin-right="0cm" fo:margin-top="0.66cm" fo:margin-bottom="0cm" fo:text-align="start" fo:text-indent="0cm" style:text-autospace="none" style:writing-mode="lr-tb"/>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ste_20_à_20_puce_20_3" style:display-name="Liste à puce 3" style:family="graphic">
      <style:paragraph-properties fo:margin-left="3.951cm" fo:margin-right="0cm" fo:margin-top="0.33cm" fo:margin-bottom="0cm" fo:text-align="start" fo:text-indent="0cm" style:text-autospace="none" style:writing-mode="lr-tb">
        <style:tab-stops>
          <style:tab-stop style:position="9.878cm"/>
        </style:tab-stops>
      </style:paragraph-properties>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emarque" style:family="graphic">
      <style:paragraph-properties fo:margin-left="0cm" fo:margin-right="0cm" fo:text-align="start" fo:text-indent="0cm" style:text-autospace="none" style:writing-mode="lr-tb"/>
      <style:text-properties fo:color="#000000" style:font-name="Times New Roman1" fo:font-family="'Times New Roman'" style:font-family-generic="roman" fo:font-size="10pt" fo:language="fr" fo:country="FR" fo:font-style="italic" style:letter-kerning="true" style:font-name-asian="Liberation Sans4" style:font-family-asian="'Liberation Sans', Arial" style:font-family-generic-asian="swiss" style:font-pitch-asian="variable" style:font-size-asian="12pt" style:language-asian="zxx" style:country-asian="none" style:font-style-asian="italic" style:font-style-complex="italic"/>
    </style:style>
    <style:style style:name="Liste_20_à_20_puce_20_1_20_Car_20_Char_20_Char_20_Char" style:display-name="Liste à puce 1 Car Char Char Char" style:family="graphic">
      <style:paragraph-properties fo:margin-left="3.951cm" fo:margin-right="0cm" fo:margin-top="0.66cm" fo:margin-bottom="0cm" fo:text-align="start" fo:text-indent="-1.976cm" style:text-autospace="none" style:writing-mode="lr-tb">
        <style:tab-stops>
          <style:tab-stop style:position="7.902cm"/>
        </style:tab-stops>
      </style:paragraph-properties>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Liste_20_à_20_puce_20_1_20_Car_20_Char_20_Char_20_Char_20_Car_20_Char_20_Char_20_Char" style:display-name="Liste à puce 1 Car Char Char Char Car Char Char Char" style:family="graphic">
      <style:paragraph-properties fo:margin-left="0cm" fo:margin-right="0cm" fo:margin-top="0.66cm" fo:margin-bottom="0cm" fo:text-align="start" fo:text-indent="0cm" style:text-autospace="none" style:writing-mode="lr-tb"/>
      <style:text-properties fo:color="#000000" style:font-name="Arial2" fo:font-family="Arial"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Normal1" style:family="graphic">
      <style:paragraph-properties fo:text-align="start"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emphasis_20_propale" style:display-name="emphasis propale" style:family="graphic">
      <style:paragraph-properties fo:margin-left="0cm" fo:margin-right="0.016cm" fo:margin-top="0cm" fo:margin-bottom="0cm" fo:text-align="start" fo:text-indent="0.072cm" style:text-autospace="none" style:writing-mode="lr-tb"/>
      <style:text-properties fo:color="#000000" style:font-name="Arial2" fo:font-family="Arial" style:font-family-generic="swiss" fo:font-size="12pt" fo:language="fr" fo:country="FR" fo:font-weight="normal" style:letter-kerning="true" style:font-name-asian="Liberation Sans4" style:font-family-asian="'Liberation Sans', Arial" style:font-family-generic-asian="swiss" style:font-pitch-asian="variable" style:font-size-asian="12pt" style:language-asian="zxx" style:country-asian="none" style:font-weight-asian="normal" style:font-weight-complex="normal"/>
    </style:style>
    <style:style style:name="titre_20_4_20_propale" style:display-name="titre 4 propale" style:family="graphic">
      <style:paragraph-properties fo:margin-left="0cm" fo:margin-right="0cm" fo:margin-top="1.316cm" fo:margin-bottom="0.66cm" fo:text-align="start" fo:text-indent="0cm" style:text-autospace="none" style:writing-mode="lr-tb"/>
      <style:text-properties fo:color="#000000" style:font-name="Arial Unicode MS2" fo:font-family="'Arial Unicode MS'" style:font-family-generic="swiss" fo:font-size="12pt" fo:language="fr" fo:country="FR" fo:font-weight="bold" style:letter-kerning="true" style:font-name-asian="Liberation Sans4" style:font-family-asian="'Liberation Sans', Arial" style:font-family-generic-asian="swiss" style:font-pitch-asian="variable" style:font-size-asian="12pt" style:language-asian="zxx" style:country-asian="none" style:font-weight-asian="bold" style:font-weight-complex="bold"/>
    </style:style>
    <style:style style:name="Objet_20_avec_20_extrémité_20_de_20_flèche" style:display-name="Objet avec extrémité de flèche" style:family="graphic">
      <style:paragraph-properties fo:text-align="start" style:text-autospace="none" style:writing-mode="lr-tb"/>
      <style:text-properties fo:color="#000000" style:font-name="Arial2" fo:font-family="Arial" style:font-family-generic="swis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Titre" style:family="graphic">
      <style:paragraph-properties fo:text-align="center" style:text-autospace="none" style:writing-mode="lr-tb"/>
      <style:text-properties fo:color="#000000" style:text-outline="false" style:text-line-through-style="none" style:text-line-through-type="none" style:font-name="Tahoma2" fo:font-family="Tahoma" style:font-family-generic="swiss" fo:font-size="44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MOD-SL2008-Standard_7e_LT_7e_Titel" style:display-name="MOD-SL2008-Standard~LT~Titel" style:family="graphic">
      <style:paragraph-properties fo:text-align="center" style:text-autospace="none" style:writing-mode="lr-tb"/>
      <style:text-properties fo:color="#ffffff" style:text-outline="false" style:text-line-through-style="none" style:text-line-through-type="none" style:font-name="Tahoma2" fo:font-family="Tahoma" style:font-family-generic="swiss" fo:font-size="44pt" fo:language="fr" fo:country="FR"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zxx" style:country-asian="none" style:font-style-asian="normal" style:font-weight-asian="normal" style:font-style-complex="normal" style:font-weight-complex="normal" style:text-emphasize="none"/>
    </style:style>
    <style:style style:name="Rouge_20_LNG" style:display-name="Rouge LNG" style:family="graphic">
      <style:paragraph-properties fo:text-align="start" style:text-autospace="none" style:writing-mode="lr-tb"/>
      <style:text-properties fo:color="#c00d2d" style:font-name="Trebuchet MS2" fo:font-family="'Trebuchet MS'" style:font-family-generic="swiss" fo:font-size="11pt" fo:language="fr" fo:country="FR" fo:font-style="italic" style:letter-kerning="true" style:font-name-asian="Liberation Sans4" style:font-family-asian="'Liberation Sans', Arial" style:font-family-generic-asian="swiss" style:font-pitch-asian="variable" style:font-size-asian="12pt" style:language-asian="zxx" style:country-asian="none" style:font-style-asian="italic" style:font-style-complex="italic"/>
    </style:style>
    <style:style style:name="WW8Num90z0" style:family="graphic">
      <style:paragraph-properties fo:text-align="start" style:text-autospace="none" style:writing-mode="lr-tb"/>
      <style:text-properties fo:color="#c00d2d"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0z1" style:family="graphic">
      <style:paragraph-properties fo:text-align="start" style:text-autospace="none" style:writing-mode="lr-tb"/>
      <style:text-properties fo:color="#000000"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0z2" style:family="graphic">
      <style:paragraph-properties fo:text-align="start" style:text-autospace="none" style:writing-mode="lr-tb"/>
      <style:text-properties style:use-window-font-color="true" style:font-name="Wingdings3" fo:font-family="Wingding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0z3" style:family="graphic">
      <style:paragraph-properties fo:text-align="start" style:text-autospace="none" style:writing-mode="lr-tb"/>
      <style:text-properties style:use-window-font-color="true"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0z4" style:family="graphic">
      <style:paragraph-properties fo:text-align="start" style:text-autospace="none" style:writing-mode="lr-tb"/>
      <style:text-properties style:use-window-font-color="true" style:font-name="Courier New2" fo:font-family="'Courier New'" style:font-family-generic="modern" style:font-pitch="fixed"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Police_20_par_20_défaut" style:display-name="Police par défaut"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texte1" style:family="graphic">
      <style:paragraph-properties fo:text-align="start" style:text-autospace="none" style:writing-mode="lr-tb"/>
      <style:text-properties fo:color="#666666" style:font-name="Verdana2" fo:font-family="Verdana" style:font-family-generic="swiss" fo:font-size="7.5pt" fo:language="fr" fo:country="FR" fo:font-weight="normal" style:letter-kerning="true" style:font-name-asian="Liberation Sans4" style:font-family-asian="'Liberation Sans', Arial" style:font-family-generic-asian="swiss" style:font-pitch-asian="variable" style:font-size-asian="12pt" style:language-asian="zxx" style:country-asian="none" style:font-weight-asian="normal" style:font-weight-complex="normal"/>
    </style:style>
    <style:style style:name="WW8Num99z0" style:family="graphic">
      <style:paragraph-properties fo:text-align="start" style:text-autospace="none" style:writing-mode="lr-tb"/>
      <style:text-properties fo:color="#c00d2d"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9z1" style:family="graphic">
      <style:paragraph-properties fo:text-align="start" style:text-autospace="none" style:writing-mode="lr-tb"/>
      <style:text-properties fo:color="#000000"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9z2" style:family="graphic">
      <style:paragraph-properties fo:text-align="start" style:text-autospace="none" style:writing-mode="lr-tb"/>
      <style:text-properties style:use-window-font-color="true" style:font-name="Wingdings3" fo:font-family="Wingdings"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9z3" style:family="graphic">
      <style:paragraph-properties fo:text-align="start" style:text-autospace="none" style:writing-mode="lr-tb"/>
      <style:text-properties style:use-window-font-color="true" style:font-name="Symbol3" fo:font-family="Symbol"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WW8Num99z4" style:family="graphic">
      <style:paragraph-properties fo:text-align="start" style:text-autospace="none" style:writing-mode="lr-tb"/>
      <style:text-properties style:use-window-font-color="true" style:font-name="Courier New2" fo:font-family="'Courier New'" style:font-family-generic="modern" style:font-pitch="fixed"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1" style:display-name="RTF_Num 12 1" style:family="graphic">
      <style:paragraph-properties fo:text-align="start" style:text-autospace="none" style:writing-mode="lr-tb"/>
      <style:text-properties style:use-window-font-color="true" style:font-name="Trebuchet MS2" fo:font-family="'Trebuchet MS'" style:font-family-generic="swis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2" style:display-name="RTF_Num 12 2" style:family="graphic">
      <style:paragraph-properties fo:text-align="start" style:text-autospace="none" style:writing-mode="lr-tb"/>
      <style:text-properties style:use-window-font-color="true" style:font-name="Courier New2" fo:font-family="'Courier New'" style:font-family-generic="modern" style:font-pitch="fixed"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3" style:display-name="RTF_Num 12 3"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4" style:display-name="RTF_Num 12 4"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5" style:display-name="RTF_Num 12 5"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6" style:display-name="RTF_Num 12 6"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7" style:display-name="RTF_Num 12 7"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8" style:display-name="RTF_Num 12 8"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RTF_5f_Num_20_12_20_9" style:display-name="RTF_Num 12 9" style:family="graphic">
      <style:paragraph-properties fo:text-align="start" style:text-autospace="none" style:writing-mode="lr-tb"/>
      <style:text-properties style:use-window-font-color="true" style:font-name="Wingdings3" fo:font-family="Wingdings" fo:font-size="10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soustitre" style:family="graphic">
      <style:paragraph-properties fo:text-align="start" style:text-autospace="none" style:writing-mode="lr-tb"/>
      <style:text-properties style:use-window-font-color="true" style:font-name="Liberation Serif1" fo:font-family="'Liberation Serif', 'Times New Roman'" style:font-family-generic="roman" fo:font-size="12pt" fo:language="fr" fo:country="FR" style:letter-kerning="true" style:font-name-asian="Liberation Sans4" style:font-family-asian="'Liberation Sans', Arial" style:font-family-generic-asian="swiss" style:font-pitch-asian="variable" style:font-size-asian="12pt" style:language-asian="zxx" style:country-asian="none"/>
    </style:style>
    <style:style style:name="Quotations" style:family="graphic">
      <style:paragraph-properties fo:text-align="justify" style:text-autospace="none"/>
      <style:text-properties style:font-name="Arial1" fo:font-family="Arial" style:font-family-generic="swiss" style:font-pitch="variable" fo:font-size="10pt"/>
    </style:style>
    <style:style style:name="Puce_20_gras" style:display-name="Puce gras" style:family="graphic">
      <style:paragraph-properties fo:text-align="justify" style:text-autospace="none">
        <style:tab-stops>
          <style:tab-stop style:position="1.325cm"/>
        </style:tab-stops>
      </style:paragraph-properties>
      <style:text-properties style:font-name="Arial1" fo:font-family="Arial" style:font-family-generic="swiss" style:font-pitch="variable" fo:font-size="10pt" style:font-size-asian="10pt" style:font-size-complex="10pt"/>
    </style:style>
    <style:style style:name="puce_20_niveau_20_1_20_Car" style:display-name="puce niveau 1 Car" style:family="graphic">
      <style:paragraph-properties fo:text-align="justify" style:text-autospace="none">
        <style:tab-stops>
          <style:tab-stop style:position="1.325cm"/>
        </style:tab-stops>
      </style:paragraph-properties>
      <style:text-properties style:font-name="Arial1" fo:font-family="Arial" style:font-family-generic="swiss" style:font-pitch="variable" fo:font-size="10pt" style:font-size-asian="10pt" style:font-size-complex="10pt"/>
    </style:style>
    <style:style style:name="Puce_20_gras_20_Car" style:display-name="Puce gras Car" style:family="graphic">
      <style:paragraph-properties fo:margin-left="1.12cm" fo:margin-right="0cm" fo:margin-top="0cm" fo:margin-bottom="0cm" fo:text-align="justify" fo:text-indent="-1.12cm" style:text-autospace="none">
        <style:tab-stops>
          <style:tab-stop style:position="2.24cm"/>
          <style:tab-stop style:position="2.445cm"/>
        </style:tab-stops>
      </style:paragraph-properties>
      <style:text-properties style:font-name="Arial1" fo:font-family="Arial" style:font-family-generic="swiss" style:font-pitch="variable" fo:font-size="10pt" style:font-size-asian="10pt" style:font-size-complex="10pt"/>
    </style:style>
    <style:style style:name="puce_20_niveau_20_1_20_Car_20_Car_20_Car" style:display-name="puce niveau 1 Car Car Car" style:family="graphic">
      <style:paragraph-properties fo:margin-left="0.467cm" fo:margin-right="0cm" fo:margin-top="0cm" fo:margin-bottom="0cm" fo:text-align="justify" fo:text-indent="0.644cm" style:text-autospace="none">
        <style:tab-stops>
          <style:tab-stop style:position="0.933cm"/>
          <style:tab-stop style:position="1.792cm"/>
        </style:tab-stops>
      </style:paragraph-properties>
      <style:text-properties style:font-name="Arial1" fo:font-family="Arial" style:font-family-generic="swiss" style:font-pitch="variable" fo:font-size="10pt" style:font-size-asian="10pt" style:font-size-complex="10pt"/>
    </style:style>
    <style:style style:name="Contenu_20_de_20_cadre" style:display-name="Contenu de cadre"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Remarque" style:family="graphic">
      <style:paragraph-properties fo:margin-left="0.88cm" fo:margin-right="0.88cm" fo:margin-top="0cm" fo:margin-bottom="0.706cm" fo:line-height="100%" fo:text-align="justify" fo:text-indent="0cm" style:text-autospace="none"/>
      <style:text-properties style:font-name="Liberation Serif" fo:font-family="'Liberation Serif', 'Times New Roman'" style:font-family-generic="roman" style:font-pitch="variable" fo:font-size="12pt" fo:font-style="italic" style:font-style-asian="italic" style:font-style-complex="italic"/>
    </style:style>
    <style:style style:name="Note_20_de_20_bas_20_de_20_page" style:display-name="Note de bas de page" style:family="graphic">
      <style:paragraph-properties fo:margin-left="0.88cm" fo:margin-right="0cm" fo:margin-top="0cm" fo:margin-bottom="0.351cm" fo:text-align="justify" fo:text-indent="-0.88cm" style:text-autospace="none"/>
      <style:text-properties style:font-name="Arial1" fo:font-family="Arial" style:font-family-generic="swiss" style:font-pitch="variable" fo:font-size="8pt" style:font-size-asian="10pt" style:font-size-complex="10pt"/>
    </style:style>
    <style:style style:name="UID_20_Cover" style:display-name="UID Cover" style:family="graphic">
      <style:paragraph-properties fo:margin-left="4.322cm" fo:margin-right="0cm" fo:margin-top="0.529cm" fo:margin-bottom="0.178cm" fo:line-height="110%" fo:text-align="start" fo:text-indent="-4.322cm" style:text-autospace="none"/>
      <style:text-properties style:font-name="Arial1" fo:font-family="Arial" style:font-family-generic="swiss" style:font-pitch="variable" fo:font-size="11pt"/>
    </style:style>
    <style:style style:name="Customer_20_Top_20_Cover" style:display-name="Customer Top Cover" style:family="graphic">
      <style:paragraph-properties fo:margin-top="0cm" fo:margin-bottom="0.88cm" fo:line-height="110%" fo:text-align="center" style:text-autospace="none"/>
      <style:text-properties style:font-name="Arial1" fo:font-family="Arial" style:font-family-generic="swiss" style:font-pitch="variable" fo:font-size="10pt"/>
    </style:style>
    <style:style style:name="Customer_20_Logo_20_Cover" style:display-name="Customer Logo Cover" style:family="graphic">
      <style:paragraph-properties fo:margin-top="0cm" fo:margin-bottom="0.351cm" fo:line-height="110%" fo:text-align="center" style:text-autospace="none"/>
      <style:text-properties style:font-name="Arial1" fo:font-family="Arial" style:font-family-generic="swiss" style:font-pitch="variable" fo:font-size="10pt"/>
    </style:style>
    <style:style style:name="Customer_20_Name_20_Cover" style:display-name="Customer Name Cover" style:family="graphic">
      <style:paragraph-properties fo:margin-top="0.178cm" fo:margin-bottom="0.178cm" fo:line-height="120%" fo:text-align="center" style:text-autospace="none"/>
      <style:text-properties style:font-name="Arial1" fo:font-family="Arial" style:font-family-generic="swiss" style:font-pitch="variable" fo:font-size="11pt" fo:font-weight="bold" style:font-weight-asian="bold" style:font-weight-complex="bold"/>
    </style:style>
    <style:style style:name="Distribution_20_Footer" style:display-name="Distribution Footer" style:family="graphic">
      <style:paragraph-properties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Pied_20_de_20_page" style:display-name="Pied de page" style:family="graphic">
      <style:paragraph-properties fo:text-align="justify"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Distribution_20_Cover" style:display-name="Distribution Cover" style:family="graphic">
      <style:paragraph-properties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fo:font-weight="bold" style:font-weight-asian="bold" style:font-weight-complex="bold"/>
    </style:style>
    <style:style style:name="Page_20_number_20_Footer" style:display-name="Page number Footer" style:family="graphic">
      <style:paragraph-properties fo:text-align="end"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Text_20_body_20_Heading" style:display-name="Text body Heading"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Example_20_Contents" style:display-name="Example Contents" style:family="graphic">
      <style:paragraph-properties fo:margin-left="2.207cm" fo:margin-right="0cm" fo:margin-top="0.178cm" fo:margin-bottom="0cm" fo:line-height="110%" fo:text-align="justify" fo:text-indent="0cm" style:text-autospace="none"/>
      <style:text-properties style:font-name="Arial1" fo:font-family="Arial" style:font-family-generic="swiss" style:font-pitch="variable" fo:font-size="10pt"/>
    </style:style>
    <style:style style:name="Retrait_20_de_20_corps_20_de_20_texte" style:display-name="Retrait de corps de texte" style:family="graphic">
      <style:paragraph-properties fo:margin-left="2.207cm" fo:margin-right="0cm" fo:margin-top="0.351cm" fo:margin-bottom="0cm" fo:line-height="110%" fo:text-align="justify" fo:text-indent="0cm" style:text-autospace="none"/>
      <style:text-properties style:font-name="Arial1" fo:font-family="Arial" style:font-family-generic="swiss" style:font-pitch="variable" fo:font-size="10pt"/>
    </style:style>
    <style:style style:name="Example_20_Heading" style:display-name="Example Heading"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Index_20_de_20_tableaux_20_1" style:display-name="Index de tableaux 1" style:family="graphic">
      <style:paragraph-properties fo:margin-left="0cm" fo:margin-right="0cm" fo:margin-top="0.178cm" fo:margin-bottom="0cm" fo:text-align="justify" fo:text-indent="0cm" style:text-autospace="none">
        <style:tab-stops>
          <style:tab-stop style:position="29.986cm" style:type="right" style:leader-style="dotted" style:leader-text="."/>
        </style:tab-stops>
      </style:paragraph-properties>
      <style:text-properties style:font-name="Arial1" fo:font-family="Arial" style:font-family-generic="swiss" style:font-pitch="variable" fo:font-size="10pt"/>
    </style:style>
    <style:style style:name="Index" style:family="graphic">
      <style:paragraph-properties fo:text-align="justify" style:text-autospace="none"/>
      <style:text-properties style:font-name="Arial1" fo:font-family="Arial" style:font-family-generic="swiss" style:font-pitch="variable" fo:font-size="10pt"/>
    </style:style>
    <style:style style:name="Titre_20_d_27_index_20_de_20_tableaux" style:display-name="Titre d'index de tableaux" style:family="graphic">
      <style:paragraph-properties fo:margin-left="0cm" fo:margin-right="0cm" fo:margin-top="0cm" fo:margin-bottom="0cm" fo:text-align="start" fo:text-indent="0cm" style:text-autospace="none"/>
      <style:text-properties fo:font-variant="normal" fo:text-transform="none" fo:color="#c5000b" style:font-name="Arial1" fo:font-family="Arial" style:font-family-generic="swiss" style:font-pitch="variable" fo:font-size="16pt" fo:text-shadow="none" fo:font-weight="bold" style:font-name-asian="Tahoma1" style:font-family-asian="Tahoma" style:font-family-generic-asian="swiss" style:font-pitch-asian="variable" style:font-size-asian="16pt" style:font-weight-asian="bold" style:font-weight-complex="bold"/>
    </style:style>
    <style:style style:name="Index_20_lexical_20_3" style:display-name="Index lexical 3" style:family="graphic">
      <style:paragraph-properties fo:margin-left="1.76cm" fo:margin-right="0cm" fo:margin-top="0cm" fo:margin-bottom="0cm" fo:text-align="justify" fo:text-indent="0cm" style:text-autospace="none"/>
      <style:text-properties style:font-name="Arial1" fo:font-family="Arial" style:font-family-generic="swiss" style:font-pitch="variable" fo:font-size="9pt"/>
    </style:style>
    <style:style style:name="Index_20_des_20_illustrations_20_1" style:display-name="Index des illustrations 1" style:family="graphic">
      <style:paragraph-properties fo:margin-left="0cm" fo:margin-right="0cm" fo:margin-top="0.178cm" fo:margin-bottom="0cm" fo:text-align="justify" fo:text-indent="0cm" style:text-autospace="none">
        <style:tab-stops>
          <style:tab-stop style:position="29.986cm" style:type="right" style:leader-style="dotted" style:leader-text="."/>
        </style:tab-stops>
      </style:paragraph-properties>
      <style:text-properties style:font-name="Arial1" fo:font-family="Arial" style:font-family-generic="swiss" style:font-pitch="variable" fo:font-size="10pt"/>
    </style:style>
    <style:style style:name="Hidden" style:family="graphic">
      <style:paragraph-properties fo:margin-top="0.351cm" fo:margin-bottom="0.178cm" fo:line-height="110%" fo:text-align="justify" style:text-autospace="none"/>
      <style:text-properties fo:color="#dc2300" style:font-name="Arial1" fo:font-family="Arial" style:font-family-generic="swiss" style:font-pitch="variable" fo:font-size="10pt" fo:font-weight="bold" style:font-weight-asian="bold" style:font-weight-complex="bold"/>
    </style:style>
    <style:style style:name="SoftwareInfos_20_Cover" style:display-name="SoftwareInfos Cover" style:family="graphic">
      <style:paragraph-properties fo:margin-top="0.88cm" fo:margin-bottom="0.178cm" fo:line-height="110%" fo:text-align="center" style:text-autospace="none"/>
      <style:text-properties style:font-name="Arial1" fo:font-family="Arial" style:font-family-generic="swiss" style:font-pitch="variable" fo:font-size="9pt"/>
    </style:style>
    <style:style style:name="Version_20_Cover" style:display-name="Version Cover" style:family="graphic">
      <style:paragraph-properties fo:margin-top="4.408cm" fo:margin-bottom="0.178cm" fo:line-height="110%" fo:text-align="start" style:text-autospace="none"/>
      <style:text-properties style:font-name="Arial1" fo:font-family="Arial" style:font-family-generic="swiss" style:font-pitch="variable" fo:font-size="11pt"/>
    </style:style>
    <style:style style:name="Date_20_Cover" style:display-name="Date Cover" style:family="graphic">
      <style:paragraph-properties fo:margin-top="4.408cm" fo:margin-bottom="0.178cm" fo:line-height="110%" fo:text-align="end" style:text-autospace="none"/>
      <style:text-properties style:font-name="Arial1" fo:font-family="Arial" style:font-family-generic="swiss" style:font-pitch="variable" fo:font-size="11pt"/>
    </style:style>
    <style:style style:name="File_20_name_20_Cover" style:display-name="File name Cover" style:family="graphic">
      <style:paragraph-properties fo:margin-left="5.821cm" fo:margin-right="0cm" fo:margin-top="0.529cm" fo:margin-bottom="0.178cm" fo:line-height="110%" fo:text-align="start" fo:text-indent="-5.821cm" style:text-autospace="none"/>
      <style:text-properties style:font-name="Arial1" fo:font-family="Arial" style:font-family-generic="swiss" style:font-pitch="variable" fo:font-size="10pt"/>
    </style:style>
    <style:style style:name="Illustration" style:family="graphic">
      <style:paragraph-properties fo:margin-top="0.529cm" fo:margin-bottom="0.351cm" fo:text-align="center" style:text-autospace="none"/>
      <style:text-properties style:font-name="Arial1" fo:font-family="Arial" style:font-family-generic="swiss" style:font-pitch="variable" fo:font-size="10pt"/>
    </style:style>
    <style:style style:name="Légende" style:family="graphic">
      <style:paragraph-properties fo:margin-top="0.529cm" fo:margin-bottom="0.351cm" fo:text-align="center" style:text-autospace="none"/>
      <style:text-properties style:font-name="Arial1" fo:font-family="Arial" style:font-family-generic="swiss" style:font-pitch="variable" fo:font-size="10pt"/>
    </style:style>
    <style:style style:name="CompanyID_20_Cover" style:display-name="CompanyID Cover" style:family="graphic">
      <style:paragraph-properties fo:margin-top="0.529cm" fo:margin-bottom="0.034cm" fo:text-align="start"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8pt" fo:font-weight="normal" style:font-weight-asian="normal" style:font-weight-complex="normal"/>
    </style:style>
    <style:style style:name="Project_20_Cover" style:display-name="Project Cover" style:family="graphic">
      <style:paragraph-properties fo:margin-top="0cm" fo:margin-bottom="0cm" fo:text-align="end"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fo:font-weight="bold" style:font-weight-asian="bold" style:font-weight-complex="bold"/>
    </style:style>
    <style:style style:name="License_20_Cover" style:display-name="License Cover" style:family="graphic">
      <style:paragraph-properties fo:text-align="end"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1pt" fo:font-weight="bold" style:font-weight-asian="bold" style:font-weight-complex="bold"/>
    </style:style>
    <style:style style:name="Phone_20_Cover" style:display-name="Phone Cover" style:family="graphic">
      <style:paragraph-properties fo:margin-top="0cm" fo:margin-bottom="0cm"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1pt" fo:language="zxx" fo:country="none"/>
    </style:style>
    <style:style style:name="URL_20_Cover" style:display-name="URL Cover" style:family="graphic">
      <style:paragraph-properties fo:margin-top="0.706cm" fo:margin-bottom="0cm" fo:text-align="center" style:text-autospace="none">
        <style:tab-stops>
          <style:tab-stop style:position="14.99cm" style:type="center"/>
          <style:tab-stop style:position="29.984cm" style:type="right"/>
        </style:tab-stops>
      </style:paragraph-properties>
      <style:text-properties style:font-name="Courier New2" fo:font-family="'Courier New'" style:font-family-generic="modern" style:font-pitch="fixed" fo:font-size="11pt" fo:language="zxx" fo:country="none" fo:font-weight="bold" style:font-weight-asian="bold" style:font-weight-complex="bold"/>
    </style:style>
    <style:style style:name="Address_20_Cover" style:display-name="Address Cover" style:family="graphic">
      <style:paragraph-properties fo:text-align="start"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1pt"/>
    </style:style>
    <style:style style:name="License_20_Footer" style:display-name="License Footer" style:family="graphic">
      <style:paragraph-properties fo:text-align="start"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Project_20_Footer" style:display-name="Project Footer" style:family="graphic">
      <style:paragraph-properties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Table_20_References_20_Heading" style:display-name="Table References Heading" style:family="graphic">
      <style:paragraph-properties fo:text-align="start" style:text-autospace="none"/>
      <style:text-properties fo:text-transform="uppercase" fo:color="#c00d2d" style:text-outline="false" style:font-name="Arial1" fo:font-family="Arial" style:font-family-generic="swiss" style:font-pitch="variable" fo:font-size="10pt" fo:text-shadow="none" fo:font-weight="bold" style:font-weight-asian="bold" style:font-weight-complex="bold" style:font-relief="embossed"/>
    </style:style>
    <style:style style:name="Table_20_References_20_Contents" style:display-name="Table References Contents" style:family="graphic">
      <style:paragraph-properties fo:text-align="start" style:text-autospace="none"/>
      <style:text-properties style:font-name="Arial1" fo:font-family="Arial" style:font-family-generic="swiss" style:font-pitch="variable" fo:font-size="9pt"/>
    </style:style>
    <style:style style:name="Ligne_20_horizontale" style:display-name="Ligne horizontale" style:family="graphic">
      <style:paragraph-properties fo:margin-top="0cm" fo:margin-bottom="0.88cm" fo:text-align="justify" style:text-autospace="none"/>
      <style:text-properties style:font-name="Arial1" fo:font-family="Arial" style:font-family-generic="swiss" style:font-pitch="variable" fo:font-size="6pt" style:font-size-asian="6pt" style:font-size-complex="6pt"/>
    </style:style>
    <style:style style:name="Index_20_lexical_20__3a__20_séparateur" style:display-name="Index lexical : séparateur" style:family="graphic">
      <style:paragraph-properties fo:margin-left="0cm" fo:margin-right="0cm" fo:margin-top="0.529cm" fo:margin-bottom="0cm" fo:text-align="justify" fo:text-indent="0cm" style:text-autospace="none"/>
      <style:text-properties style:font-name="Arial1" fo:font-family="Arial" style:font-family-generic="swiss" style:font-pitch="variable" fo:font-size="11pt" fo:font-weight="bold" style:font-weight-asian="bold" style:font-weight-complex="bold"/>
    </style:style>
    <style:style style:name="Index_20_lexical_20_2" style:display-name="Index lexical 2" style:family="graphic">
      <style:paragraph-properties fo:margin-left="0.88cm" fo:margin-right="0cm" fo:margin-top="0cm" fo:margin-bottom="0cm" fo:text-align="justify" fo:text-indent="0cm" style:text-autospace="none"/>
      <style:text-properties style:font-name="Arial1" fo:font-family="Arial" style:font-family-generic="swiss" style:font-pitch="variable" fo:font-size="9pt"/>
    </style:style>
    <style:style style:name="Index_20_lexical_20_1" style:display-name="Index lexical 1" style:family="graphic">
      <style:paragraph-properties fo:margin-left="0cm" fo:margin-right="0cm" fo:margin-top="0cm" fo:margin-bottom="0cm" fo:text-align="justify" fo:text-indent="0cm" style:text-autospace="none"/>
      <style:text-properties style:font-name="Arial1" fo:font-family="Arial" style:font-family-generic="swiss" style:font-pitch="variable" fo:font-size="9pt"/>
    </style:style>
    <style:style style:name="Part_20_Summary" style:display-name="Part Summary" style:family="graphic">
      <style:paragraph-properties fo:margin-left="1.764cm" fo:margin-right="1.764cm" fo:margin-top="12.349cm" fo:margin-bottom="0cm" fo:line-height="110%" fo:text-align="justify" fo:text-indent="0cm" style:text-autospace="none"/>
      <style:text-properties style:font-name="Arial1" fo:font-family="Arial" style:font-family-generic="swiss" style:font-pitch="variable" fo:font-size="10pt"/>
    </style:style>
    <style:style style:name="Part_20_Heading" style:display-name="Part Heading" style:family="graphic">
      <style:paragraph-properties fo:margin-left="1.764cm" fo:margin-right="1.764cm" fo:margin-top="12.349cm" fo:margin-bottom="1.764cm" fo:line-height="125%" fo:text-align="center" fo:text-indent="0cm" style:text-autospace="none"/>
      <style:text-properties fo:font-variant="normal" fo:text-transform="none" fo:color="#c00d2d" style:font-name="Verdana1" fo:font-family="Verdana" style:font-family-generic="swiss" style:font-pitch="variable" fo:font-size="24pt" fo:font-weight="bold" style:font-name-asian="Tahoma1" style:font-family-asian="Tahoma" style:font-family-generic-asian="swiss" style:font-pitch-asian="variable" style:font-size-asian="14pt" style:font-weight-asian="bold" style:font-weight-complex="bold" style:font-relief="embossed"/>
    </style:style>
    <style:style style:name="Landscape"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Heading_20_2_2a_" style:display-name="Heading 2*" style:family="graphic">
      <style:paragraph-properties fo:margin-top="1.058cm" fo:margin-bottom="0cm" fo:text-align="start" style:text-autospace="none"/>
      <style:text-properties fo:color="#c5000b" style:font-name="Arial1" fo:font-family="Arial" style:font-family-generic="swiss" style:font-pitch="variable" fo:font-size="13pt" fo:font-style="normal" fo:font-weight="bold" style:font-name-asian="Tahoma1" style:font-family-asian="Tahoma" style:font-family-generic-asian="swiss" style:font-pitch-asian="variable" style:font-size-asian="14pt" style:font-style-asian="italic" style:font-weight-asian="bold" style:font-style-complex="normal" style:font-weight-complex="bold"/>
    </style:style>
    <style:style style:name="Heading_20_1_2a_" style:display-name="Heading 1*" style:family="graphic">
      <style:paragraph-properties fo:margin-left="0cm" fo:margin-right="0cm" fo:margin-top="0.351cm" fo:margin-bottom="0cm" fo:text-align="start" fo:text-indent="0cm" style:text-autospace="none"/>
      <style:text-properties fo:font-variant="normal" fo:text-transform="none" fo:color="#c5000b" style:font-name="Arial1" fo:font-family="Arial" style:font-family-generic="swiss" style:font-pitch="variable" fo:font-size="18pt" fo:text-shadow="none" fo:font-weight="bold" style:font-name-asian="Tahoma1" style:font-family-asian="Tahoma" style:font-family-generic-asian="swiss" style:font-pitch-asian="variable" style:font-size-asian="16pt" style:font-weight-asian="bold" style:font-weight-complex="bold"/>
    </style:style>
    <style:style style:name="Tableau" style:family="graphic">
      <style:paragraph-properties fo:margin-top="0.529cm" fo:margin-bottom="0.351cm" fo:text-align="center" style:text-autospace="none"/>
      <style:text-properties style:font-name="Arial1" fo:font-family="Arial" style:font-family-generic="swiss" style:font-pitch="variable" fo:font-size="10pt"/>
    </style:style>
    <style:style style:name="Warning" style:family="graphic">
      <style:paragraph-properties fo:margin-top="0.529cm" fo:margin-bottom="0cm" fo:line-height="110%" fo:text-align="justify" style:text-autospace="none"/>
      <style:text-properties style:use-window-font-color="true" style:font-name="Arial1" fo:font-family="Arial" style:font-family-generic="swiss" style:font-pitch="variable" fo:font-size="10pt"/>
    </style:style>
    <style:style style:name="Remark"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Code_20_Heading" style:display-name="Code Heading" style:family="graphic">
      <style:paragraph-properties fo:margin-top="0.529cm" fo:margin-bottom="0.178cm" fo:line-height="110%" fo:text-align="justify" style:text-autospace="none"/>
      <style:text-properties style:font-name="Arial1" fo:font-family="Arial" style:font-family-generic="swiss" style:font-pitch="variable" fo:font-size="10pt"/>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Liste"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5" style:display-name="Numérotation 5"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4" style:display-name="Numérotation 4"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Titre_20_d_27_index_20_d_27_objets" style:display-name="Titre d'index d'objets" style:family="graphic">
      <style:paragraph-properties fo:margin-left="0cm" fo:margin-right="0cm" fo:margin-top="0cm" fo:margin-bottom="0cm" fo:text-align="start" fo:text-indent="0cm" style:text-autospace="none"/>
      <style:text-properties style:use-window-font-color="true" style:font-name="Verdana1" fo:font-family="Verdana"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cm" fo:margin-bottom="0cm" fo:text-align="start" fo:text-indent="0cm" style:text-autospace="none"/>
      <style:text-properties fo:font-variant="normal" fo:text-transform="none" fo:color="#c5000b" style:font-name="Arial1" fo:font-family="Arial" style:font-family-generic="swiss" style:font-pitch="variable" fo:font-size="16pt" fo:text-shadow="none" fo:font-weight="bold" style:font-name-asian="Tahoma1" style:font-family-asian="Tahoma" style:font-family-generic-asian="swiss"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cm" fo:margin-bottom="0cm" fo:text-align="start" fo:text-indent="0cm" style:text-autospace="none"/>
      <style:text-properties style:use-window-font-color="true" style:font-name="Verdana1" fo:font-family="Verdana"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Numérotation_20_3" style:display-name="Numérotation 3"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2" style:display-name="Numérotation 2"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Numérotation_20_1" style:display-name="Numérotation 1" style:family="graphic">
      <style:paragraph-properties fo:margin-top="0.351cm" fo:margin-bottom="0cm" fo:line-height="110%" fo:text-align="justify" style:text-autospace="none"/>
      <style:text-properties style:font-name="Verdana1" fo:font-family="Verdana" style:font-family-generic="swiss" style:font-pitch="variable" fo:font-size="10pt" style:font-name-asian="Tahoma2" style:font-family-asian="Tahoma" style:font-family-generic-asian="swiss"/>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4" style:display-name="Puce 4" style:family="graphic">
      <style:paragraph-properties fo:margin-left="1.323cm" fo:margin-right="0cm" fo:margin-top="0cm" fo:margin-bottom="0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3" style:display-name="Puce 3" style:family="graphic">
      <style:paragraph-properties fo:margin-left="1.323cm" fo:margin-right="0cm" fo:margin-top="0cm" fo:margin-bottom="0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2" style:display-name="Puce 2" style:family="graphic">
      <style:paragraph-properties fo:margin-left="1.499cm" fo:margin-right="0cm" fo:margin-top="0cm" fo:margin-bottom="0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1" style:display-name="Puce 1" style:family="graphic">
      <style:paragraph-properties fo:margin-left="1.499cm" fo:margin-right="0cm" fo:margin-top="0cm" fo:margin-bottom="0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Retrait_20_de_20_liste" style:display-name="Retrait de liste" style:family="graphic">
      <style:paragraph-properties fo:margin-left="8.821cm" fo:margin-right="0cm" fo:margin-top="0cm" fo:margin-bottom="0cm" fo:line-height="110%" fo:text-align="justify" fo:text-indent="-7.938cm" style:text-autospace="none">
        <style:tab-stops>
          <style:tab-stop style:position="8.821cm"/>
        </style:tab-stops>
      </style:paragraph-properties>
      <style:text-properties style:font-name="Arial1" fo:font-family="Arial" style:font-family-generic="swiss" style:font-pitch="variable" fo:font-size="10pt"/>
    </style:style>
    <style:style style:name="En-tête_20_de_20_liste" style:display-name="En-tête de liste" style:family="graphic">
      <style:paragraph-properties fo:margin-top="0.529cm" fo:margin-bottom="0cm" fo:line-height="110%" fo:text-align="justify" style:text-autospace="none"/>
      <style:text-properties style:font-name="Arial1" fo:font-family="Arial" style:font-family-generic="swiss" style:font-pitch="variable" fo:font-size="10pt"/>
    </style:style>
    <style:style style:name="Contenu_20_de_20_liste" style:display-name="Contenu de liste" style:family="graphic">
      <style:paragraph-properties fo:margin-left="0cm" fo:margin-right="0cm" fo:margin-top="0.351cm" fo:margin-bottom="0cm" fo:line-height="110%" fo:text-align="justify" fo:text-indent="0cm" style:text-autospace="none"/>
      <style:text-properties style:font-name="Arial1" fo:font-family="Arial" style:font-family-generic="swiss" style:font-pitch="variable" fo:font-size="10pt"/>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Verdana1" fo:font-family="Verdana" style:font-family-generic="swiss" style:font-pitch="variable" fo:font-size="10pt" style:font-name-asian="Tahoma2" style:font-family-asian="Tahoma" style:font-family-generic-asian="swiss"/>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Puce_20_5" style:display-name="Puce 5" style:family="graphic">
      <style:paragraph-properties fo:margin-left="1.499cm" fo:margin-right="0cm" fo:margin-top="0cm" fo:margin-bottom="0cm" fo:line-height="110%" fo:text-align="justify" fo:text-indent="0cm" style:text-autospace="none"/>
      <style:text-properties style:font-name="Verdana1" fo:font-family="Verdana" style:font-family-generic="swiss" style:font-pitch="variable" fo:font-size="10pt" style:font-name-asian="Tahoma2" style:font-family-asian="Tahoma" style:font-family-generic-asian="swiss"/>
    </style:style>
    <style:style style:name="Code_20_File" style:display-name="Code File" style:family="graphic">
      <style:paragraph-properties fo:margin-top="0cm" fo:margin-bottom="0cm" fo:line-height="120%" fo:text-align="start" style:text-autospace="none"/>
      <style:text-properties style:font-name="Courier New2" fo:font-family="'Courier New'" style:font-family-generic="modern" style:font-pitch="fixed" fo:font-size="9pt" fo:language="zxx" fo:country="none"/>
    </style:style>
    <style:style style:name="Code" style:family="graphic">
      <style:paragraph-properties fo:margin-top="0cm" fo:margin-bottom="0cm" fo:line-height="120%" fo:text-align="start" style:text-autospace="none"/>
      <style:text-properties style:font-name="Courier New2" fo:font-family="'Courier New'" style:font-family-generic="modern" style:font-pitch="fixed" fo:font-size="9pt" fo:language="zxx" fo:country="none"/>
    </style:style>
    <style:style style:name="Code_20_Terminal" style:display-name="Code Terminal" style:family="graphic">
      <style:paragraph-properties fo:margin-top="0cm" fo:margin-bottom="0cm" fo:line-height="120%" fo:text-align="start" style:text-autospace="none"/>
      <style:text-properties style:font-name="Courier New2" fo:font-family="'Courier New'" style:font-family-generic="modern" style:font-pitch="fixed" fo:font-size="9pt" fo:language="zxx" fo:country="none"/>
    </style:style>
    <style:style style:name="Subtitle_20_Header" style:display-name="Subtitle Header" style:family="graphic">
      <style:paragraph-properties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9pt" fo:font-weight="normal" style:font-weight-asian="normal" style:font-weight-complex="normal"/>
    </style:style>
    <style:style style:name="En-tête" style:family="graphic">
      <style:paragraph-properties fo:text-align="justify"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0pt"/>
    </style:style>
    <style:style style:name="Title_20_Header" style:display-name="Title Header" style:family="graphic">
      <style:paragraph-properties fo:text-align="center"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font-size="14pt" fo:font-weight="bold" style:font-weight-asian="bold" style:font-weight-complex="bold"/>
    </style:style>
    <style:style style:name="Table_20_des_20_matières_20_niveau_20_10" style:display-name="Table des matières niveau 10" style:family="graphic">
      <style:paragraph-properties fo:margin-left="10.231cm" fo:margin-right="0cm" fo:margin-top="0cm" fo:margin-bottom="0cm" fo:text-align="justify" fo:text-indent="0cm" style:text-autospace="none">
        <style:tab-stops>
          <style:tab-stop style:position="32.292cm" style:type="right" style:leader-style="dotted" style:leader-text="."/>
        </style:tab-stops>
      </style:paragraph-properties>
      <style:text-properties style:font-name="Arial1" fo:font-family="Arial" style:font-family-generic="swiss" style:font-pitch="variable" fo:font-size="9pt"/>
    </style:style>
    <style:style style:name="Table_20_des_20_matières_20_niveau_20_9" style:display-name="Table des matières niveau 9" style:family="graphic">
      <style:paragraph-properties fo:margin-left="10.231cm" fo:margin-right="0cm" fo:margin-top="0cm" fo:margin-bottom="0cm" fo:text-align="justify" fo:text-indent="0cm" style:text-autospace="none">
        <style:tab-stops>
          <style:tab-stop style:position="33.173cm" style:type="right" style:leader-style="dotted" style:leader-text="."/>
        </style:tab-stops>
      </style:paragraph-properties>
      <style:text-properties style:font-name="Arial1" fo:font-family="Arial" style:font-family-generic="swiss" style:font-pitch="variable" fo:font-size="9pt"/>
    </style:style>
    <style:style style:name="Table_20_des_20_matières_20_niveau_20_8" style:display-name="Table des matières niveau 8" style:family="graphic">
      <style:paragraph-properties fo:margin-left="10.231cm" fo:margin-right="0cm" fo:margin-top="0cm" fo:margin-bottom="0cm" fo:text-align="justify" fo:text-indent="0cm" style:text-autospace="none">
        <style:tab-stops>
          <style:tab-stop style:position="34.054cm" style:type="right" style:leader-style="dotted" style:leader-text="."/>
        </style:tab-stops>
      </style:paragraph-properties>
      <style:text-properties style:font-name="Arial1" fo:font-family="Arial" style:font-family-generic="swiss" style:font-pitch="variable" fo:font-size="9pt"/>
    </style:style>
    <style:style style:name="Table_20_des_20_matières_20_niveau_20_7" style:display-name="Table des matières niveau 7" style:family="graphic">
      <style:paragraph-properties fo:margin-left="10.231cm" fo:margin-right="0cm" fo:margin-top="0cm" fo:margin-bottom="0cm" fo:text-align="justify" fo:text-indent="0cm" style:text-autospace="none">
        <style:tab-stops>
          <style:tab-stop style:position="34.934cm" style:type="right" style:leader-style="dotted" style:leader-text="."/>
        </style:tab-stops>
      </style:paragraph-properties>
      <style:text-properties style:font-name="Arial1" fo:font-family="Arial" style:font-family-generic="swiss" style:font-pitch="variable" fo:font-size="9pt"/>
    </style:style>
    <style:style style:name="Table_20_des_20_matières_20_niveau_20_6" style:display-name="Table des matières niveau 6" style:family="graphic">
      <style:paragraph-properties fo:margin-left="10.231cm" fo:margin-right="0cm" fo:margin-top="0cm" fo:margin-bottom="0cm" fo:text-align="justify" fo:text-indent="0cm" style:text-autospace="none">
        <style:tab-stops>
          <style:tab-stop style:position="35.814cm" style:type="right" style:leader-style="dotted" style:leader-text="."/>
        </style:tab-stops>
      </style:paragraph-properties>
      <style:text-properties style:font-name="Arial1" fo:font-family="Arial" style:font-family-generic="swiss" style:font-pitch="variable" fo:font-size="9pt"/>
    </style:style>
    <style:style style:name="Table_20_des_20_matières_20_niveau_20_5" style:display-name="Table des matières niveau 5" style:family="graphic">
      <style:paragraph-properties fo:margin-left="10.231cm" fo:margin-right="0cm" fo:margin-top="0cm" fo:margin-bottom="0cm" fo:text-align="justify" fo:text-indent="0cm" style:text-autospace="none">
        <style:tab-stops>
          <style:tab-stop style:position="36.694cm" style:type="right" style:leader-style="dotted" style:leader-text="."/>
        </style:tab-stops>
      </style:paragraph-properties>
      <style:text-properties style:font-name="Arial1" fo:font-family="Arial" style:font-family-generic="swiss" style:font-pitch="variable" fo:font-size="9pt" fo:font-weight="normal" style:font-weight-asian="normal" style:font-weight-complex="normal"/>
    </style:style>
    <style:style style:name="Table_20_des_20_matières_20_niveau_20_4" style:display-name="Table des matières niveau 4" style:family="graphic">
      <style:paragraph-properties fo:margin-left="6.879cm" fo:margin-right="0cm" fo:margin-top="0.086cm" fo:margin-bottom="0cm" fo:text-align="justify" fo:text-indent="0cm" style:text-autospace="none">
        <style:tab-stops>
          <style:tab-stop style:position="34.225cm" style:type="right" style:leader-style="dotted" style:leader-text="."/>
        </style:tab-stops>
      </style:paragraph-properties>
      <style:text-properties style:font-name="Arial1" fo:font-family="Arial" style:font-family-generic="swiss" style:font-pitch="variable" fo:font-size="9pt" fo:font-style="normal" fo:font-weight="normal" style:font-style-asian="normal" style:font-weight-asian="normal" style:font-style-complex="normal" style:font-weight-complex="normal"/>
    </style:style>
    <style:style style:name="Table_20_des_20_matières_20_niveau_20_3" style:display-name="Table des matières niveau 3" style:family="graphic">
      <style:paragraph-properties fo:margin-left="4.057cm" fo:margin-right="0cm" fo:margin-top="0.178cm" fo:margin-bottom="0cm" fo:text-align="justify" fo:text-indent="0cm" style:text-autospace="none">
        <style:tab-stops>
          <style:tab-stop style:position="32.283cm" style:type="right" style:leader-style="dotted" style:leader-text="."/>
        </style:tab-stops>
      </style:paragraph-properties>
      <style:text-properties style:font-name="Arial1" fo:font-family="Arial" style:font-family-generic="swiss" style:font-pitch="variable" fo:font-size="10pt" fo:font-weight="normal" style:font-weight-asian="normal" style:font-weight-complex="normal"/>
    </style:style>
    <style:style style:name="Table_20_des_20_matières_20_niveau_20_2" style:display-name="Table des matières niveau 2" style:family="graphic">
      <style:paragraph-properties fo:margin-left="1.764cm" fo:margin-right="0cm" fo:margin-top="0.265cm" fo:margin-bottom="0cm" fo:text-align="justify" fo:text-indent="0cm" style:text-autospace="none">
        <style:tab-stops>
          <style:tab-stop style:position="30.87cm" style:type="right" style:leader-style="dotted" style:leader-text="."/>
        </style:tab-stops>
      </style:paragraph-properties>
      <style:text-properties style:font-name="Arial1" fo:font-family="Arial" style:font-family-generic="swiss" style:font-pitch="variable" fo:font-size="10pt" fo:font-style="normal" fo:font-weight="bold" style:font-style-asian="normal" style:font-weight-asian="bold" style:font-style-complex="normal" style:font-weight-complex="bold"/>
    </style:style>
    <style:style style:name="Titre_20_10" style:display-name="Titre 10" style:family="graphic">
      <style:paragraph-properties fo:margin-top="0.706cm" fo:margin-bottom="0cm" fo:text-align="start" style:text-autospace="none"/>
      <style:text-properties style:use-window-font-color="true" style:font-name="Verdana1" fo:font-family="Verdana" style:font-family-generic="swiss" style:font-pitch="variable" fo:font-size="10pt" fo:font-weight="bold" style:font-name-asian="Tahoma1" style:font-family-asian="Tahoma" style:font-family-generic-asian="swiss" style:font-pitch-asian="variable" style:font-size-asian="10.5pt" style:font-weight-asian="bold" style:font-weight-complex="bold"/>
    </style:style>
    <style:style style:name="Table_20_des_20_matières_20_niveau_20_1" style:display-name="Table des matières niveau 1" style:family="graphic">
      <style:paragraph-properties fo:margin-left="0cm" fo:margin-right="0cm" fo:margin-top="0.529cm" fo:margin-bottom="0cm" fo:text-align="justify" fo:text-indent="0cm" style:text-autospace="none">
        <style:tab-stops>
          <style:tab-stop style:position="29.986cm" style:type="right" style:leader-style="dotted" style:leader-text="."/>
        </style:tab-stops>
      </style:paragraph-properties>
      <style:text-properties style:font-name="Arial1" fo:font-family="Arial" style:font-family-generic="swiss" style:font-pitch="variable" fo:font-size="12pt" fo:font-weight="bold" style:font-weight-asian="bold" style:font-weight-complex="bold"/>
    </style:style>
    <style:style style:name="Index_20_lexical_20__3a__20_titre" style:display-name="Index lexical : titre" style:family="graphic">
      <style:paragraph-properties fo:margin-left="0cm" fo:margin-right="0cm" fo:margin-top="0.351cm" fo:margin-bottom="0.351cm" fo:text-align="start" fo:text-indent="0cm" style:text-autospace="none"/>
      <style:text-properties fo:font-variant="normal" fo:text-transform="none" fo:color="#c5000b" style:font-name="Arial1" fo:font-family="Arial" style:font-family-generic="swiss" style:font-pitch="variable" fo:font-size="16pt" fo:text-shadow="none" fo:font-weight="bold" style:font-name-asian="Tahoma1" style:font-family-asian="Tahoma" style:font-family-generic-asian="swiss" style:font-pitch-asian="variable" style:font-size-asian="16pt" style:font-weight-asian="bold" style:font-weight-complex="bold"/>
    </style:style>
    <style:style style:name="Titre_20_de_20_table_20_des_20_matières" style:display-name="Titre de table des matières" style:family="graphic">
      <style:paragraph-properties fo:margin-left="0cm" fo:margin-right="0cm" fo:margin-top="0cm" fo:margin-bottom="0cm" fo:text-align="start" fo:text-indent="0cm" style:text-autospace="none"/>
      <style:text-properties fo:font-variant="normal" fo:text-transform="none" fo:color="#c5000b" style:font-name="Arial1" fo:font-family="Arial" style:font-family-generic="swiss" style:font-pitch="variable" fo:font-size="18pt" fo:text-shadow="none" fo:font-weight="bold" style:font-name-asian="Tahoma1" style:font-family-asian="Tahoma" style:font-family-generic-asian="swiss" style:font-pitch-asian="variable" style:font-size-asian="16pt" style:font-weight-asian="bold" style:font-weight-complex="bold"/>
    </style:style>
    <style:style style:name="Titre_20_de_20_tableau" style:display-name="Titre de tableau" style:family="graphic">
      <style:paragraph-properties fo:margin-top="0.178cm" fo:margin-bottom="0.178cm" fo:text-align="center" style:text-autospace="none"/>
      <style:text-properties fo:color="#ffffff" style:font-name="Arial1" fo:font-family="Arial" style:font-family-generic="swiss" style:font-pitch="variable" fo:font-size="10pt" fo:font-weight="bold" style:font-weight-asian="bold" style:font-weight-complex="bold"/>
    </style:style>
    <style:style style:name="Contenu_20_de_20_tableau" style:display-name="Contenu de tableau" style:family="graphic">
      <style:paragraph-properties fo:margin-top="0.178cm" fo:margin-bottom="0.178cm" fo:text-align="start" style:text-autospace="none"/>
      <style:text-properties style:font-name="Arial1" fo:font-family="Arial" style:font-family-generic="swiss" style:font-pitch="variable" fo:font-size="10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Linagora_5f_fr_5f_Presentation-officielle-2014_5f_5_5f_Paris-background" style:display-name="Linagora_fr_Presentation-officielle-2014_5_Paris-background" style:family="presentation">
      <style:graphic-properties draw:stroke="none" draw:fill="none"/>
      <style:text-properties style:letter-kerning="true"/>
    </style:style>
    <style:style style:name="Linagora_5f_fr_5f_Presentation-officielle-2014_5f_5_5f_Paris-backgroundobjects" style:display-name="Linagora_fr_Presentation-officielle-2014_5_Paris-backgroundobjects" style:family="presentation">
      <style:graphic-properties draw:textarea-horizontal-align="justify" draw:shadow="hidden" draw:shadow-offset-x="0.2cm" draw:shadow-offset-y="0.2cm" draw:shadow-color="#808080"/>
      <style:text-properties style:font-name="Verdana4" fo:font-family="Verdana" style:font-style-name="Normal" style:font-family-generic="swiss" style:font-pitch="variable" fo:font-size="14pt" style:letter-kerning="true"/>
    </style:style>
    <style:style style:name="Linagora_5f_fr_5f_Presentation-officielle-2014_5f_5_5f_Paris-notes" style:display-name="Linagora_fr_Presentation-officielle-2014_5_Par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Proxima Nova Rg" fo:font-family="'Proxima Nova Rg'" style:font-family-generic="modern" style:font-pitch="variable" fo:font-size="14pt" fo:font-style="normal" fo:text-shadow="none" style:text-underline-style="none" fo:font-weight="normal" style:letter-kerning="true" style:font-name-asian="宋体" style:font-family-asian="宋体"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nagora_5f_fr_5f_Presentation-officielle-2014_5f_5_5f_Paris-outline1" style:display-name="Linagora_fr_Presentation-officielle-2014_5_Paris-outline1" style:family="presentation">
      <style:graphic-properties draw:stroke="none" draw:fill="none" draw:auto-grow-height="false" draw:fit-to-size="shrink-to-fit">
        <text:list-style style:name="Linagora_5f_fr_5f_Presentation-officielle-2014_5f_5_5f_Paris-outline1" style:display-name="Linagora_fr_Presentation-officielle-2014_5_Par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1cm"/>
      <style:text-properties style:use-window-font-color="true" style:text-outline="false" style:text-line-through-style="none" style:text-line-through-type="none" style:font-name="DejaVu Sans1" fo:font-family="'DejaVu Sans'" style:font-family-generic="swiss" style:font-pitch="variable" fo:font-size="14pt" fo:font-style="normal" fo:text-shadow="none" style:text-underline-style="none" fo:font-weight="normal" style:letter-kerning="true" style:font-name-asian="宋体" style:font-family-asian="宋体" style:font-family-generic-asian="system" style:font-pitch-asian="variable" style:font-size-asian="14pt" style:font-style-asian="normal" style:font-weight-asian="normal" style:font-name-complex="Lucida Sans3"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Linagora_5f_fr_5f_Presentation-officielle-2014_5f_5_5f_Paris-outline2" style:display-name="Linagora_fr_Presentation-officielle-2014_5_Paris-outline2" style:family="presentation" style:parent-style-name="Linagora_5f_fr_5f_Presentation-officielle-2014_5f_5_5f_Paris-outline1">
      <style:paragraph-properties fo:margin-top="0cm" fo:margin-bottom="0.4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3" style:display-name="Linagora_fr_Presentation-officielle-2014_5_Paris-outline3" style:family="presentation" style:parent-style-name="Linagora_5f_fr_5f_Presentation-officielle-2014_5f_5_5f_Paris-outline2">
      <style:paragraph-properties fo:margin-top="0cm" fo:margin-bottom="0.3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4" style:display-name="Linagora_fr_Presentation-officielle-2014_5_Paris-outline4" style:family="presentation" style:parent-style-name="Linagora_5f_fr_5f_Presentation-officielle-2014_5f_5_5f_Paris-outline3">
      <style:paragraph-properties fo:margin-top="0cm" fo:margin-bottom="0.2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5" style:display-name="Linagora_fr_Presentation-officielle-2014_5_Paris-outline5" style:family="presentation" style:parent-style-name="Linagora_5f_fr_5f_Presentation-officielle-2014_5f_5_5f_Paris-outline4">
      <style:paragraph-properties fo:margin-top="0cm" fo:margin-bottom="0.1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6" style:display-name="Linagora_fr_Presentation-officielle-2014_5_Paris-outline6" style:family="presentation" style:parent-style-name="Linagora_5f_fr_5f_Presentation-officielle-2014_5f_5_5f_Paris-outline5">
      <style:paragraph-properties fo:margin-top="0cm" fo:margin-bottom="0.1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7" style:display-name="Linagora_fr_Presentation-officielle-2014_5_Paris-outline7" style:family="presentation" style:parent-style-name="Linagora_5f_fr_5f_Presentation-officielle-2014_5f_5_5f_Paris-outline6">
      <style:paragraph-properties fo:margin-top="0cm" fo:margin-bottom="0.1cm"/>
      <style:text-properties style:font-name="DejaVu Sans1"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8" style:display-name="Linagora_fr_Presentation-officielle-2014_5_Paris-outline8" style:family="presentation" style:parent-style-name="Linagora_5f_fr_5f_Presentation-officielle-2014_5f_5_5f_Paris-outline7">
      <style:paragraph-properties fo:margin-top="0cm" fo:margin-bottom="0.1cm"/>
      <style:text-properties style:font-name="Verdana1" fo:font-family="Verdana"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outline9" style:display-name="Linagora_fr_Presentation-officielle-2014_5_Paris-outline9" style:family="presentation" style:parent-style-name="Linagora_5f_fr_5f_Presentation-officielle-2014_5f_5_5f_Paris-outline8">
      <style:paragraph-properties fo:margin-top="0cm" fo:margin-bottom="0.1cm"/>
      <style:text-properties style:font-name="Verdana1" fo:font-family="Verdana"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Linagora_5f_fr_5f_Presentation-officielle-2014_5f_5_5f_Paris-subtitle" style:display-name="Linagora_fr_Presentation-officielle-2014_5_Paris-subtitle" style:family="presentation">
      <style:graphic-properties draw:stroke="none" draw:fill="none" draw:textarea-vertical-align="middle">
        <text:list-style style:name="Linagora_5f_fr_5f_Presentation-officielle-2014_5f_5_5f_Paris-subtitle" style:display-name="Linagora_fr_Presentation-officielle-2014_5_Par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6" fo:font-family="Verdana" style:font-style-name="Negreta" style:font-family-generic="swiss" style:font-pitch="variable" fo:font-size="26pt" fo:font-style="normal" fo:text-shadow="none" style:text-underline-style="none" fo:font-weight="bold" style:letter-kerning="true" style:font-name-asian="宋体" style:font-family-asian="宋体"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Linagora_5f_fr_5f_Presentation-officielle-2014_5f_5_5f_Paris-title" style:display-name="Linagora_fr_Presentation-officielle-2014_5_Paris-title" style:family="presentation">
      <style:graphic-properties draw:stroke="none" draw:fill="none" draw:fill-image-width="0cm" draw:fill-image-height="0cm" draw:textarea-vertical-align="middle" draw:auto-grow-height="false" draw:auto-grow-width="false">
        <text:list-style style:name="Linagora_5f_fr_5f_Presentation-officielle-2014_5f_5_5f_Paris-title" style:display-name="Linagora_fr_Presentation-officielle-2014_5_Par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Linagora_5f_fr_5f_Presentation-officielle-2014_5f_5_5f_Paris1-background" style:display-name="Linagora_fr_Presentation-officielle-2014_5_Paris1-background" style:family="presentation">
      <style:graphic-properties draw:stroke="none" draw:fill="none"/>
      <style:text-properties style:letter-kerning="true"/>
    </style:style>
    <style:style style:name="Linagora_5f_fr_5f_Presentation-officielle-2014_5f_5_5f_Paris1-backgroundobjects" style:display-name="Linagora_fr_Presentation-officielle-2014_5_Paris1-backgroundobjects" style:family="presentation">
      <style:graphic-properties draw:textarea-horizontal-align="justify" draw:shadow="hidden" draw:shadow-offset-x="0.2cm" draw:shadow-offset-y="0.2cm" draw:shadow-color="#808080"/>
      <style:text-properties style:letter-kerning="true"/>
    </style:style>
    <style:style style:name="Linagora_5f_fr_5f_Presentation-officielle-2014_5f_5_5f_Paris1-notes" style:display-name="Linagora_fr_Presentation-officielle-2014_5_Pari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Proxima Nova Rg" fo:font-family="'Proxima Nova Rg'" style:font-family-generic="moder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3"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nagora_5f_fr_5f_Presentation-officielle-2014_5f_5_5f_Paris1-outline1" style:display-name="Linagora_fr_Presentation-officielle-2014_5_Paris1-outline1" style:family="presentation">
      <style:graphic-properties draw:stroke="none" draw:fill="none" draw:auto-grow-height="false" draw:fit-to-size="shrink-to-fit">
        <text:list-style style:name="Linagora_5f_fr_5f_Presentation-officielle-2014_5f_5_5f_Paris1-outline1" style:display-name="Linagora_fr_Presentation-officielle-2014_5_Paris1-outline1">
          <text:list-level-style-bullet text:level="1" text:bullet-char="●">
            <style:list-level-properties text:space-before="0.3cm" text:min-label-width="0.9cm"/>
            <style:text-properties fo:font-family="'Segoe UI'" style:font-style-name="Normal" fo:color="#c61e42" fo:font-size="65%"/>
          </text:list-level-style-bullet>
          <text:list-level-style-bullet text:level="2" text:bullet-char="●">
            <style:list-level-properties text:space-before="1.35cm" text:min-label-width="0.9cm"/>
            <style:text-properties fo:font-family="'Segoe UI'" style:font-style-name="Normal" fo:color="#272727" fo:font-size="65%"/>
          </text:list-level-style-bullet>
          <text:list-level-style-bullet text:level="3" text:bullet-char="●">
            <style:list-level-properties text:space-before="2.45cm" text:min-label-width="0.8cm"/>
            <style:text-properties fo:font-family="'Segoe UI'" style:font-style-name="Normal" fo:color="#535353" fo:font-size="45%"/>
          </text:list-level-style-bullet>
          <text:list-level-style-bullet text:level="4" text:bullet-char="●">
            <style:list-level-properties text:space-before="3.35cm" text:min-label-width="0.6cm"/>
            <style:text-properties fo:font-family="'Segoe UI'" style:font-style-name="Normal" fo:color="#535353" fo:font-size="45%"/>
          </text:list-level-style-bullet>
          <text:list-level-style-bullet text:level="5" text:bullet-char="●">
            <style:list-level-properties text:space-before="4.05cm" text:min-label-width="0.6cm"/>
            <style:text-properties fo:font-family="'Segoe UI'" style:font-style-name="Normal" fo:color="#535353" fo:font-size="35%"/>
          </text:list-level-style-bullet>
          <text:list-level-style-bullet text:level="6" text:bullet-char="●">
            <style:list-level-properties text:space-before="4.7cm" text:min-label-width="0.6cm"/>
            <style:text-properties fo:font-family="'Segoe UI'" style:font-style-name="Normal" fo:color="#535353" fo:font-size="35%"/>
          </text:list-level-style-bullet>
          <text:list-level-style-bullet text:level="7" text:bullet-char="●">
            <style:list-level-properties text:space-before="5.4cm" text:min-label-width="0.6cm"/>
            <style:text-properties fo:font-family="'Segoe UI'" style:font-style-name="Normal" fo:color="#535353" fo:font-size="35%"/>
          </text:list-level-style-bullet>
          <text:list-level-style-bullet text:level="8" text:bullet-char="●">
            <style:list-level-properties text:space-before="6.1cm" text:min-label-width="0.6cm"/>
            <style:text-properties fo:font-family="'Segoe UI'" style:font-style-name="Normal" fo:color="#535353" fo:font-size="35%"/>
          </text:list-level-style-bullet>
          <text:list-level-style-bullet text:level="9" text:bullet-char="●">
            <style:list-level-properties text:space-before="6.85cm" text:min-label-width="0.6cm"/>
            <style:text-properties fo:font-family="'Segoe UI'" style:font-style-name="Normal" fo:color="#535353" fo:font-size="35%"/>
          </text:list-level-style-bullet>
          <text:list-level-style-bullet text:level="10" text:bullet-char="●">
            <style:list-level-properties text:space-before="7.5cm" text:min-label-width="0.6cm"/>
            <style:text-properties fo:font-family="'Segoe UI'" style:font-style-name="Normal" fo:color="#535353" fo:font-size="35%"/>
          </text:list-level-style-bullet>
        </text:list-style>
      </style:graphic-properties>
      <style:paragraph-properties fo:margin-left="0cm" fo:margin-right="0cm" fo:margin-top="0.5cm" fo:margin-bottom="0cm" fo:text-indent="0cm"/>
      <style:text-properties fo:color="#c00d2d" style:text-outline="false" style:text-line-through-style="none" style:text-line-through-type="none" style:font-name="DejaVu Sans1" fo:font-family="'DejaVu Sans'" style:font-family-generic="swiss" style:font-pitch="variable" fo:font-size="22pt" fo:font-style="normal" fo:text-shadow="none" style:text-underline-style="none" fo:font-weight="normal" style:letter-kerning="true" style:font-name-asian="SimSun" style:font-family-asian="SimSun" style:font-family-generic-asian="system" style:font-pitch-asian="variable" style:font-size-asian="22pt" style:font-style-asian="normal" style:font-weight-asian="normal" style:font-name-complex="Lucida Sans3"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Linagora_5f_fr_5f_Presentation-officielle-2014_5f_5_5f_Paris1-outline2" style:display-name="Linagora_fr_Presentation-officielle-2014_5_Paris1-outline2" style:family="presentation" style:parent-style-name="Linagora_5f_fr_5f_Presentation-officielle-2014_5f_5_5f_Paris1-outline1">
      <style:paragraph-properties fo:margin-left="0cm" fo:margin-right="0cm" fo:margin-top="0.4cm" fo:margin-bottom="0cm" fo:text-indent="0cm">
        <style:tab-stops/>
      </style:paragraph-properties>
      <style:text-properties fo:color="#272727" fo:font-size="20pt" style:font-size-asian="20pt" style:font-size-complex="20pt"/>
    </style:style>
    <style:style style:name="Linagora_5f_fr_5f_Presentation-officielle-2014_5f_5_5f_Paris1-outline3" style:display-name="Linagora_fr_Presentation-officielle-2014_5_Paris1-outline3" style:family="presentation" style:parent-style-name="Linagora_5f_fr_5f_Presentation-officielle-2014_5f_5_5f_Paris1-outline2">
      <style:paragraph-properties fo:margin-left="0cm" fo:margin-right="0cm" fo:margin-top="0.3cm" fo:margin-bottom="0cm" fo:text-indent="0cm"/>
      <style:text-properties fo:color="#535353" fo:font-size="18pt" style:font-size-asian="18pt" style:font-size-complex="18pt"/>
    </style:style>
    <style:style style:name="Linagora_5f_fr_5f_Presentation-officielle-2014_5f_5_5f_Paris1-outline4" style:display-name="Linagora_fr_Presentation-officielle-2014_5_Paris1-outline4" style:family="presentation" style:parent-style-name="Linagora_5f_fr_5f_Presentation-officielle-2014_5f_5_5f_Paris1-outline3">
      <style:paragraph-properties fo:margin-left="0cm" fo:margin-right="0cm" fo:margin-top="0.2cm" fo:margin-bottom="0.2cm" fo:text-indent="0cm"/>
      <style:text-properties fo:color="#535353" fo:font-size="16pt" style:font-size-asian="16pt" style:font-size-complex="16pt"/>
    </style:style>
    <style:style style:name="Linagora_5f_fr_5f_Presentation-officielle-2014_5f_5_5f_Paris1-outline5" style:display-name="Linagora_fr_Presentation-officielle-2014_5_Paris1-outline5" style:family="presentation" style:parent-style-name="Linagora_5f_fr_5f_Presentation-officielle-2014_5f_5_5f_Paris1-outline4">
      <style:paragraph-properties fo:margin-left="0cm" fo:margin-right="0cm" fo:margin-top="0.2cm" fo:margin-bottom="0.2cm" fo:text-indent="0cm"/>
      <style:text-properties fo:color="#535353" fo:font-size="15pt" style:font-size-asian="15pt" style:font-size-complex="15pt"/>
    </style:style>
    <style:style style:name="Linagora_5f_fr_5f_Presentation-officielle-2014_5f_5_5f_Paris1-outline6" style:display-name="Linagora_fr_Presentation-officielle-2014_5_Paris1-outline6" style:family="presentation" style:parent-style-name="Linagora_5f_fr_5f_Presentation-officielle-2014_5f_5_5f_Paris1-outline5">
      <style:paragraph-properties fo:margin-left="0cm" fo:margin-right="0cm" fo:margin-top="0.2cm" fo:margin-bottom="0.2cm" fo:text-indent="0cm"/>
      <style:text-properties fo:color="#535353" fo:font-size="14pt" style:font-size-asian="14pt" style:font-size-complex="14pt"/>
    </style:style>
    <style:style style:name="Linagora_5f_fr_5f_Presentation-officielle-2014_5f_5_5f_Paris1-outline7" style:display-name="Linagora_fr_Presentation-officielle-2014_5_Paris1-outline7" style:family="presentation" style:parent-style-name="Linagora_5f_fr_5f_Presentation-officielle-2014_5f_5_5f_Paris1-outline6">
      <style:paragraph-properties fo:margin-left="0cm" fo:margin-right="0cm" fo:margin-top="0.2cm" fo:margin-bottom="0.2cm" fo:text-indent="0cm"/>
      <style:text-properties fo:color="#535353" fo:font-size="13pt" style:font-size-asian="13pt" style:font-size-complex="13pt"/>
    </style:style>
    <style:style style:name="Linagora_5f_fr_5f_Presentation-officielle-2014_5f_5_5f_Paris1-outline8" style:display-name="Linagora_fr_Presentation-officielle-2014_5_Paris1-outline8" style:family="presentation" style:parent-style-name="Linagora_5f_fr_5f_Presentation-officielle-2014_5f_5_5f_Paris1-outline7">
      <style:paragraph-properties fo:margin-left="0cm" fo:margin-right="0cm" fo:margin-top="0.1cm" fo:margin-bottom="0cm" fo:text-indent="0cm"/>
      <style:text-properties fo:color="#535353" fo:font-size="14pt" style:font-size-asian="20pt" style:font-size-complex="20pt"/>
    </style:style>
    <style:style style:name="Linagora_5f_fr_5f_Presentation-officielle-2014_5f_5_5f_Paris1-outline9" style:display-name="Linagora_fr_Presentation-officielle-2014_5_Paris1-outline9" style:family="presentation" style:parent-style-name="Linagora_5f_fr_5f_Presentation-officielle-2014_5f_5_5f_Paris1-outline8">
      <style:paragraph-properties fo:margin-left="0cm" fo:margin-right="0cm" fo:margin-top="0.1cm" fo:margin-bottom="0cm" fo:text-indent="0cm"/>
      <style:text-properties fo:color="#535353" fo:font-size="14pt" style:font-size-asian="20pt" style:font-size-complex="20pt"/>
    </style:style>
    <style:style style:name="Linagora_5f_fr_5f_Presentation-officielle-2014_5f_5_5f_Paris1-subtitle" style:display-name="Linagora_fr_Presentation-officielle-2014_5_Paris1-subtitle" style:family="presentation">
      <style:graphic-properties draw:stroke="none" draw:fill="none" draw:textarea-vertical-align="middle">
        <text:list-style style:name="Linagora_5f_fr_5f_Presentation-officielle-2014_5f_5_5f_Paris1-subtitle" style:display-name="Linagora_fr_Presentation-officielle-2014_5_Paris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1-title" style:display-name="Linagora_fr_Presentation-officielle-2014_5_Paris1-title" style:family="presentation">
      <style:graphic-properties draw:stroke="none" draw:fill="none" draw:textarea-vertical-align="middle">
        <text:list-style style:name="Linagora_5f_fr_5f_Presentation-officielle-2014_5f_5_5f_Paris1-title" style:display-name="Linagora_fr_Presentation-officielle-2014_5_Paris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DejaVu Sans1" fo:font-family="'DejaVu Sans'" style:font-family-generic="swiss" style:font-pitch="variable" fo:font-size="24pt" fo:letter-spacing="normal"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3" style:font-family-complex="'Lucida Sans'" style:font-family-generic-complex="system" style:font-pitch-complex="variable" style:font-size-complex="24pt" style:font-style-complex="normal" style:font-weight-complex="normal" style:text-emphasize="none" style:font-relief="embossed" style:text-overline-style="none" style:text-overline-color="font-color"/>
    </style:style>
    <style:style style:name="Linagora_5f_fr_5f_Presentation-officielle-2014_5f_5_5f_Paris2-background" style:display-name="Linagora_fr_Presentation-officielle-2014_5_Paris2-background" style:family="presentation">
      <style:graphic-properties draw:stroke="none" draw:fill="none"/>
      <style:text-properties style:letter-kerning="true"/>
    </style:style>
    <style:style style:name="Linagora_5f_fr_5f_Presentation-officielle-2014_5f_5_5f_Paris2-backgroundobjects" style:display-name="Linagora_fr_Presentation-officielle-2014_5_Paris2-backgroundobjects" style:family="presentation">
      <style:graphic-properties draw:textarea-horizontal-align="justify" draw:shadow="hidden" draw:shadow-offset-x="0.2cm" draw:shadow-offset-y="0.2cm" draw:shadow-color="#808080"/>
      <style:text-properties style:letter-kerning="true"/>
    </style:style>
    <style:style style:name="Linagora_5f_fr_5f_Presentation-officielle-2014_5f_5_5f_Paris2-notes" style:display-name="Linagora_fr_Presentation-officielle-2014_5_Pari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nagora_5f_fr_5f_Presentation-officielle-2014_5f_5_5f_Paris2-outline1" style:display-name="Linagora_fr_Presentation-officielle-2014_5_Paris2-outline1" style:family="presentation">
      <style:graphic-properties draw:stroke="none" draw:fill="none" draw:auto-grow-height="false" draw:fit-to-size="shrink-to-fit">
        <text:list-style style:name="Linagora_5f_fr_5f_Presentation-officielle-2014_5f_5_5f_Paris2-outline1" style:display-name="Linagora_fr_Presentation-officielle-2014_5_Pari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2-outline2" style:display-name="Linagora_fr_Presentation-officielle-2014_5_Paris2-outline2" style:family="presentation" style:parent-style-name="Linagora_5f_fr_5f_Presentation-officielle-2014_5f_5_5f_Paris2-outline1">
      <style:paragraph-properties fo:margin-top="0cm" fo:margin-bottom="0.4cm"/>
      <style:text-properties fo:font-size="28pt" style:font-size-asian="28pt" style:font-size-complex="28pt"/>
    </style:style>
    <style:style style:name="Linagora_5f_fr_5f_Presentation-officielle-2014_5f_5_5f_Paris2-outline3" style:display-name="Linagora_fr_Presentation-officielle-2014_5_Paris2-outline3" style:family="presentation" style:parent-style-name="Linagora_5f_fr_5f_Presentation-officielle-2014_5f_5_5f_Paris2-outline2">
      <style:paragraph-properties fo:margin-top="0cm" fo:margin-bottom="0.3cm"/>
      <style:text-properties fo:font-size="24pt" style:font-size-asian="24pt" style:font-size-complex="24pt"/>
    </style:style>
    <style:style style:name="Linagora_5f_fr_5f_Presentation-officielle-2014_5f_5_5f_Paris2-outline4" style:display-name="Linagora_fr_Presentation-officielle-2014_5_Paris2-outline4" style:family="presentation" style:parent-style-name="Linagora_5f_fr_5f_Presentation-officielle-2014_5f_5_5f_Paris2-outline3">
      <style:paragraph-properties fo:margin-top="0cm" fo:margin-bottom="0.2cm"/>
      <style:text-properties fo:font-size="20pt" style:font-size-asian="20pt" style:font-size-complex="20pt"/>
    </style:style>
    <style:style style:name="Linagora_5f_fr_5f_Presentation-officielle-2014_5f_5_5f_Paris2-outline5" style:display-name="Linagora_fr_Presentation-officielle-2014_5_Paris2-outline5" style:family="presentation" style:parent-style-name="Linagora_5f_fr_5f_Presentation-officielle-2014_5f_5_5f_Paris2-outline4">
      <style:paragraph-properties fo:margin-top="0cm" fo:margin-bottom="0.1cm"/>
      <style:text-properties fo:font-size="20pt" style:font-size-asian="20pt" style:font-size-complex="20pt"/>
    </style:style>
    <style:style style:name="Linagora_5f_fr_5f_Presentation-officielle-2014_5f_5_5f_Paris2-outline6" style:display-name="Linagora_fr_Presentation-officielle-2014_5_Paris2-outline6" style:family="presentation" style:parent-style-name="Linagora_5f_fr_5f_Presentation-officielle-2014_5f_5_5f_Paris2-outline5">
      <style:paragraph-properties fo:margin-top="0cm" fo:margin-bottom="0.1cm"/>
      <style:text-properties fo:font-size="20pt" style:font-size-asian="20pt" style:font-size-complex="20pt"/>
    </style:style>
    <style:style style:name="Linagora_5f_fr_5f_Presentation-officielle-2014_5f_5_5f_Paris2-outline7" style:display-name="Linagora_fr_Presentation-officielle-2014_5_Paris2-outline7" style:family="presentation" style:parent-style-name="Linagora_5f_fr_5f_Presentation-officielle-2014_5f_5_5f_Paris2-outline6">
      <style:paragraph-properties fo:margin-top="0cm" fo:margin-bottom="0.1cm"/>
      <style:text-properties fo:font-size="20pt" style:font-size-asian="20pt" style:font-size-complex="20pt"/>
    </style:style>
    <style:style style:name="Linagora_5f_fr_5f_Presentation-officielle-2014_5f_5_5f_Paris2-outline8" style:display-name="Linagora_fr_Presentation-officielle-2014_5_Paris2-outline8" style:family="presentation" style:parent-style-name="Linagora_5f_fr_5f_Presentation-officielle-2014_5f_5_5f_Paris2-outline7">
      <style:paragraph-properties fo:margin-top="0cm" fo:margin-bottom="0.1cm"/>
      <style:text-properties fo:font-size="20pt" style:font-size-asian="20pt" style:font-size-complex="20pt"/>
    </style:style>
    <style:style style:name="Linagora_5f_fr_5f_Presentation-officielle-2014_5f_5_5f_Paris2-outline9" style:display-name="Linagora_fr_Presentation-officielle-2014_5_Paris2-outline9" style:family="presentation" style:parent-style-name="Linagora_5f_fr_5f_Presentation-officielle-2014_5f_5_5f_Paris2-outline8">
      <style:paragraph-properties fo:margin-top="0cm" fo:margin-bottom="0.1cm"/>
      <style:text-properties fo:font-size="20pt" style:font-size-asian="20pt" style:font-size-complex="20pt"/>
    </style:style>
    <style:style style:name="Linagora_5f_fr_5f_Presentation-officielle-2014_5f_5_5f_Paris2-subtitle" style:display-name="Linagora_fr_Presentation-officielle-2014_5_Paris2-subtitle" style:family="presentation">
      <style:graphic-properties draw:stroke="none" draw:fill="none" draw:textarea-vertical-align="middle">
        <text:list-style style:name="Linagora_5f_fr_5f_Presentation-officielle-2014_5f_5_5f_Paris2-subtitle" style:display-name="Linagora_fr_Presentation-officielle-2014_5_Pari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2-title" style:display-name="Linagora_fr_Presentation-officielle-2014_5_Paris2-title" style:family="presentation">
      <style:graphic-properties draw:stroke="none" draw:fill="none" draw:textarea-vertical-align="middle">
        <text:list-style style:name="Linagora_5f_fr_5f_Presentation-officielle-2014_5f_5_5f_Paris2-title" style:display-name="Linagora_fr_Presentation-officielle-2014_5_Pari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Linagora_5f_fr_5f_Presentation-officielle-2014_5f_5_5f_Paris3-background" style:display-name="Linagora_fr_Presentation-officielle-2014_5_Paris3-background" style:family="presentation">
      <style:graphic-properties draw:stroke="none" draw:fill="none"/>
      <style:text-properties style:letter-kerning="true"/>
    </style:style>
    <style:style style:name="Linagora_5f_fr_5f_Presentation-officielle-2014_5f_5_5f_Paris3-backgroundobjects" style:display-name="Linagora_fr_Presentation-officielle-2014_5_Paris3-backgroundobjects" style:family="presentation">
      <style:graphic-properties draw:textarea-horizontal-align="justify" draw:shadow="hidden" draw:shadow-offset-x="0.2cm" draw:shadow-offset-y="0.2cm" draw:shadow-color="#808080"/>
      <style:text-properties style:letter-kerning="true"/>
    </style:style>
    <style:style style:name="Linagora_5f_fr_5f_Presentation-officielle-2014_5f_5_5f_Paris3-notes" style:display-name="Linagora_fr_Presentation-officielle-2014_5_Pari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nagora_5f_fr_5f_Presentation-officielle-2014_5f_5_5f_Paris3-outline1" style:display-name="Linagora_fr_Presentation-officielle-2014_5_Paris3-outline1" style:family="presentation">
      <style:graphic-properties draw:stroke="none" draw:fill="none" draw:auto-grow-height="false" draw:fit-to-size="shrink-to-fit">
        <text:list-style style:name="Linagora_5f_fr_5f_Presentation-officielle-2014_5f_5_5f_Paris3-outline1" style:display-name="Linagora_fr_Presentation-officielle-2014_5_Paris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3-outline2" style:display-name="Linagora_fr_Presentation-officielle-2014_5_Paris3-outline2" style:family="presentation" style:parent-style-name="Linagora_5f_fr_5f_Presentation-officielle-2014_5f_5_5f_Paris3-outline1">
      <style:paragraph-properties fo:margin-top="0cm" fo:margin-bottom="0.4cm"/>
      <style:text-properties fo:font-size="28pt" style:font-size-asian="28pt" style:font-size-complex="28pt"/>
    </style:style>
    <style:style style:name="Linagora_5f_fr_5f_Presentation-officielle-2014_5f_5_5f_Paris3-outline3" style:display-name="Linagora_fr_Presentation-officielle-2014_5_Paris3-outline3" style:family="presentation" style:parent-style-name="Linagora_5f_fr_5f_Presentation-officielle-2014_5f_5_5f_Paris3-outline2">
      <style:paragraph-properties fo:margin-top="0cm" fo:margin-bottom="0.3cm"/>
      <style:text-properties fo:font-size="24pt" style:font-size-asian="24pt" style:font-size-complex="24pt"/>
    </style:style>
    <style:style style:name="Linagora_5f_fr_5f_Presentation-officielle-2014_5f_5_5f_Paris3-outline4" style:display-name="Linagora_fr_Presentation-officielle-2014_5_Paris3-outline4" style:family="presentation" style:parent-style-name="Linagora_5f_fr_5f_Presentation-officielle-2014_5f_5_5f_Paris3-outline3">
      <style:paragraph-properties fo:margin-top="0cm" fo:margin-bottom="0.2cm"/>
      <style:text-properties fo:font-size="20pt" style:font-size-asian="20pt" style:font-size-complex="20pt"/>
    </style:style>
    <style:style style:name="Linagora_5f_fr_5f_Presentation-officielle-2014_5f_5_5f_Paris3-outline5" style:display-name="Linagora_fr_Presentation-officielle-2014_5_Paris3-outline5" style:family="presentation" style:parent-style-name="Linagora_5f_fr_5f_Presentation-officielle-2014_5f_5_5f_Paris3-outline4">
      <style:paragraph-properties fo:margin-top="0cm" fo:margin-bottom="0.1cm"/>
      <style:text-properties fo:font-size="20pt" style:font-size-asian="20pt" style:font-size-complex="20pt"/>
    </style:style>
    <style:style style:name="Linagora_5f_fr_5f_Presentation-officielle-2014_5f_5_5f_Paris3-outline6" style:display-name="Linagora_fr_Presentation-officielle-2014_5_Paris3-outline6" style:family="presentation" style:parent-style-name="Linagora_5f_fr_5f_Presentation-officielle-2014_5f_5_5f_Paris3-outline5">
      <style:paragraph-properties fo:margin-top="0cm" fo:margin-bottom="0.1cm"/>
      <style:text-properties fo:font-size="20pt" style:font-size-asian="20pt" style:font-size-complex="20pt"/>
    </style:style>
    <style:style style:name="Linagora_5f_fr_5f_Presentation-officielle-2014_5f_5_5f_Paris3-outline7" style:display-name="Linagora_fr_Presentation-officielle-2014_5_Paris3-outline7" style:family="presentation" style:parent-style-name="Linagora_5f_fr_5f_Presentation-officielle-2014_5f_5_5f_Paris3-outline6">
      <style:paragraph-properties fo:margin-top="0cm" fo:margin-bottom="0.1cm"/>
      <style:text-properties fo:font-size="20pt" style:font-size-asian="20pt" style:font-size-complex="20pt"/>
    </style:style>
    <style:style style:name="Linagora_5f_fr_5f_Presentation-officielle-2014_5f_5_5f_Paris3-outline8" style:display-name="Linagora_fr_Presentation-officielle-2014_5_Paris3-outline8" style:family="presentation" style:parent-style-name="Linagora_5f_fr_5f_Presentation-officielle-2014_5f_5_5f_Paris3-outline7">
      <style:paragraph-properties fo:margin-top="0cm" fo:margin-bottom="0.1cm"/>
      <style:text-properties fo:font-size="20pt" style:font-size-asian="20pt" style:font-size-complex="20pt"/>
    </style:style>
    <style:style style:name="Linagora_5f_fr_5f_Presentation-officielle-2014_5f_5_5f_Paris3-outline9" style:display-name="Linagora_fr_Presentation-officielle-2014_5_Paris3-outline9" style:family="presentation" style:parent-style-name="Linagora_5f_fr_5f_Presentation-officielle-2014_5f_5_5f_Paris3-outline8">
      <style:paragraph-properties fo:margin-top="0cm" fo:margin-bottom="0.1cm"/>
      <style:text-properties fo:font-size="20pt" style:font-size-asian="20pt" style:font-size-complex="20pt"/>
    </style:style>
    <style:style style:name="Linagora_5f_fr_5f_Presentation-officielle-2014_5f_5_5f_Paris3-subtitle" style:display-name="Linagora_fr_Presentation-officielle-2014_5_Paris3-subtitle" style:family="presentation">
      <style:graphic-properties draw:stroke="none" draw:fill="none" draw:textarea-vertical-align="middle">
        <text:list-style style:name="Linagora_5f_fr_5f_Presentation-officielle-2014_5f_5_5f_Paris3-subtitle" style:display-name="Linagora_fr_Presentation-officielle-2014_5_Pari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3-title" style:display-name="Linagora_fr_Presentation-officielle-2014_5_Paris3-title" style:family="presentation">
      <style:graphic-properties draw:stroke="none" draw:fill="none" draw:textarea-vertical-align="middle">
        <text:list-style style:name="Linagora_5f_fr_5f_Presentation-officielle-2014_5f_5_5f_Paris3-title" style:display-name="Linagora_fr_Presentation-officielle-2014_5_Pari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Linagora_5f_fr_5f_Presentation-officielle-2014_5f_5_5f_Paris1_5f_-background" style:display-name="Linagora_fr_Presentation-officielle-2014_5_Paris1_-background" style:family="presentation">
      <style:graphic-properties draw:stroke="none" draw:fill="none"/>
      <style:text-properties style:letter-kerning="true"/>
    </style:style>
    <style:style style:name="Linagora_5f_fr_5f_Presentation-officielle-2014_5f_5_5f_Paris1_5f_-backgroundobjects" style:display-name="Linagora_fr_Presentation-officielle-2014_5_Paris1_-backgroundobjects" style:family="presentation">
      <style:graphic-properties draw:textarea-horizontal-align="justify" draw:shadow="hidden" draw:shadow-offset-x="0.2cm" draw:shadow-offset-y="0.2cm" draw:shadow-color="#808080"/>
      <style:text-properties style:letter-kerning="true"/>
    </style:style>
    <style:style style:name="Linagora_5f_fr_5f_Presentation-officielle-2014_5f_5_5f_Paris1_5f_-notes" style:display-name="Linagora_fr_Presentation-officielle-2014_5_Paris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Proxima Nova Rg" fo:font-family="'Proxima Nova Rg'" style:font-family-generic="moder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3"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nagora_5f_fr_5f_Presentation-officielle-2014_5f_5_5f_Paris1_5f_-outline1" style:display-name="Linagora_fr_Presentation-officielle-2014_5_Paris1_-outline1" style:family="presentation">
      <style:graphic-properties draw:stroke="none" draw:fill="none" draw:auto-grow-height="false" draw:fit-to-size="shrink-to-fit">
        <text:list-style style:name="Linagora_5f_fr_5f_Presentation-officielle-2014_5f_5_5f_Paris1_5f_-outline1" style:display-name="Linagora_fr_Presentation-officielle-2014_5_Paris1_-outline1">
          <text:list-level-style-bullet text:level="1" text:bullet-char="●">
            <style:list-level-properties text:space-before="0.3cm" text:min-label-width="0.9cm"/>
            <style:text-properties fo:font-family="'Segoe UI'" style:font-style-name="Normal" fo:color="#c61e42" fo:font-size="65%"/>
          </text:list-level-style-bullet>
          <text:list-level-style-bullet text:level="2" text:bullet-char="●">
            <style:list-level-properties text:space-before="1.35cm" text:min-label-width="0.9cm"/>
            <style:text-properties fo:font-family="'Segoe UI'" style:font-style-name="Normal" fo:color="#272727" fo:font-size="65%"/>
          </text:list-level-style-bullet>
          <text:list-level-style-bullet text:level="3" text:bullet-char="●">
            <style:list-level-properties text:space-before="2.45cm" text:min-label-width="0.8cm"/>
            <style:text-properties fo:font-family="'Segoe UI'" style:font-style-name="Normal" fo:color="#535353" fo:font-size="45%"/>
          </text:list-level-style-bullet>
          <text:list-level-style-bullet text:level="4" text:bullet-char="●">
            <style:list-level-properties text:space-before="3.35cm" text:min-label-width="0.6cm"/>
            <style:text-properties fo:font-family="'Segoe UI'" style:font-style-name="Normal" fo:color="#535353" fo:font-size="45%"/>
          </text:list-level-style-bullet>
          <text:list-level-style-bullet text:level="5" text:bullet-char="●">
            <style:list-level-properties text:space-before="4.05cm" text:min-label-width="0.6cm"/>
            <style:text-properties fo:font-family="'Segoe UI'" style:font-style-name="Normal" fo:color="#535353" fo:font-size="35%"/>
          </text:list-level-style-bullet>
          <text:list-level-style-bullet text:level="6" text:bullet-char="●">
            <style:list-level-properties text:space-before="4.7cm" text:min-label-width="0.6cm"/>
            <style:text-properties fo:font-family="'Segoe UI'" style:font-style-name="Normal" fo:color="#535353" fo:font-size="35%"/>
          </text:list-level-style-bullet>
          <text:list-level-style-bullet text:level="7" text:bullet-char="●">
            <style:list-level-properties text:space-before="5.4cm" text:min-label-width="0.6cm"/>
            <style:text-properties fo:font-family="'Segoe UI'" style:font-style-name="Normal" fo:color="#535353" fo:font-size="35%"/>
          </text:list-level-style-bullet>
          <text:list-level-style-bullet text:level="8" text:bullet-char="●">
            <style:list-level-properties text:space-before="6.1cm" text:min-label-width="0.6cm"/>
            <style:text-properties fo:font-family="'Segoe UI'" style:font-style-name="Normal" fo:color="#535353" fo:font-size="35%"/>
          </text:list-level-style-bullet>
          <text:list-level-style-bullet text:level="9" text:bullet-char="●">
            <style:list-level-properties text:space-before="6.85cm" text:min-label-width="0.6cm"/>
            <style:text-properties fo:font-family="'Segoe UI'" style:font-style-name="Normal" fo:color="#535353" fo:font-size="35%"/>
          </text:list-level-style-bullet>
          <text:list-level-style-bullet text:level="10" text:bullet-char="●">
            <style:list-level-properties text:space-before="7.5cm" text:min-label-width="0.6cm"/>
            <style:text-properties fo:font-family="'Segoe UI'" style:font-style-name="Normal" fo:color="#535353" fo:font-size="35%"/>
          </text:list-level-style-bullet>
        </text:list-style>
      </style:graphic-properties>
      <style:paragraph-properties fo:margin-left="0cm" fo:margin-right="0cm" fo:margin-top="0.499cm" fo:margin-bottom="0cm" fo:text-indent="0cm"/>
      <style:text-properties fo:color="#c00d2d" style:text-outline="false" style:text-line-through-style="none" style:text-line-through-type="none" style:font-name="DejaVu Sans1" fo:font-family="'DejaVu Sans'" style:font-family-generic="swiss" style:font-pitch="variable" fo:font-size="22pt" fo:font-style="normal" fo:text-shadow="none" style:text-underline-style="none" fo:font-weight="normal" style:letter-kerning="true" style:font-name-asian="SimSun" style:font-family-asian="SimSun" style:font-family-generic-asian="system" style:font-pitch-asian="variable" style:font-size-asian="22pt" style:font-style-asian="normal" style:font-weight-asian="normal" style:font-name-complex="Lucida Sans3"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Linagora_5f_fr_5f_Presentation-officielle-2014_5f_5_5f_Paris1_5f_-outline2" style:display-name="Linagora_fr_Presentation-officielle-2014_5_Paris1_-outline2" style:family="presentation" style:parent-style-name="Linagora_5f_fr_5f_Presentation-officielle-2014_5f_5_5f_Paris1_5f_-outline1">
      <style:paragraph-properties fo:margin-left="0cm" fo:margin-right="0cm" fo:margin-top="0.4cm" fo:margin-bottom="0cm" fo:text-indent="0cm">
        <style:tab-stops/>
      </style:paragraph-properties>
      <style:text-properties fo:color="#272727" fo:font-size="20pt" style:font-size-asian="20pt" style:font-size-complex="20pt"/>
    </style:style>
    <style:style style:name="Linagora_5f_fr_5f_Presentation-officielle-2014_5f_5_5f_Paris1_5f_-outline3" style:display-name="Linagora_fr_Presentation-officielle-2014_5_Paris1_-outline3" style:family="presentation" style:parent-style-name="Linagora_5f_fr_5f_Presentation-officielle-2014_5f_5_5f_Paris1_5f_-outline2">
      <style:paragraph-properties fo:margin-left="0cm" fo:margin-right="0cm" fo:margin-top="0.3cm" fo:margin-bottom="0cm" fo:text-indent="0cm"/>
      <style:text-properties fo:color="#535353" fo:font-size="18pt" style:font-size-asian="18pt" style:font-size-complex="18pt"/>
    </style:style>
    <style:style style:name="Linagora_5f_fr_5f_Presentation-officielle-2014_5f_5_5f_Paris1_5f_-outline4" style:display-name="Linagora_fr_Presentation-officielle-2014_5_Paris1_-outline4" style:family="presentation" style:parent-style-name="Linagora_5f_fr_5f_Presentation-officielle-2014_5f_5_5f_Paris1_5f_-outline3">
      <style:paragraph-properties fo:margin-left="0cm" fo:margin-right="0cm" fo:margin-top="0.2cm" fo:margin-bottom="0.2cm" fo:text-indent="0cm"/>
      <style:text-properties fo:color="#535353" fo:font-size="16pt" style:font-size-asian="16pt" style:font-size-complex="16pt"/>
    </style:style>
    <style:style style:name="Linagora_5f_fr_5f_Presentation-officielle-2014_5f_5_5f_Paris1_5f_-outline5" style:display-name="Linagora_fr_Presentation-officielle-2014_5_Paris1_-outline5" style:family="presentation" style:parent-style-name="Linagora_5f_fr_5f_Presentation-officielle-2014_5f_5_5f_Paris1_5f_-outline4">
      <style:paragraph-properties fo:margin-left="0cm" fo:margin-right="0cm" fo:margin-top="0.2cm" fo:margin-bottom="0.2cm" fo:text-indent="0cm"/>
      <style:text-properties fo:color="#535353" fo:font-size="15pt" style:font-size-asian="15pt" style:font-size-complex="15pt"/>
    </style:style>
    <style:style style:name="Linagora_5f_fr_5f_Presentation-officielle-2014_5f_5_5f_Paris1_5f_-outline6" style:display-name="Linagora_fr_Presentation-officielle-2014_5_Paris1_-outline6" style:family="presentation" style:parent-style-name="Linagora_5f_fr_5f_Presentation-officielle-2014_5f_5_5f_Paris1_5f_-outline5">
      <style:paragraph-properties fo:margin-left="0cm" fo:margin-right="0cm" fo:margin-top="0.2cm" fo:margin-bottom="0.2cm" fo:text-indent="0cm"/>
      <style:text-properties fo:color="#535353" fo:font-size="14pt" style:font-size-asian="14pt" style:font-size-complex="14pt"/>
    </style:style>
    <style:style style:name="Linagora_5f_fr_5f_Presentation-officielle-2014_5f_5_5f_Paris1_5f_-outline7" style:display-name="Linagora_fr_Presentation-officielle-2014_5_Paris1_-outline7" style:family="presentation" style:parent-style-name="Linagora_5f_fr_5f_Presentation-officielle-2014_5f_5_5f_Paris1_5f_-outline6">
      <style:paragraph-properties fo:margin-left="0cm" fo:margin-right="0cm" fo:margin-top="0.2cm" fo:margin-bottom="0.2cm" fo:text-indent="0cm"/>
      <style:text-properties fo:color="#535353" fo:font-size="13pt" style:font-size-asian="13pt" style:font-size-complex="13pt"/>
    </style:style>
    <style:style style:name="Linagora_5f_fr_5f_Presentation-officielle-2014_5f_5_5f_Paris1_5f_-outline8" style:display-name="Linagora_fr_Presentation-officielle-2014_5_Paris1_-outline8" style:family="presentation" style:parent-style-name="Linagora_5f_fr_5f_Presentation-officielle-2014_5f_5_5f_Paris1_5f_-outline7">
      <style:paragraph-properties fo:margin-left="0cm" fo:margin-right="0cm" fo:margin-top="0.1cm" fo:margin-bottom="0cm" fo:text-indent="0cm"/>
      <style:text-properties fo:color="#535353" fo:font-size="14pt" style:font-size-asian="20pt" style:font-size-complex="20pt"/>
    </style:style>
    <style:style style:name="Linagora_5f_fr_5f_Presentation-officielle-2014_5f_5_5f_Paris1_5f_-outline9" style:display-name="Linagora_fr_Presentation-officielle-2014_5_Paris1_-outline9" style:family="presentation" style:parent-style-name="Linagora_5f_fr_5f_Presentation-officielle-2014_5f_5_5f_Paris1_5f_-outline8">
      <style:paragraph-properties fo:margin-left="0cm" fo:margin-right="0cm" fo:margin-top="0.1cm" fo:margin-bottom="0cm" fo:text-indent="0cm"/>
      <style:text-properties fo:color="#535353" fo:font-size="14pt" style:font-size-asian="20pt" style:font-size-complex="20pt"/>
    </style:style>
    <style:style style:name="Linagora_5f_fr_5f_Presentation-officielle-2014_5f_5_5f_Paris1_5f_-subtitle" style:display-name="Linagora_fr_Presentation-officielle-2014_5_Paris1_-subtitle" style:family="presentation">
      <style:graphic-properties draw:stroke="none" draw:fill="none" draw:textarea-vertical-align="middle">
        <text:list-style style:name="Linagora_5f_fr_5f_Presentation-officielle-2014_5f_5_5f_Paris1_5f_-subtitle" style:display-name="Linagora_fr_Presentation-officielle-2014_5_Paris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nagora_5f_fr_5f_Presentation-officielle-2014_5f_5_5f_Paris1_5f_-title" style:display-name="Linagora_fr_Presentation-officielle-2014_5_Paris1_-title" style:family="presentation">
      <style:graphic-properties draw:stroke="none" draw:fill="none" draw:textarea-vertical-align="middle">
        <text:list-style style:name="Linagora_5f_fr_5f_Presentation-officielle-2014_5f_5_5f_Paris1_5f_-title" style:display-name="Linagora_fr_Presentation-officielle-2014_5_Paris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DejaVu Sans1" fo:font-family="'DejaVu Sans'" style:font-family-generic="swiss" style:font-pitch="variable" fo:font-size="26pt" fo:letter-spacing="normal"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Lucida Sans3" style:font-family-complex="'Lucida Sans'" style:font-family-generic-complex="system" style:font-pitch-complex="variable" style:font-size-complex="26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inagora_5f_fr_5f_Presentation-officielle-2014_5f_5_5f_Paris-backgroundobjects">
      <style:graphic-properties draw:stroke="none" draw:fill-color="#c61e42" draw:textarea-vertical-align="middle" draw:auto-grow-height="false" fo:min-height="10.7cm" fo:min-width="28.028cm"/>
    </style:style>
    <style:style style:name="Mpr2" style:family="presentation" style:parent-style-name="Linagora_5f_fr_5f_Presentation-officielle-2014_5f_5_5f_Paris-backgroundobjects">
      <style:graphic-properties draw:stroke="none" draw:fill="none" draw:fill-color="#ffffff" draw:auto-grow-height="false" fo:min-height="1.485cm"/>
    </style:style>
    <style:style style:name="Mpr3" style:family="presentation" style:parent-style-name="Linagora_5f_fr_5f_Presentation-officielle-2014_5f_5_5f_Paris-backgroundobjects">
      <style:graphic-properties draw:stroke="none" draw:fill="none" draw:fill-color="#ffffff" draw:textarea-vertical-align="bottom" draw:auto-grow-height="false" fo:min-height="1.485cm"/>
    </style:style>
    <style:style style:name="Mpr4" style:family="presentation" style:parent-style-name="Linagora_5f_fr_5f_Presentation-officielle-2014_5f_5_5f_Paris1-backgroundobjects">
      <style:graphic-properties draw:stroke="none" draw:fill-color="#c61e42" draw:textarea-vertical-align="middle" draw:auto-grow-height="false" fo:min-height="2.3cm" fo:min-width="28.028cm"/>
    </style:style>
    <style:style style:name="Mpr5" style:family="presentation" style:parent-style-name="Linagora_5f_fr_5f_Presentation-officielle-2014_5f_5_5f_Paris1-backgroundobjects">
      <style:graphic-properties draw:stroke="none" draw:fill="none" draw:textarea-vertical-align="middle" draw:auto-grow-height="false" fo:min-height="0.52cm"/>
    </style:style>
    <style:style style:name="Mpr6" style:family="presentation" style:parent-style-name="Linagora_5f_fr_5f_Presentation-officielle-2014_5f_5_5f_Paris1-backgroundobjects">
      <style:graphic-properties draw:stroke="none" draw:fill="none" draw:fill-color="#ffffff" draw:auto-grow-height="false" fo:min-height="1.485cm"/>
    </style:style>
    <style:style style:name="Mpr7" style:family="presentation" style:parent-style-name="Linagora_5f_fr_5f_Presentation-officielle-2014_5f_5_5f_Paris1-backgroundobjects">
      <style:graphic-properties draw:stroke="none" draw:fill="none" draw:fill-color="#ffffff" draw:textarea-vertical-align="bottom" draw:auto-grow-height="false" fo:min-height="1.485cm"/>
    </style:style>
    <style:style style:name="Mpr8" style:family="presentation" style:parent-style-name="Linagora_5f_fr_5f_Presentation-officielle-2014_5f_5_5f_Paris2-backgroundobjects">
      <style:graphic-properties draw:stroke="none" draw:fill="none" draw:textarea-vertical-align="middle" draw:auto-grow-height="false" fo:min-height="0.52cm"/>
    </style:style>
    <style:style style:name="Mpr9" style:family="presentation" style:parent-style-name="Linagora_5f_fr_5f_Presentation-officielle-2014_5f_5_5f_Paris2-backgroundobjects">
      <style:graphic-properties draw:stroke="none" draw:fill="none" draw:fill-color="#ffffff" draw:auto-grow-height="false" fo:min-height="1.485cm"/>
    </style:style>
    <style:style style:name="Mpr10" style:family="presentation" style:parent-style-name="Linagora_5f_fr_5f_Presentation-officielle-2014_5f_5_5f_Paris2-backgroundobjects">
      <style:graphic-properties draw:stroke="none" draw:fill="none" draw:fill-color="#ffffff" draw:textarea-vertical-align="bottom" draw:auto-grow-height="false" fo:min-height="1.485cm"/>
    </style:style>
    <style:style style:name="Mpr11" style:family="presentation" style:parent-style-name="Linagora_5f_fr_5f_Presentation-officielle-2014_5f_5_5f_Paris3-backgroundobjects">
      <style:graphic-properties draw:stroke="none" draw:fill-color="#c61e42" draw:textarea-vertical-align="middle" draw:auto-grow-height="false" fo:min-height="10.7cm" fo:min-width="28.028cm"/>
    </style:style>
    <style:style style:name="Mpr12" style:family="presentation" style:parent-style-name="Linagora_5f_fr_5f_Presentation-officielle-2014_5f_5_5f_Paris3-backgroundobjects">
      <style:graphic-properties draw:stroke="none" draw:fill="none" draw:fill-color="#ffffff" draw:auto-grow-height="false" fo:min-height="1.449cm"/>
    </style:style>
    <style:style style:name="Mpr13" style:family="presentation" style:parent-style-name="Linagora_5f_fr_5f_Presentation-officielle-2014_5f_5_5f_Paris3-backgroundobjects">
      <style:graphic-properties draw:stroke="none" draw:fill="none" draw:fill-color="#ffffff" draw:auto-grow-height="false" fo:min-height="1.485cm"/>
    </style:style>
    <style:style style:name="Mpr14" style:family="presentation" style:parent-style-name="Linagora_5f_fr_5f_Presentation-officielle-2014_5f_5_5f_Paris3-backgroundobjects">
      <style:graphic-properties draw:stroke="none" draw:fill="none" draw:fill-color="#ffffff" draw:textarea-vertical-align="bottom" draw:auto-grow-height="false" fo:min-height="1.485cm"/>
    </style:style>
    <style:style style:name="Mpr15" style:family="presentation" style:parent-style-name="Linagora_5f_fr_5f_Presentation-officielle-2014_5f_5_5f_Paris1_5f_-backgroundobjects">
      <style:graphic-properties draw:stroke="none" draw:fill-color="#c61e42" draw:textarea-vertical-align="middle" draw:auto-grow-height="false" fo:min-height="4.8cm" fo:min-width="28.028cm"/>
    </style:style>
    <style:style style:name="Mpr16" style:family="presentation" style:parent-style-name="Linagora_5f_fr_5f_Presentation-officielle-2014_5f_5_5f_Paris1_5f_-backgroundobjects">
      <style:graphic-properties draw:stroke="none" draw:fill="none" draw:textarea-vertical-align="middle" draw:auto-grow-height="false" fo:min-height="0.52cm"/>
    </style:style>
    <style:style style:name="Mpr17" style:family="presentation" style:parent-style-name="Linagora_5f_fr_5f_Presentation-officielle-2014_5f_5_5f_Paris1_5f_-backgroundobjects">
      <style:graphic-properties draw:stroke="none" draw:fill="none" draw:fill-color="#ffffff" draw:auto-grow-height="false" fo:min-height="1.485cm"/>
    </style:style>
    <style:style style:name="Mpr18" style:family="presentation" style:parent-style-name="Linagora_5f_fr_5f_Presentation-officielle-2014_5f_5_5f_Paris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c61e42"/>
      <style:paragraph-properties fo:text-align="center"/>
    </style:style>
    <style:style style:name="MP7" style:family="paragraph">
      <style:paragraph-properties fo:text-align="end"/>
    </style:style>
    <style:style style:name="MP8" style:family="paragraph">
      <loext:graphic-properties draw:fill="none"/>
      <style:paragraph-properties fo:text-align="center"/>
      <style:text-properties fo:color="#960c35" fo:font-size="14pt" style:font-size-asian="14pt" style:font-size-complex="14pt"/>
    </style:style>
    <style:style style:name="MT1" style:family="text">
      <style:text-properties style:font-name="Arial1" fo:font-size="14pt" style:font-size-asian="14pt" style:font-size-complex="14pt"/>
    </style:style>
    <style:style style:name="MT2" style:family="text">
      <style:text-properties fo:font-size="14pt" style:font-size-asian="14pt" style:font-size-complex="14pt"/>
    </style:style>
    <style:style style:name="MT3" style:family="text">
      <style:text-properties style:font-name="Proxima Nova Rg" fo:font-size="14pt" style:font-size-asian="14pt" style:font-size-complex="14pt"/>
    </style:style>
    <style:style style:name="MT4" style:family="text">
      <style:text-properties fo:color="#666666" style:font-name="DejaVu Sans1" fo:font-size="12pt" fo:font-weight="bold" style:font-size-asian="12pt" style:font-weight-asian="bold" style:font-size-complex="12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nagora_5f_fr_5f_Presentation-officielle-2014_5f_5_5f_Paris" style:display-name="Linagora_fr_Presentation-officielle-2014_5_Paris" style:page-layout-name="PM1" draw:style-name="Mdp1">
      <draw:frame draw:style-name="Mgr3" draw:text-style-name="MP5" draw:layer="backgroundobjects" svg:width="28cm" svg:height="0.4cm" svg:x="0cm" svg:y="10.3cm">
        <draw:image xlink:href="Pictures/100000000000042100000017EDAD4446ECEE16A0.jpg" xlink:type="simple" xlink:show="embed" xlink:actuate="onLoad">
          <text:p/>
        </draw:image>
      </draw:frame>
      <draw:frame presentation:style-name="Linagora_5f_fr_5f_Presentation-officielle-2014_5f_5_5f_Paris-outline1" draw:layer="backgroundobjects" svg:width="24cm" svg:height="6.8cm" svg:x="2cm" svg:y="12.2cm" presentation:class="outline" presentation:placeholder="true">
        <draw:text-box/>
      </draw:frame>
      <draw:custom-shape presentation:style-name="Mpr1" draw:text-style-name="MP6" draw:layer="backgroundobjects" svg:width="28.028cm" svg:height="10.7cm" svg:x="0cm" svg:y="0cm">
        <text:p/>
        <draw:enhanced-geometry svg:viewBox="0 0 21600 21600" draw:type="rectangle" draw:enhanced-path="M 0 0 L 21600 0 21600 21600 0 21600 0 0 Z N"/>
      </draw:custom-shape>
      <draw:frame presentation:style-name="Linagora_5f_fr_5f_Presentation-officielle-2014_5f_5_5f_Paris-title" draw:layer="backgroundobjects" svg:width="25.2cm" svg:height="9cm" svg:x="1.4cm" svg:y="0.6cm" presentation:class="title" presentation:placeholder="true">
        <draw:text-box/>
      </draw:frame>
      <draw:g>
        <draw:frame draw:style-name="Mgr4" draw:text-style-name="MP5" draw:layer="backgroundobjects" svg:width="4.156cm" svg:height="0.844cm" svg:x="1cm" svg:y="19.75cm">
          <draw:image xlink:href="Pictures/10000201000001DF000000613A65A5C7979504C4.png" xlink:type="simple" xlink:show="embed" xlink:actuate="onLoad">
            <text:p/>
          </draw:image>
        </draw:frame>
        <draw:frame draw:style-name="Mgr3" draw:text-style-name="MP5" draw:layer="backgroundobjects" svg:width="4.2cm" svg:height="0.206cm" svg:x="1cm" svg:y="20.594cm">
          <draw:image xlink:href="Pictures/1000000000000421000000171794356524E6E3BA.jpg" xlink:type="simple" xlink:show="embed" xlink:actuate="onLoad">
            <text:p/>
          </draw:image>
        </draw:frame>
      </draw:g>
      <presentation:notes style:page-layout-name="PM2">
        <draw:page-thumbnail presentation:style-name="Linagora_5f_fr_5f_Presentation-officielle-2014_5f_5_5f_Paris-title" draw:layer="backgroundobjects" svg:width="19.657cm" svg:height="11.136cm" svg:x="0.671cm" svg:y="2.257cm" presentation:class="page"/>
        <draw:frame presentation:style-name="Linagora_5f_fr_5f_Presentation-officielle-2014_5f_5_5f_Pari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2"><presentation:header/></text:span></text:p>
          </draw:text-box>
        </draw:frame>
        <draw:frame presentation:style-name="Mpr2" draw:text-style-name="MP4" draw:layer="backgroundobjects" svg:width="9.113cm" svg:height="1.484cm" svg:x="11.886cm" svg:y="0cm" presentation:class="date-time">
          <draw:text-box>
            <text:p text:style-name="MP3"><text:span text:style-name="MT3"><presentation:date-time/></text:span></text:p>
          </draw:text-box>
        </draw:frame>
        <draw:frame presentation:style-name="Mpr3" draw:text-style-name="MP2" draw:layer="backgroundobjects" svg:width="9.113cm" svg:height="1.484cm" svg:x="0cm" svg:y="28.215cm" presentation:class="footer">
          <draw:text-box>
            <text:p text:style-name="MP1"><text:span text:style-name="MT2"><presentation:footer/></text:span></text:p>
          </draw:text-box>
        </draw:frame>
        <draw:frame presentation:style-name="Mpr3" draw:text-style-name="MP4" draw:layer="backgroundobjects" svg:width="9.113cm" svg:height="1.484cm" svg:x="11.886cm" svg:y="28.215cm" presentation:class="page-number">
          <draw:text-box>
            <text:p text:style-name="MP3"><text:span text:style-name="MT2"><text:page-number>&lt;numéro&gt;</text:page-number></text:span></text:p>
          </draw:text-box>
        </draw:frame>
      </presentation:notes>
    </style:master-page>
    <style:master-page style:name="Linagora_5f_fr_5f_Presentation-officielle-2014_5f_5_5f_Paris1" style:display-name="Linagora_fr_Presentation-officielle-2014_5_Paris1" style:page-layout-name="PM1" draw:style-name="Mdp1">
      <draw:custom-shape presentation:style-name="Mpr4" draw:text-style-name="MP6" draw:layer="backgroundobjects" svg:width="28.028cm" svg:height="2.3cm" svg:x="-0.028cm" svg:y="-0.028cm">
        <text:p/>
        <draw:enhanced-geometry svg:viewBox="0 0 21600 21600" draw:type="rectangle" draw:enhanced-path="M 0 0 L 21600 0 21600 21600 0 21600 0 0 Z N"/>
      </draw:custom-shape>
      <draw:frame presentation:style-name="Linagora_5f_fr_5f_Presentation-officielle-2014_5f_5_5f_Paris1-outline1" draw:layer="backgroundobjects" svg:width="25.199cm" svg:height="16cm" svg:x="1.4cm" svg:y="3.2cm" presentation:class="outline" presentation:placeholder="true">
        <draw:text-box/>
      </draw:frame>
      <draw:frame presentation:style-name="Mpr5" draw:text-style-name="MP8" draw:layer="backgroundobjects" svg:width="8.2cm" svg:height="0.826cm" svg:x="19cm" svg:y="19.7cm">
        <draw:text-box>
          <text:p text:style-name="MP7"><text:span text:style-name="MT4"><text:page-number>&lt;numéro&gt;</text:page-number></text:span><text:span text:style-name="MT4"> / </text:span><text:span text:style-name="MT4"><text:page-count>38</text:page-count></text:span></text:p>
        </draw:text-box>
      </draw:frame>
      <draw:frame presentation:style-name="Linagora_5f_fr_5f_Presentation-officielle-2014_5f_5_5f_Paris1-title" draw:layer="backgroundobjects" svg:width="26.686cm" svg:height="2cm" svg:x="0.8cm" svg:y="0.122cm" presentation:class="title" presentation:placeholder="true">
        <draw:text-box/>
      </draw:frame>
      <draw:g>
        <draw:frame draw:style-name="Mgr4" draw:text-style-name="MP5" draw:layer="backgroundobjects" svg:width="4.156cm" svg:height="0.844cm" svg:x="1cm" svg:y="19.75cm">
          <draw:image xlink:href="Pictures/10000201000001DF00000061A23D5C24181C3CD4.png" xlink:type="simple" xlink:show="embed" xlink:actuate="onLoad">
            <text:p/>
          </draw:image>
        </draw:frame>
        <draw:frame draw:style-name="Mgr3" draw:text-style-name="MP5" draw:layer="backgroundobjects" svg:width="4.2cm" svg:height="0.206cm" svg:x="1cm" svg:y="20.594cm">
          <draw:image xlink:href="Pictures/1000000000000421000000171794356524E6E3BA.jpg" xlink:type="simple" xlink:show="embed" xlink:actuate="onLoad">
            <text:p/>
          </draw:image>
        </draw:frame>
      </draw:g>
      <presentation:notes style:page-layout-name="PM2">
        <draw:page-thumbnail presentation:style-name="Linagora_5f_fr_5f_Presentation-officielle-2014_5f_5_5f_Paris1-title" draw:layer="backgroundobjects" svg:width="14.848cm" svg:height="11.136cm" svg:x="3.075cm" svg:y="2.257cm" presentation:class="page"/>
        <draw:frame presentation:style-name="Linagora_5f_fr_5f_Presentation-officielle-2014_5f_5_5f_Pari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3"><presentation:header/></text:span></text:p>
          </draw:text-box>
        </draw:frame>
        <draw:frame presentation:style-name="Mpr6" draw:text-style-name="MP4" draw:layer="backgroundobjects" svg:width="9.113cm" svg:height="1.484cm" svg:x="11.886cm" svg:y="0cm" presentation:class="date-time">
          <draw:text-box>
            <text:p text:style-name="MP3"><text:span text:style-name="MT3"><presentation:date-time/></text:span></text:p>
          </draw:text-box>
        </draw:frame>
        <draw:frame presentation:style-name="Mpr7" draw:text-style-name="MP2" draw:layer="backgroundobjects" svg:width="9.113cm" svg:height="1.484cm" svg:x="0cm" svg:y="28.215cm" presentation:class="footer">
          <draw:text-box>
            <text:p text:style-name="MP1"><text:span text:style-name="MT3"><presentation:footer/></text:span></text:p>
          </draw:text-box>
        </draw:frame>
        <draw:frame presentation:style-name="Mpr7" draw:text-style-name="MP4" draw:layer="backgroundobjects" svg:width="9.113cm" svg:height="1.484cm" svg:x="11.886cm" svg:y="28.215cm" presentation:class="page-number">
          <draw:text-box>
            <text:p text:style-name="MP3"><text:span text:style-name="MT3"><text:page-number>&lt;numéro&gt;</text:page-number></text:span></text:p>
          </draw:text-box>
        </draw:frame>
      </presentation:notes>
    </style:master-page>
    <style:master-page style:name="Linagora_5f_fr_5f_Presentation-officielle-2014_5f_5_5f_Paris2" style:display-name="Linagora_fr_Presentation-officielle-2014_5_Paris2" style:page-layout-name="PM1" draw:style-name="Mdp1">
      <draw:frame draw:style-name="Mgr3" draw:text-style-name="MP5" draw:layer="backgroundobjects" svg:width="48.971cm" svg:height="6.349cm" svg:x="-21.371cm" svg:y="7.051cm">
        <draw:image xlink:href="Pictures/1000020100000B4B000001761462AD15913A1EFF.png" xlink:type="simple" xlink:show="embed" xlink:actuate="onLoad">
          <text:p/>
        </draw:image>
      </draw:frame>
      <draw:frame presentation:style-name="Linagora_5f_fr_5f_Presentation-officielle-2014_5f_5_5f_Paris2-title" draw:layer="backgroundobjects" svg:width="21.4cm" svg:height="3.8cm" svg:x="1.4cm" svg:y="7.8cm" presentation:class="title" presentation:placeholder="true">
        <draw:text-box/>
      </draw:frame>
      <draw:frame presentation:style-name="Linagora_5f_fr_5f_Presentation-officielle-2014_5f_5_5f_Paris2-outline1" draw:layer="backgroundobjects" svg:width="25.199cm" svg:height="6.579cm" svg:x="1.4cm" svg:y="12.621cm" presentation:class="outline" presentation:placeholder="true">
        <draw:text-box/>
      </draw:frame>
      <draw:frame presentation:style-name="Mpr8" draw:text-style-name="MP8" draw:layer="backgroundobjects" svg:width="8.2cm" svg:height="0.826cm" svg:x="19cm" svg:y="19.7cm">
        <draw:text-box>
          <text:p text:style-name="MP7"><text:span text:style-name="MT4"><text:page-number>&lt;numéro&gt;</text:page-number></text:span><text:span text:style-name="MT4"> / </text:span><text:span text:style-name="MT4"><text:page-count>38</text:page-count></text:span></text:p>
        </draw:text-box>
      </draw:frame>
      <draw:g>
        <draw:frame draw:style-name="Mgr4" draw:text-style-name="MP5" draw:layer="backgroundobjects" svg:width="4.156cm" svg:height="0.844cm" svg:x="1cm" svg:y="19.75cm">
          <draw:image xlink:href="Pictures/10000201000001DF000000613A65A5C7979504C4.png" xlink:type="simple" xlink:show="embed" xlink:actuate="onLoad">
            <text:p/>
          </draw:image>
        </draw:frame>
        <draw:frame draw:style-name="Mgr3" draw:text-style-name="MP5" draw:layer="backgroundobjects" svg:width="4.2cm" svg:height="0.206cm" svg:x="1cm" svg:y="20.594cm">
          <draw:image xlink:href="">
            <text:p/>
          </draw:image>
        </draw:frame>
      </draw:g>
      <presentation:notes style:page-layout-name="PM2">
        <draw:page-thumbnail presentation:style-name="Linagora_5f_fr_5f_Presentation-officielle-2014_5f_5_5f_Paris2-title" draw:layer="backgroundobjects" svg:width="14.848cm" svg:height="11.136cm" svg:x="3.075cm" svg:y="2.257cm" presentation:class="page"/>
        <draw:frame presentation:style-name="Linagora_5f_fr_5f_Presentation-officielle-2014_5f_5_5f_Paris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éro&gt;</text:page-number></text:span></text:p>
          </draw:text-box>
        </draw:frame>
      </presentation:notes>
    </style:master-page>
    <style:master-page style:name="Linagora_5f_fr_5f_Presentation-officielle-2014_5f_5_5f_Paris3" style:display-name="Linagora_fr_Presentation-officielle-2014_5_Paris3" style:page-layout-name="PM1" draw:style-name="Mdp1">
      <draw:custom-shape presentation:style-name="Mpr11" draw:text-style-name="MP6" draw:layer="backgroundobjects" svg:width="28.028cm" svg:height="10.7cm" svg:x="-0.001cm" svg:y="0cm">
        <text:p/>
        <draw:enhanced-geometry svg:viewBox="0 0 21600 21600" draw:type="rectangle" draw:enhanced-path="M 0 0 L 21600 0 21600 21600 0 21600 0 0 Z N"/>
      </draw:custom-shape>
      <draw:frame presentation:style-name="Linagora_5f_fr_5f_Presentation-officielle-2014_5f_5_5f_Paris3-title" draw:layer="backgroundobjects" svg:width="25.199cm" svg:height="9cm" svg:x="1.4cm" svg:y="0.6cm" presentation:class="title" presentation:placeholder="true">
        <draw:text-box/>
      </draw:frame>
      <draw:frame presentation:style-name="Linagora_5f_fr_5f_Presentation-officielle-2014_5f_5_5f_Paris3-outline1" draw:layer="backgroundobjects" svg:width="25.199cm" svg:height="7.893cm" svg:x="1.4cm" svg:y="11.4cm" presentation:class="outline" presentation:placeholder="true">
        <draw:text-box/>
      </draw:frame>
      <draw:frame presentation:style-name="Mpr12" draw:text-style-name="MP4" draw:layer="backgroundobjects" svg:width="6.523cm" svg:height="1.448cm" svg:x="20.076cm" svg:y="19.131cm" presentation:class="page-number">
        <draw:text-box>
          <text:p text:style-name="MP3"><text:span text:style-name="MT2"><text:page-number>&lt;numéro&gt;</text:page-number></text:span></text:p>
        </draw:text-box>
      </draw:frame>
      <draw:frame draw:style-name="Mgr4" draw:text-style-name="MP5" draw:layer="backgroundobjects" svg:width="8.113cm" svg:height="1.644cm" svg:x="18.9cm" svg:y="18.757cm">
        <draw:image xlink:href="Pictures/10000201000001DF000000613A65A5C7979504C4.png" xlink:type="simple" xlink:show="embed" xlink:actuate="onLoad">
          <text:p/>
        </draw:image>
      </draw:frame>
      <draw:frame draw:style-name="Mgr3" draw:text-style-name="MP5" draw:layer="backgroundobjects" svg:width="8.2cm" svg:height="0.4cm" svg:x="18.9cm" svg:y="20.401cm">
        <draw:image xlink:href="">
          <text:p/>
        </draw:image>
      </draw:frame>
      <presentation:notes style:page-layout-name="PM2">
        <draw:page-thumbnail presentation:style-name="Linagora_5f_fr_5f_Presentation-officielle-2014_5f_5_5f_Paris3-title" draw:layer="backgroundobjects" svg:width="14.848cm" svg:height="11.136cm" svg:x="3.075cm" svg:y="2.257cm" presentation:class="page"/>
        <draw:frame presentation:style-name="Linagora_5f_fr_5f_Presentation-officielle-2014_5f_5_5f_Paris3-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2"><presentation:header/></text:span></text:p>
          </draw:text-box>
        </draw:frame>
        <draw:frame presentation:style-name="Mpr13" draw:text-style-name="MP4" draw:layer="backgroundobjects" svg:width="9.113cm" svg:height="1.484cm" svg:x="11.886cm" svg:y="0cm" presentation:class="date-time">
          <draw:text-box>
            <text:p text:style-name="MP3"><text:span text:style-name="MT2"><presentation:date-time/></text:span></text:p>
          </draw:text-box>
        </draw:frame>
        <draw:frame presentation:style-name="Mpr14" draw:text-style-name="MP2" draw:layer="backgroundobjects" svg:width="9.113cm" svg:height="1.484cm" svg:x="0cm" svg:y="28.215cm" presentation:class="footer">
          <draw:text-box>
            <text:p text:style-name="MP1"><text:span text:style-name="MT2"><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2"><text:page-number>&lt;numéro&gt;</text:page-number></text:span></text:p>
          </draw:text-box>
        </draw:frame>
      </presentation:notes>
    </style:master-page>
    <style:master-page style:name="Linagora_5f_fr_5f_Presentation-officielle-2014_5f_5_5f_Paris1_5f_" style:display-name="Linagora_fr_Presentation-officielle-2014_5_Paris1_" style:page-layout-name="PM1" draw:style-name="Mdp1">
      <draw:custom-shape presentation:style-name="Mpr15" draw:text-style-name="MP6" draw:layer="backgroundobjects" svg:width="28.028cm" svg:height="4.8cm" svg:x="-0.028cm" svg:y="1cm">
        <text:p/>
        <draw:enhanced-geometry svg:viewBox="0 0 21600 21600" draw:type="rectangle" draw:enhanced-path="M 0 0 L 21600 0 21600 21600 0 21600 0 0 Z N"/>
      </draw:custom-shape>
      <draw:frame presentation:style-name="Linagora_5f_fr_5f_Presentation-officielle-2014_5f_5_5f_Paris1_5f_-outline1" draw:layer="backgroundobjects" svg:width="25.199cm" svg:height="11.8cm" svg:x="1.4cm" svg:y="6.8cm" presentation:class="outline" presentation:placeholder="true">
        <draw:text-box/>
      </draw:frame>
      <draw:frame presentation:style-name="Linagora_5f_fr_5f_Presentation-officielle-2014_5f_5_5f_Paris1_5f_-title" draw:layer="backgroundobjects" svg:width="27cm" svg:height="4.1cm" svg:x="0.6cm" svg:y="1.3cm" presentation:class="title" presentation:placeholder="true">
        <draw:text-box/>
      </draw:frame>
      <draw:frame presentation:style-name="Mpr16" draw:text-style-name="MP8" draw:layer="backgroundobjects" svg:width="8.2cm" svg:height="0.826cm" svg:x="19cm" svg:y="19.7cm">
        <draw:text-box>
          <text:p text:style-name="MP7"><text:span text:style-name="MT4"><text:page-number>&lt;numéro&gt;</text:page-number></text:span><text:span text:style-name="MT4"> / </text:span><text:span text:style-name="MT4"><text:page-count>38</text:page-count></text:span></text:p>
        </draw:text-box>
      </draw:frame>
      <draw:g>
        <draw:frame draw:style-name="Mgr4" draw:text-style-name="MP5" draw:layer="backgroundobjects" svg:width="4.156cm" svg:height="0.844cm" svg:x="1cm" svg:y="19.75cm">
          <draw:image xlink:href="Pictures/10000201000001DF000000615522353329F35FB3.png" xlink:type="simple" xlink:show="embed" xlink:actuate="onLoad">
            <text:p/>
          </draw:image>
        </draw:frame>
        <draw:frame draw:style-name="Mgr3" draw:text-style-name="MP5" draw:layer="backgroundobjects" svg:width="4.2cm" svg:height="0.206cm" svg:x="1cm" svg:y="20.594cm">
          <draw:image xlink:href="">
            <text:p/>
          </draw:image>
        </draw:frame>
      </draw:g>
      <presentation:notes style:page-layout-name="PM2">
        <draw:page-thumbnail presentation:style-name="Linagora_5f_fr_5f_Presentation-officielle-2014_5f_5_5f_Paris1_5f_-title" draw:layer="backgroundobjects" svg:width="14.848cm" svg:height="11.136cm" svg:x="3.075cm" svg:y="2.257cm" presentation:class="page"/>
        <draw:frame presentation:style-name="Linagora_5f_fr_5f_Presentation-officielle-2014_5f_5_5f_Paris1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3"><presentation:header/></text:span></text:p>
          </draw:text-box>
        </draw:frame>
        <draw:frame presentation:style-name="Mpr17" draw:text-style-name="MP4" draw:layer="backgroundobjects" svg:width="9.113cm" svg:height="1.484cm" svg:x="11.886cm" svg:y="0cm" presentation:class="date-time">
          <draw:text-box>
            <text:p text:style-name="MP3"><text:span text:style-name="MT3"><presentation:date-time/></text:span></text:p>
          </draw:text-box>
        </draw:frame>
        <draw:frame presentation:style-name="Mpr18" draw:text-style-name="MP2" draw:layer="backgroundobjects" svg:width="9.113cm" svg:height="1.484cm" svg:x="0cm" svg:y="28.215cm" presentation:class="footer">
          <draw:text-box>
            <text:p text:style-name="MP1"><text:span text:style-name="MT3"><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8T09:14:10.552524313</meta:creation-date>
    <meta:editing-duration>P10DT6H39S</meta:editing-duration>
    <meta:editing-cycles>264</meta:editing-cycles>
    <meta:generator>LibreOffice/5.0.5.2$Linux_X86_64 LibreOffice_project/55b006a02d247b5f7215fc6ea0fde844b30035b3</meta:generator>
    <meta:initial-creator>Guilhem VALENTIN</meta:initial-creator>
    <dc:date>2016-10-06T18:42:46.651596176</dc:date>
    <meta:document-statistic meta:object-count="266"/>
  </office:meta>
</office:document-meta>
</file>